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66pt"/>
    </style:style>
    <style:style style:name="co2" style:family="table-column">
      <style:table-column-properties fo:break-before="auto" style:column-width="134.11pt"/>
    </style:style>
    <style:style style:name="co3" style:family="table-column">
      <style:table-column-properties fo:break-before="auto" style:column-width="88.16pt"/>
    </style:style>
    <style:style style:name="co4" style:family="table-column">
      <style:table-column-properties fo:break-before="auto" style:column-width="89.66pt"/>
    </style:style>
    <style:style style:name="co5" style:family="table-column">
      <style:table-column-properties fo:break-before="auto" style:column-width="80.16pt"/>
    </style:style>
    <style:style style:name="co6" style:family="table-column">
      <style:table-column-properties fo:break-before="auto" style:column-width="352.4pt"/>
    </style:style>
    <style:style style:name="co7" style:family="table-column">
      <style:table-column-properties fo:break-before="auto" style:column-width="53.21pt"/>
    </style:style>
    <style:style style:name="co8" style:family="table-column">
      <style:table-column-properties fo:break-before="auto" style:column-width="43.71pt"/>
    </style:style>
    <style:style style:name="co9" style:family="table-column">
      <style:table-column-properties fo:break-before="auto" style:column-width="647.66pt"/>
    </style:style>
    <style:style style:name="co10" style:family="table-column">
      <style:table-column-properties fo:break-before="auto" style:column-width="84.95pt"/>
    </style:style>
    <style:style style:name="co11" style:family="table-column">
      <style:table-column-properties fo:break-before="auto" style:column-width="322.24pt"/>
    </style:style>
    <style:style style:name="co12" style:family="table-column">
      <style:table-column-properties fo:break-before="auto" style:column-width="65.0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SVS_20_Statu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20_Management">
      <style:table-properties table:display="true" style:writing-mode="lr-tb"/>
    </style:style>
    <style:style style:name="ta5" style:family="table" style:master-page-name="PageStyle_5f_Access_20_Control">
      <style:table-properties table:display="true" style:writing-mode="lr-tb"/>
    </style:style>
    <style:style style:name="ta6" style:family="table" style:master-page-name="PageStyle_5f_Validation">
      <style:table-properties table:display="true" style:writing-mode="lr-tb"/>
    </style:style>
    <style:style style:name="ta7" style:family="table" style:master-page-name="PageStyle_5f_Cryptography">
      <style:table-properties table:display="true" style:writing-mode="lr-tb"/>
    </style:style>
    <style:style style:name="ta8" style:family="table" style:master-page-name="PageStyle_5f_Error_20_Handling">
      <style:table-properties table:display="true" style:writing-mode="lr-tb"/>
    </style:style>
    <style:style style:name="ta9" style:family="table" style:master-page-name="PageStyle_5f_Data_20_Protection">
      <style:table-properties table:display="true" style:writing-mode="lr-tb"/>
    </style:style>
    <style:style style:name="ta10" style:family="table" style:master-page-name="PageStyle_5f_Communications">
      <style:table-properties table:display="true" style:writing-mode="lr-tb"/>
    </style:style>
    <style:style style:name="ta11" style:family="table" style:master-page-name="PageStyle_5f_Malicious_20_Code">
      <style:table-properties table:display="true" style:writing-mode="lr-tb"/>
    </style:style>
    <style:style style:name="ta12" style:family="table" style:master-page-name="PageStyle_5f_Business_20_Logic">
      <style:table-properties table:display="true" style:writing-mode="lr-tb"/>
    </style:style>
    <style:style style:name="ta13" style:family="table" style:master-page-name="PageStyle_5f_Files_20_and_20_Resources">
      <style:table-properties table:display="true" style:writing-mode="lr-tb"/>
    </style:style>
    <style:style style:name="ta14" style:family="table" style:master-page-name="PageStyle_5f_API">
      <style:table-properties table:display="true" style:writing-mode="lr-tb"/>
    </style:style>
    <style:style style:name="ta15" style:family="table" style:master-page-name="PageStyle_5f_Configuration">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1">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e0e0e0" style:rotation-align="none"/>
      <style:text-properties fo:color="#f7981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0e0e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rchitecture.B2"/>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rchitecture.C2"/>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rchitecture.C2"/>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uthentication.B2"/>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uthentication.C2"/>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uthentication.C2"/>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Session Management'.B2"/>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Session Management'.C2"/>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ccess Control'.B2"/>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ccess Control'.C2"/>
    </style:style>
    <style:style style:name="ce4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Validation.B2"/>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Validation.B2"/>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Validation.C2"/>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Validation.C2"/>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Validation.C44"/>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ryptography.B2"/>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Cryptography.B2"/>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Cryptography.C2"/>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Cryptography.C2"/>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Cryptography.C2"/>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Cryptography.C40"/>
    </style:style>
    <style:style style:name="ce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Error Handling'.B2"/>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Error Handling'.B2"/>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Error Handling'.C2"/>
    </style:style>
    <style:style style:name="ce6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Error Handling'.C2"/>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Error Handling'.C2"/>
    </style:style>
    <style:style style:name="ce6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Error Handling'.C2"/>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Error Handling'.C37"/>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Data Protection'.B2"/>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Data Protection'.B2"/>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Data Protection'.C2"/>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Data Protection'.C2"/>
    </style:style>
    <style:style style:name="ce6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Data Protection'.C2"/>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Data Protection'.C40"/>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ommunications.B2"/>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Communications.B2"/>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Communications.C2"/>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Communications.C2"/>
    </style:style>
    <style:style style:name="ce7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Communications.C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Communications.C23"/>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Malicious Code'.B2"/>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Malicious Code'.B2"/>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Malicious Code'.C2"/>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Malicious Code'.C2"/>
    </style:style>
    <style:style style:name="ce8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Malicious Code'.C2"/>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Malicious Code'.C34"/>
    </style:style>
    <style:style style:name="ce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Business Logic'.B2"/>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Business Logic'.B2"/>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Business Logic'.C2"/>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Business Logic'.C2"/>
    </style:style>
    <style:style style:name="ce8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Business Logic'.C2"/>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Business Logic'.C32"/>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Files and Resources'.B2"/>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Files and Resources'.B2"/>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Files and Resources'.C2"/>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Files and Resources'.C2"/>
    </style:style>
    <style:style style:name="ce9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Files and Resources'.C2"/>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Files and Resources'.C39"/>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PI.B2"/>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1" style:base-cell-address="API.B2"/>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API.C2"/>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API.C2"/>
    </style:style>
    <style:style style:name="ce9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4" style:base-cell-address="API.C2"/>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API.C24"/>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onfiguration.B2"/>
    </style:style>
    <style:style style:name="ce10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Configuration.C2"/>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Configuration.C2"/>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quot;Valid&quot;)" style:apply-style-name="ConditionalStyle_5f_4" style:base-cell-address="Configuration.C2"/>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t Valid&quot;;&quot;Not Applicable&quot;;&quot;Unknown&quot;)" table:allow-empty-cell="true" table:display-list="unsorted" table:base-cell-address="Architecture.E2"/>
        <table:content-validation table:name="val2" table:condition="of:cell-content-is-in-list(&quot;Valid&quot;;&quot;Not Valid&quot;;&quot;Not Applicable&quot;;&quot;Unknown&quot;)" table:allow-empty-cell="true" table:display-list="unsorted" table:base-cell-address="Authentication.E2"/>
        <table:content-validation table:name="val3" table:condition="of:cell-content-is-in-list(&quot;Valid&quot;;&quot;Not Valid&quot;;&quot;Not Applicable&quot;;&quot;Unknown&quot;)" table:allow-empty-cell="true" table:display-list="unsorted" table:base-cell-address="'Session Management'.E2"/>
        <table:content-validation table:name="val4" table:condition="of:cell-content-is-in-list(&quot;Valid&quot;;&quot;Not Valid&quot;;&quot;Not Applicable&quot;;&quot;Unknown&quot;)" table:allow-empty-cell="true" table:display-list="unsorted" table:base-cell-address="'Access Control'.E2"/>
        <table:content-validation table:name="val5" table:condition="of:cell-content-is-in-list(&quot;Valid&quot;;&quot;Not Valid&quot;;&quot;Not Applicable&quot;;&quot;Unknown&quot;)" table:allow-empty-cell="true" table:display-list="unsorted" table:base-cell-address="Validation.E2"/>
        <table:content-validation table:name="val6" table:condition="of:cell-content-is-in-list(&quot;Valid&quot;;&quot;Not Valid&quot;;&quot;Not Applicable&quot;;&quot;Unknown&quot;)" table:allow-empty-cell="true" table:display-list="unsorted" table:base-cell-address="Cryptography.E2"/>
        <table:content-validation table:name="val7" table:condition="of:cell-content-is-in-list(&quot;Valid&quot;;&quot;Not Valid&quot;;&quot;Not Applicable&quot;;&quot;Unknown&quot;)" table:allow-empty-cell="true" table:display-list="unsorted" table:base-cell-address="'Error Handling'.E2"/>
        <table:content-validation table:name="val8" table:condition="of:cell-content-is-in-list(&quot;Valid&quot;;&quot;Not Valid&quot;;&quot;Not Applicable&quot;;&quot;Unknown&quot;)" table:allow-empty-cell="true" table:display-list="unsorted" table:base-cell-address="'Data Protection'.E2"/>
        <table:content-validation table:name="val9" table:condition="of:cell-content-is-in-list(&quot;Valid&quot;;&quot;Not Valid&quot;;&quot;Not Applicable&quot;;&quot;Unknown&quot;)" table:allow-empty-cell="true" table:display-list="unsorted" table:base-cell-address="Communications.E2"/>
        <table:content-validation table:name="val10" table:condition="of:cell-content-is-in-list(&quot;Valid&quot;;&quot;Not Valid&quot;;&quot;Not Applicable&quot;;&quot;Unknown&quot;)" table:allow-empty-cell="true" table:display-list="unsorted" table:base-cell-address="'Malicious Code'.E2"/>
        <table:content-validation table:name="val11" table:condition="of:cell-content-is-in-list(&quot;Valid&quot;;&quot;Not Valid&quot;;&quot;Not Applicable&quot;;&quot;Unknown&quot;)" table:allow-empty-cell="true" table:display-list="unsorted" table:base-cell-address="'Business Logic'.E2"/>
        <table:content-validation table:name="val12" table:condition="of:cell-content-is-in-list(&quot;Valid&quot;;&quot;Not Valid&quot;;&quot;Not Applicable&quot;;&quot;Unknown&quot;)" table:allow-empty-cell="true" table:display-list="unsorted" table:base-cell-address="'Files and Resources'.E2"/>
        <table:content-validation table:name="val13" table:condition="of:cell-content-is-in-list(&quot;Valid&quot;;&quot;Not Valid&quot;;&quot;Not Applicable&quot;;&quot;Unknown&quot;)" table:allow-empty-cell="true" table:display-list="unsorted" table:base-cell-address="API.E2"/>
        <table:content-validation table:name="val14" table:condition="of:cell-content-is-in-list(&quot;Valid&quot;;&quot;Not Valid&quot;;&quot;Not Applicable&quot;;&quot;Unknown&quot;)" table:allow-empty-cell="true" table:display-list="unsorted" table:base-cell-address="Configuration.E2"/>
      </table:content-validations>
      <table:table table:name="ASVS Statu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4" table:default-cell-style-name="Default"/>
        <table:table-column table:style-name="co6" table:default-cell-style-name="Default"/>
        <table:table-column table:style-name="co5" table:number-columns-repeated="1013" table:default-cell-style-name="Default"/>
        <table:table-row table:style-name="ro1">
          <table:table-cell table:style-name="ce1">
            <draw:frame table:end-cell-address="'ASVS Status'.H19" table:end-x="40.73pt" table:end-y="12.73pt" draw:z-index="0" draw:name="Chart 1" draw:style-name="gr1" draw:text-style-name="P1" svg:width="650.21pt" svg:height="296.22pt" svg:x="0pt" svg:y="0pt">
              <draw:object draw:notify-on-update-of-ranges="'ASVS Status'.B21:'ASVS Status'.B34 'ASVS Status'.D20:'ASVS Status'.D20 'ASVS Status'.D21:'ASVS Status'.D34 'ASVS Status'.E20:'ASVS Status'.E20 'ASVS Status'.E21:'ASVS Status'.E34" xlink:href="./Object 1" xlink:type="simple" xlink:show="embed" xlink:actuate="onLoad">
                <loext:p/>
              </draw:object>
              <draw:image xlink:href="./ObjectReplacements/Object 1" xlink:type="simple" xlink:show="embed" xlink:actuate="onLoad"/>
            </draw:frame>
          </table:table-cell>
          <table:table-cell table:style-name="ce4"/>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19" office:value-type="string" calcext:value-type="string">
            <text:p><text:s/></text:p>
          </table:table-cell>
          <table:table-cell table:number-columns-repeated="1013"/>
        </table:table-row>
        <table:table-row table:style-name="ro1" table:number-rows-repeated="3">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4" office:value-type="string" calcext:value-type="string">
            <text:p>References</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0" table:formula="of:=HYPERLINK(&quot;https://www.owasp.org/index.php/Category:OWASP_Application_Security_Verification_Standard_Project&quot;;&quot;OWASP ASVS Wiki Page&quot;)" office:value-type="string" office:string-value="OWASP ASVS Wiki Page" calcext:value-type="string">
            <text:p>OWASP ASVS Wiki Page</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www.owasp.org/index.php/OWASP_Testing_Project&quot;;&quot;OWASP Testing Guide&quot;)" office:value-type="string" office:string-value="OWASP Testing Guide" calcext:value-type="string">
            <text:p>OWASP Testing Guide</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github.com/OWASP/CheatSheetSeries&quot;;&quot;OWASP Cheat Sheet Series&quot;)" office:value-type="string" office:string-value="OWASP Cheat Sheet Series" calcext:value-type="string">
            <text:p>OWASP Cheat Sheet Series</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github.com/nicoSWD/owasp-asvs-4-checklist&quot;;&quot;GitHub Repo with Latest Version of this Document&quot;)" office:value-type="string" office:string-value="GitHub Repo with Latest Version of this Document" calcext:value-type="string">
            <text:p>GitHub Repo with Latest Version of this Document</text:p>
          </table:table-cell>
          <table:table-cell table:number-columns-repeated="1013"/>
        </table:table-row>
        <table:table-row table:style-name="ro1" table:number-rows-repeated="8">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2"/>
          <table:table-cell table:style-name="ce6"/>
          <table:table-cell table:style-name="ce9"/>
          <table:table-cell table:style-name="ce9" office:value-type="string" calcext:value-type="string">
            <text:p>Progress</text:p>
          </table:table-cell>
          <table:table-cell table:style-name="ce9" office:value-type="string" calcext:value-type="string">
            <text:p>Total</text:p>
          </table:table-cell>
          <table:table-cell table:style-name="ce12" office:value-type="string" calcext:value-type="string">
            <text:p>Percentage</text:p>
          </table:table-cell>
          <table:table-cell table:style-name="ce12"/>
          <table:table-cell table:style-name="ce15"/>
          <table:table-cell table:style-name="ce6"/>
          <table:table-cell table:style-name="ce5" table:number-columns-repeated="18"/>
          <table:table-cell table:number-columns-repeated="997"/>
        </table:table-row>
        <table:table-row table:style-name="ro1">
          <table:table-cell table:style-name="ce3" office:value-type="string" calcext:value-type="string">
            <text:p>V1</text:p>
          </table:table-cell>
          <table:table-cell table:style-name="ce7" office:value-type="string" calcext:value-type="string">
            <text:p><text:a xlink:href="#Architecture.A1" xlink:type="simple">Architecture</text:a></text:p>
          </table:table-cell>
          <table:table-cell table:style-name="ce10"/>
          <table:table-cell table:style-name="ce10" table:formula="of:=COUNTIF(INDIRECT([.B21]&amp;&quot;!E1:E200&quot;);&quot;Valid&quot;)" office:value-type="float" office:value="0" calcext:value-type="float">
            <text:p>0</text:p>
          </table:table-cell>
          <table:table-cell table:style-name="ce10" table:formula="of:=COUNTIFS(INDIRECT([.B21]&amp;&quot;!E1:E200&quot;);&quot;&lt;&gt;Not Applicable&quot;;INDIRECT([.B21]&amp;&quot;!E1:E200&quot;);&quot;&lt;&gt;&quot;)" office:value-type="float" office:value="43" calcext:value-type="float">
            <text:p>43</text:p>
          </table:table-cell>
          <table:table-cell table:style-name="ce13" table:formula="of:=[.D21] / [.E21]" office:value-type="percentage" office:value="0" calcext:value-type="percentage">
            <text:p>0.00%</text:p>
          </table:table-cell>
          <table:table-cell table:style-name="ce14"/>
          <table:table-cell table:style-name="ce16"/>
          <table:table-cell table:style-name="ce17"/>
          <table:table-cell table:number-columns-repeated="1015"/>
        </table:table-row>
        <table:table-row table:style-name="ro1">
          <table:table-cell table:style-name="ce3" office:value-type="string" calcext:value-type="string">
            <text:p>V2</text:p>
          </table:table-cell>
          <table:table-cell table:style-name="ce7" office:value-type="string" calcext:value-type="string">
            <text:p><text:a xlink:href="#Authentication.A1" xlink:type="simple">Authentication</text:a></text:p>
          </table:table-cell>
          <table:table-cell table:style-name="ce10"/>
          <table:table-cell table:style-name="ce10" table:formula="of:=COUNTIF(INDIRECT([.B22]&amp;&quot;!E1:E200&quot;);&quot;Valid&quot;)" office:value-type="float" office:value="0" calcext:value-type="float">
            <text:p>0</text:p>
          </table:table-cell>
          <table:table-cell table:style-name="ce10" table:formula="of:=COUNTIFS(INDIRECT([.B22]&amp;&quot;!E1:E200&quot;);&quot;&lt;&gt;Not Applicable&quot;;INDIRECT([.B22]&amp;&quot;!E1:E200&quot;);&quot;&lt;&gt;&quot;)" office:value-type="float" office:value="58" calcext:value-type="float">
            <text:p>58</text:p>
          </table:table-cell>
          <table:table-cell table:style-name="ce13" table:formula="of:=[.D22] / [.E22]"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3</text:p>
          </table:table-cell>
          <table:table-cell table:style-name="ce7" office:value-type="string" calcext:value-type="string">
            <text:p><text:a xlink:href="#Session Management.A1" xlink:type="simple">Session Management</text:a></text:p>
          </table:table-cell>
          <table:table-cell table:style-name="ce10"/>
          <table:table-cell table:style-name="ce10" table:formula="of:=COUNTIF(INDIRECT([.B23]&amp;&quot;!E1:E200&quot;);&quot;Valid&quot;)" office:value-type="string" office:string-value="" calcext:value-type="error">
            <text:p>#REF!</text:p>
          </table:table-cell>
          <table:table-cell table:style-name="ce10" table:formula="of:=COUNTIFS(INDIRECT([.B23]&amp;&quot;!E1:E200&quot;);&quot;&lt;&gt;Not Applicable&quot;;INDIRECT([.B23]&amp;&quot;!E1:E200&quot;);&quot;&lt;&gt;&quot;)" office:value-type="string" office:string-value="" calcext:value-type="error">
            <text:p>#REF!</text:p>
          </table:table-cell>
          <table:table-cell table:style-name="ce13" table:formula="of:=[.D23] / [.E23]"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4</text:p>
          </table:table-cell>
          <table:table-cell table:style-name="ce7" office:value-type="string" calcext:value-type="string">
            <text:p><text:a xlink:href="#Access Control.A1" xlink:type="simple">Access Control</text:a></text:p>
          </table:table-cell>
          <table:table-cell table:style-name="ce10"/>
          <table:table-cell table:style-name="ce10" table:formula="of:=COUNTIF(INDIRECT([.B24]&amp;&quot;!E1:E200&quot;);&quot;Valid&quot;)" office:value-type="string" office:string-value="" calcext:value-type="error">
            <text:p>#REF!</text:p>
          </table:table-cell>
          <table:table-cell table:style-name="ce10" table:formula="of:=COUNTIFS(INDIRECT([.B24]&amp;&quot;!E1:E200&quot;);&quot;&lt;&gt;Not Applicable&quot;;INDIRECT([.B24]&amp;&quot;!E1:E200&quot;);&quot;&lt;&gt;&quot;)" office:value-type="string" office:string-value="" calcext:value-type="error">
            <text:p>#REF!</text:p>
          </table:table-cell>
          <table:table-cell table:style-name="ce13" table:formula="of:=[.D24] / [.E24]"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5</text:p>
          </table:table-cell>
          <table:table-cell table:style-name="ce7" office:value-type="string" calcext:value-type="string">
            <text:p><text:a xlink:href="#Validation.A1" xlink:type="simple">Validation</text:a></text:p>
          </table:table-cell>
          <table:table-cell table:style-name="ce10"/>
          <table:table-cell table:style-name="ce10" table:formula="of:=COUNTIF(INDIRECT([.B25]&amp;&quot;!E1:E200&quot;);&quot;Valid&quot;)" office:value-type="float" office:value="0" calcext:value-type="float">
            <text:p>0</text:p>
          </table:table-cell>
          <table:table-cell table:style-name="ce10" table:formula="of:=COUNTIFS(INDIRECT([.B25]&amp;&quot;!E1:E200&quot;);&quot;&lt;&gt;Not Applicable&quot;;INDIRECT([.B25]&amp;&quot;!E1:E200&quot;);&quot;&lt;&gt;&quot;)" office:value-type="float" office:value="31" calcext:value-type="float">
            <text:p>31</text:p>
          </table:table-cell>
          <table:table-cell table:style-name="ce13" table:formula="of:=[.D25] / [.E25]"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6</text:p>
          </table:table-cell>
          <table:table-cell table:style-name="ce7" office:value-type="string" calcext:value-type="string">
            <text:p><text:a xlink:href="#Cryptography.A1" xlink:type="simple">Cryptography</text:a></text:p>
          </table:table-cell>
          <table:table-cell table:style-name="ce10"/>
          <table:table-cell table:style-name="ce10" table:formula="of:=COUNTIF(INDIRECT([.B26]&amp;&quot;!E1:E200&quot;);&quot;Valid&quot;)" office:value-type="float" office:value="0" calcext:value-type="float">
            <text:p>0</text:p>
          </table:table-cell>
          <table:table-cell table:style-name="ce10" table:formula="of:=COUNTIFS(INDIRECT([.B26]&amp;&quot;!E1:E200&quot;);&quot;&lt;&gt;Not Applicable&quot;;INDIRECT([.B26]&amp;&quot;!E1:E200&quot;);&quot;&lt;&gt;&quot;)" office:value-type="float" office:value="17" calcext:value-type="float">
            <text:p>17</text:p>
          </table:table-cell>
          <table:table-cell table:style-name="ce13" table:formula="of:=[.D26] / [.E26]"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7</text:p>
          </table:table-cell>
          <table:table-cell table:style-name="ce7" office:value-type="string" calcext:value-type="string">
            <text:p><text:a xlink:href="#Error Handling.A1" xlink:type="simple">Error Handling</text:a></text:p>
          </table:table-cell>
          <table:table-cell table:style-name="ce10"/>
          <table:table-cell table:style-name="ce10" table:formula="of:=COUNTIF(INDIRECT([.B27]&amp;&quot;!E1:E200&quot;);&quot;Valid&quot;)" office:value-type="string" office:string-value="" calcext:value-type="error">
            <text:p>#REF!</text:p>
          </table:table-cell>
          <table:table-cell table:style-name="ce10" table:formula="of:=COUNTIFS(INDIRECT([.B27]&amp;&quot;!E1:E200&quot;);&quot;&lt;&gt;Not Applicable&quot;;INDIRECT([.B27]&amp;&quot;!E1:E200&quot;);&quot;&lt;&gt;&quot;)" office:value-type="string" office:string-value="" calcext:value-type="error">
            <text:p>#REF!</text:p>
          </table:table-cell>
          <table:table-cell table:style-name="ce13" table:formula="of:=[.D27] / [.E27]"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8</text:p>
          </table:table-cell>
          <table:table-cell table:style-name="ce7" office:value-type="string" calcext:value-type="string">
            <text:p><text:a xlink:href="#Data Protection.A1" xlink:type="simple">Data Protection</text:a></text:p>
          </table:table-cell>
          <table:table-cell table:style-name="ce10"/>
          <table:table-cell table:style-name="ce10" table:formula="of:=COUNTIF(INDIRECT([.B28]&amp;&quot;!E1:E200&quot;);&quot;Valid&quot;)" office:value-type="string" office:string-value="" calcext:value-type="error">
            <text:p>#REF!</text:p>
          </table:table-cell>
          <table:table-cell table:style-name="ce10" table:formula="of:=COUNTIFS(INDIRECT([.B28]&amp;&quot;!E1:E200&quot;);&quot;&lt;&gt;Not Applicable&quot;;INDIRECT([.B28]&amp;&quot;!E1:E200&quot;);&quot;&lt;&gt;&quot;)" office:value-type="string" office:string-value="" calcext:value-type="error">
            <text:p>#REF!</text:p>
          </table:table-cell>
          <table:table-cell table:style-name="ce13" table:formula="of:=[.D28] / [.E28]"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9</text:p>
          </table:table-cell>
          <table:table-cell table:style-name="ce7" office:value-type="string" calcext:value-type="string">
            <text:p><text:a xlink:href="#Communications.A1" xlink:type="simple">Communications</text:a></text:p>
          </table:table-cell>
          <table:table-cell table:style-name="ce10"/>
          <table:table-cell table:style-name="ce10" table:formula="of:=COUNTIF(INDIRECT([.B29]&amp;&quot;!E1:E200&quot;);&quot;Valid&quot;)" office:value-type="float" office:value="0" calcext:value-type="float">
            <text:p>0</text:p>
          </table:table-cell>
          <table:table-cell table:style-name="ce10" table:formula="of:=COUNTIFS(INDIRECT([.B29]&amp;&quot;!E1:E200&quot;);&quot;&lt;&gt;Not Applicable&quot;;INDIRECT([.B29]&amp;&quot;!E1:E200&quot;);&quot;&lt;&gt;&quot;)" office:value-type="float" office:value="9" calcext:value-type="float">
            <text:p>9</text:p>
          </table:table-cell>
          <table:table-cell table:style-name="ce13" table:formula="of:=[.D29] / [.E29]"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0</text:p>
          </table:table-cell>
          <table:table-cell table:style-name="ce7" office:value-type="string" calcext:value-type="string">
            <text:p><text:a xlink:href="#Malicious Code.A1" xlink:type="simple">Malicious Code</text:a></text:p>
          </table:table-cell>
          <table:table-cell table:style-name="ce10"/>
          <table:table-cell table:style-name="ce10" table:formula="of:=COUNTIF(INDIRECT([.B30]&amp;&quot;!E1:E200&quot;);&quot;Valid&quot;)" office:value-type="string" office:string-value="" calcext:value-type="error">
            <text:p>#REF!</text:p>
          </table:table-cell>
          <table:table-cell table:style-name="ce10" table:formula="of:=COUNTIFS(INDIRECT([.B30]&amp;&quot;!E1:E200&quot;);&quot;&lt;&gt;Not Applicable&quot;;INDIRECT([.B30]&amp;&quot;!E1:E200&quot;);&quot;&lt;&gt;&quot;)" office:value-type="string" office:string-value="" calcext:value-type="error">
            <text:p>#REF!</text:p>
          </table:table-cell>
          <table:table-cell table:style-name="ce13" table:formula="of:=[.D30] / [.E30]"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1</text:p>
          </table:table-cell>
          <table:table-cell table:style-name="ce7" office:value-type="string" calcext:value-type="string">
            <text:p><text:a xlink:href="#Business Logic.A1" xlink:type="simple">Business Logic</text:a></text:p>
          </table:table-cell>
          <table:table-cell table:style-name="ce10"/>
          <table:table-cell table:style-name="ce10" table:formula="of:=COUNTIF(INDIRECT([.B31]&amp;&quot;!E1:E200&quot;);&quot;Valid&quot;)" office:value-type="string" office:string-value="" calcext:value-type="error">
            <text:p>#REF!</text:p>
          </table:table-cell>
          <table:table-cell table:style-name="ce10" table:formula="of:=COUNTIFS(INDIRECT([.B31]&amp;&quot;!E1:E200&quot;);&quot;&lt;&gt;Not Applicable&quot;;INDIRECT([.B31]&amp;&quot;!E1:E200&quot;);&quot;&lt;&gt;&quot;)" office:value-type="string" office:string-value="" calcext:value-type="error">
            <text:p>#REF!</text:p>
          </table:table-cell>
          <table:table-cell table:style-name="ce13" table:formula="of:=[.D31] / [.E31]"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2</text:p>
          </table:table-cell>
          <table:table-cell table:style-name="ce7" office:value-type="string" calcext:value-type="string">
            <text:p><text:a xlink:href="#Files and Resources.A1" xlink:type="simple">Files and Resources</text:a></text:p>
          </table:table-cell>
          <table:table-cell table:style-name="ce10"/>
          <table:table-cell table:style-name="ce10" table:formula="of:=COUNTIF(INDIRECT([.B32]&amp;&quot;!E1:E200&quot;);&quot;Valid&quot;)" office:value-type="string" office:string-value="" calcext:value-type="error">
            <text:p>#REF!</text:p>
          </table:table-cell>
          <table:table-cell table:style-name="ce10" table:formula="of:=COUNTIFS(INDIRECT([.B32]&amp;&quot;!E1:E200&quot;);&quot;&lt;&gt;Not Applicable&quot;;INDIRECT([.B32]&amp;&quot;!E1:E200&quot;);&quot;&lt;&gt;&quot;)" office:value-type="string" office:string-value="" calcext:value-type="error">
            <text:p>#REF!</text:p>
          </table:table-cell>
          <table:table-cell table:style-name="ce13" table:formula="of:=[.D32] / [.E32]"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3</text:p>
          </table:table-cell>
          <table:table-cell table:style-name="ce7" office:value-type="string" calcext:value-type="string">
            <text:p><text:a xlink:href="#API.A1" xlink:type="simple">API</text:a></text:p>
          </table:table-cell>
          <table:table-cell table:style-name="ce10"/>
          <table:table-cell table:style-name="ce10" table:formula="of:=COUNTIF(INDIRECT([.B33]&amp;&quot;!E1:E200&quot;);&quot;Valid&quot;)" office:value-type="float" office:value="0" calcext:value-type="float">
            <text:p>0</text:p>
          </table:table-cell>
          <table:table-cell table:style-name="ce10" table:formula="of:=COUNTIFS(INDIRECT([.B33]&amp;&quot;!E1:E200&quot;);&quot;&lt;&gt;Not Applicable&quot;;INDIRECT([.B33]&amp;&quot;!E1:E200&quot;);&quot;&lt;&gt;&quot;)" office:value-type="float" office:value="16" calcext:value-type="float">
            <text:p>16</text:p>
          </table:table-cell>
          <table:table-cell table:style-name="ce13" table:formula="of:=[.D33] / [.E33]"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4</text:p>
          </table:table-cell>
          <table:table-cell table:style-name="ce7" office:value-type="string" calcext:value-type="string">
            <text:p><text:a xlink:href="#Configuration.A1" xlink:type="simple">Configuration</text:a></text:p>
          </table:table-cell>
          <table:table-cell table:style-name="ce10"/>
          <table:table-cell table:style-name="ce10" table:formula="of:=COUNTIF(INDIRECT([.B34]&amp;&quot;!E1:E200&quot;);&quot;Valid&quot;)" office:value-type="float" office:value="0" calcext:value-type="float">
            <text:p>0</text:p>
          </table:table-cell>
          <table:table-cell table:style-name="ce10" table:formula="of:=COUNTIFS(INDIRECT([.B34]&amp;&quot;!E1:E200&quot;);&quot;&lt;&gt;Not Applicable&quot;;INDIRECT([.B34]&amp;&quot;!E1:E200&quot;);&quot;&lt;&gt;&quot;)" office:value-type="float" office:value="26" calcext:value-type="float">
            <text:p>26</text:p>
          </table:table-cell>
          <table:table-cell table:style-name="ce13" table:formula="of:=[.D34] / [.E34]"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number-rows-repeated="983">
          <table:table-cell table:style-name="ce1"/>
          <table:table-cell table:style-name="ce5"/>
          <table:table-cell table:style-name="ce8" table:number-columns-repeated="3"/>
          <table:table-cell table:style-name="ce11" table:number-columns-repeated="2"/>
          <table:table-cell table:number-columns-repeated="1017"/>
        </table:table-row>
        <table:table-row table:style-name="ro2" table:number-rows-repeated="1047558">
          <table:table-cell table:number-columns-repeated="1024"/>
        </table:table-row>
        <table:table-row table:style-name="ro2">
          <table:table-cell table:number-columns-repeated="1024"/>
        </table:table-row>
      </table:table>
      <table:table table:name="Architecture" table:style-name="ta2">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1.1</text:p>
          </table:table-cell>
          <table:table-cell table:style-name="ce25" office:value-type="float" office:value="2" calcext:value-type="float">
            <text:p>2</text:p>
          </table:table-cell>
          <table:table-cell table:style-name="ce2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31"/>
          <table:table-cell table:style-name="ce32" table:content-validation-name="val1" office:value-type="string" calcext:value-type="string">
            <text:p>Unknown</text:p>
          </table:table-cell>
          <table:table-cell/>
          <table:table-cell table:formula="of:=IF([.D2]&lt;&gt;&quot;&quot;;HYPERLINK(CONCATENATE(&quot;https://cwe.mitre.org/data/definitions/&quot;;[.D2]; &quot;.html&quot;); concat(&quot;CWE-&quot;;[.D2]));&quot;&quot;)">
            <text:p/>
          </table:table-cell>
          <table:table-cell table:number-columns-repeated="1017"/>
        </table:table-row>
        <table:table-row table:style-name="ro1">
          <table:table-cell table:style-name="ce23" office:value-type="string" calcext:value-type="string">
            <text:p>1.1.2</text:p>
          </table:table-cell>
          <table:table-cell table:style-name="ce25" office:value-type="float" office:value="2" calcext:value-type="float">
            <text:p>2</text:p>
          </table:table-cell>
          <table:table-cell table:style-name="ce29"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4" office:value-type="float" office:value="1053" calcext:value-type="float">
            <text:p>1053</text:p>
          </table:table-cell>
          <table:table-cell table:style-name="ce32" table:content-validation-name="val1"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1.3</text:p>
          </table:table-cell>
          <table:table-cell table:style-name="ce25" office:value-type="float" office:value="2" calcext:value-type="float">
            <text:p>2</text:p>
          </table:table-cell>
          <table:table-cell table:style-name="ce29"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4" office:value-type="float" office:value="1110" calcext:value-type="float">
            <text:p>1110</text:p>
          </table:table-cell>
          <table:table-cell table:style-name="ce32" table:content-validation-name="val1"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text:p>
          </table:table-cell>
          <table:table-cell table:style-name="ce25" office:value-type="float" office:value="2" calcext:value-type="float">
            <text:p>2</text:p>
          </table:table-cell>
          <table:table-cell table:style-name="ce29" office:value-type="string" calcext:value-type="string">
            <text:p>Verify documentation and justification of all the application's trust boundaries, components, and significant data flows.</text:p>
          </table:table-cell>
          <table:table-cell table:style-name="ce24" office:value-type="float" office:value="1059" calcext:value-type="float">
            <text:p>1059</text:p>
          </table:table-cell>
          <table:table-cell table:style-name="ce32" table:content-validation-name="val1"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1.1.5</text:p>
          </table:table-cell>
          <table:table-cell table:style-name="ce25" office:value-type="float" office:value="2" calcext:value-type="float">
            <text:p>2</text:p>
          </table:table-cell>
          <table:table-cell table:style-name="ce29"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24" office:value-type="float" office:value="1059" calcext:value-type="float">
            <text:p>1059</text:p>
          </table:table-cell>
          <table:table-cell table:style-name="ce32" table:content-validation-name="val1"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1.1.6</text:p>
          </table:table-cell>
          <table:table-cell table:style-name="ce25" office:value-type="float" office:value="2" calcext:value-type="float">
            <text:p>2</text:p>
          </table:table-cell>
          <table:table-cell table:style-name="ce29"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24" office:value-type="float" office:value="637" calcext:value-type="float">
            <text:p>637</text:p>
          </table:table-cell>
          <table:table-cell table:style-name="ce32" table:content-validation-name="val1"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1.7</text:p>
          </table:table-cell>
          <table:table-cell table:style-name="ce25" office:value-type="float" office:value="2" calcext:value-type="float">
            <text:p>2</text:p>
          </table:table-cell>
          <table:table-cell table:style-name="ce29" office:value-type="string" calcext:value-type="string">
            <text:p>Verify availability of a secure coding checklist, security requirements, guideline, or policy to all developers and testers.</text:p>
          </table:table-cell>
          <table:table-cell table:style-name="ce24" office:value-type="float" office:value="637" calcext:value-type="float">
            <text:p>637</text:p>
          </table:table-cell>
          <table:table-cell table:style-name="ce32" table:content-validation-name="val1"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10.1</text:p>
          </table:table-cell>
          <table:table-cell table:style-name="ce25" office:value-type="float" office:value="2" calcext:value-type="float">
            <text:p>2</text:p>
          </table:table-cell>
          <table:table-cell table:style-name="ce29"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4" office:value-type="float" office:value="284" calcext:value-type="float">
            <text:p>284</text:p>
          </table:table-cell>
          <table:table-cell table:style-name="ce32" table:content-validation-name="val1"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1</text:p>
          </table:table-cell>
          <table:table-cell table:style-name="ce25" office:value-type="float" office:value="2" calcext:value-type="float">
            <text:p>2</text:p>
          </table:table-cell>
          <table:table-cell table:style-name="ce29" office:value-type="string" calcext:value-type="string">
            <text:p>Verify the definition and documentation of all application components in terms of the business or security functions they provide.</text:p>
          </table:table-cell>
          <table:table-cell table:style-name="ce24" office:value-type="float" office:value="1059" calcext:value-type="float">
            <text:p>1059</text:p>
          </table:table-cell>
          <table:table-cell table:style-name="ce32" table:content-validation-name="val1"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2</text:p>
          </table:table-cell>
          <table:table-cell table:style-name="ce25" office:value-type="float" office:value="2" calcext:value-type="float">
            <text:p>2</text:p>
          </table:table-cell>
          <table:table-cell table:style-name="ce29" office:value-type="string" calcext:value-type="string">
            <text:p>Verify that all high-value business logic flows, including authentication, session management and access control, do not share unsynchronized state.</text:p>
          </table:table-cell>
          <table:table-cell table:style-name="ce24" office:value-type="float" office:value="362" calcext:value-type="float">
            <text:p>362</text:p>
          </table:table-cell>
          <table:table-cell table:style-name="ce32" table:content-validation-name="val1"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3</text:p>
          </table:table-cell>
          <table:table-cell table:style-name="ce25" office:value-type="float" office:value="3" calcext:value-type="float">
            <text:p>3</text:p>
          </table:table-cell>
          <table:table-cell table:style-name="ce29"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4" office:value-type="float" office:value="367" calcext:value-type="float">
            <text:p>367</text:p>
          </table:table-cell>
          <table:table-cell table:style-name="ce32" table:content-validation-name="val1"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1.12.1</text:p>
          </table:table-cell>
          <table:table-cell table:style-name="ce25" office:value-type="float" office:value="2" calcext:value-type="float">
            <text:p>2</text:p>
          </table:table-cell>
          <table:table-cell table:style-name="ce29" office:value-type="string" calcext:value-type="string">
            <text:p>Verify that user-uploaded files are stored outside of the web root.</text:p>
          </table:table-cell>
          <table:table-cell table:style-name="ce24" office:value-type="float" office:value="552" calcext:value-type="float">
            <text:p>552</text:p>
          </table:table-cell>
          <table:table-cell table:style-name="ce32" table:content-validation-name="val1"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1.12.2</text:p>
          </table:table-cell>
          <table:table-cell table:style-name="ce25" office:value-type="float" office:value="2" calcext:value-type="float">
            <text:p>2</text:p>
          </table:table-cell>
          <table:table-cell table:style-name="ce29"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24" office:value-type="float" office:value="646" calcext:value-type="float">
            <text:p>646</text:p>
          </table:table-cell>
          <table:table-cell table:style-name="ce32" table:content-validation-name="val1"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1</text:p>
          </table:table-cell>
          <table:table-cell table:style-name="ce25" office:value-type="float" office:value="2" calcext:value-type="float">
            <text:p>2</text:p>
          </table:table-cell>
          <table:table-cell table:style-name="ce29"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4" office:value-type="float" office:value="923" calcext:value-type="float">
            <text:p>923</text:p>
          </table:table-cell>
          <table:table-cell table:style-name="ce32" table:content-validation-name="val1"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2</text:p>
          </table:table-cell>
          <table:table-cell table:style-name="ce25" office:value-type="float" office:value="2" calcext:value-type="float">
            <text:p>2</text:p>
          </table:table-cell>
          <table:table-cell table:style-name="ce29" office:value-type="string" calcext:value-type="string">
            <text:p>Verify that if deploying binaries to untrusted devices makes use of binary signatures, trusted connections, and verified endpoints.</text:p>
          </table:table-cell>
          <table:table-cell table:style-name="ce24" office:value-type="float" office:value="494" calcext:value-type="float">
            <text:p>494</text:p>
          </table:table-cell>
          <table:table-cell table:style-name="ce32" table:content-validation-name="val1"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3</text:p>
          </table:table-cell>
          <table:table-cell table:style-name="ce25" office:value-type="float" office:value="2" calcext:value-type="float">
            <text:p>2</text:p>
          </table:table-cell>
          <table:table-cell table:style-name="ce29" office:value-type="string" calcext:value-type="string">
            <text:p>Verify that the build pipeline warns of out-of-date or insecure components and takes appropriate actions.</text:p>
          </table:table-cell>
          <table:table-cell table:style-name="ce24" office:value-type="float" office:value="1104" calcext:value-type="float">
            <text:p>1104</text:p>
          </table:table-cell>
          <table:table-cell table:style-name="ce32" table:content-validation-name="val1"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4</text:p>
          </table:table-cell>
          <table:table-cell table:style-name="ce25" office:value-type="float" office:value="2" calcext:value-type="float">
            <text:p>2</text:p>
          </table:table-cell>
          <table:table-cell table:style-name="ce2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31"/>
          <table:table-cell table:style-name="ce32" table:content-validation-name="val1" office:value-type="string" calcext:value-type="string">
            <text:p>Unknown</text:p>
          </table:table-cell>
          <table:table-cell/>
          <table:table-cell table:formula="of:=IF([.D18]&lt;&gt;&quot;&quot;;HYPERLINK(CONCATENATE(&quot;https://cwe.mitre.org/data/definitions/&quot;;[.D18]; &quot;.html&quot;); concat(&quot;CWE-&quot;;[.D18]));&quot;&quot;)">
            <text:p/>
          </table:table-cell>
          <table:table-cell table:number-columns-repeated="1017"/>
        </table:table-row>
        <table:table-row table:style-name="ro1">
          <table:table-cell table:style-name="ce23" office:value-type="string" calcext:value-type="string">
            <text:p>1.14.5</text:p>
          </table:table-cell>
          <table:table-cell table:style-name="ce25" office:value-type="float" office:value="2" calcext:value-type="float">
            <text:p>2</text:p>
          </table:table-cell>
          <table:table-cell table:style-name="ce29"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24" office:value-type="float" office:value="265" calcext:value-type="float">
            <text:p>265</text:p>
          </table:table-cell>
          <table:table-cell table:style-name="ce32" table:content-validation-name="val1" office:value-type="string" calcext:value-type="string">
            <text:p>Unknown</text:p>
          </table:table-cell>
          <table:table-cell/>
          <table:table-cell table:style-name="ce21" table:formula="of:=IF([.D19]&lt;&gt;&quot;&quot;;HYPERLINK(CONCATENATE(&quot;https://cwe.mitre.org/data/definitions/&quot;;[.D19]; &quot;.html&quot;); concat(&quot;CWE-&quot;;[.D19]));&quot;&quot;)" office:value-type="string" office:string-value="" calcext:value-type="error">
            <text:p>#NAME?</text:p>
          </table:table-cell>
          <table:table-cell table:number-columns-repeated="1017"/>
        </table:table-row>
        <table:table-row table:style-name="ro1">
          <table:table-cell table:style-name="ce23" office:value-type="string" calcext:value-type="string">
            <text:p>1.14.6</text:p>
          </table:table-cell>
          <table:table-cell table:style-name="ce25" office:value-type="float" office:value="2" calcext:value-type="float">
            <text:p>2</text:p>
          </table:table-cell>
          <table:table-cell table:style-name="ce29"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4" office:value-type="float" office:value="477" calcext:value-type="float">
            <text:p>477</text:p>
          </table:table-cell>
          <table:table-cell table:style-name="ce32" table:content-validation-name="val1" office:value-type="string" calcext:value-type="string">
            <text:p>Unknown</text:p>
          </table:table-cell>
          <table:table-cell/>
          <table:table-cell table:style-name="ce21" table:formula="of:=IF([.D20]&lt;&gt;&quot;&quot;;HYPERLINK(CONCATENATE(&quot;https://cwe.mitre.org/data/definitions/&quot;;[.D20]; &quot;.html&quot;); concat(&quot;CWE-&quot;;[.D20]));&quot;&quot;)" office:value-type="string" office:string-value="" calcext:value-type="error">
            <text:p>#NAME?</text:p>
          </table:table-cell>
          <table:table-cell table:number-columns-repeated="1017"/>
        </table:table-row>
        <table:table-row table:style-name="ro1">
          <table:table-cell table:style-name="ce23" office:value-type="string" calcext:value-type="string">
            <text:p>1.2.1</text:p>
          </table:table-cell>
          <table:table-cell table:style-name="ce25" office:value-type="float" office:value="2" calcext:value-type="float">
            <text:p>2</text:p>
          </table:table-cell>
          <table:table-cell table:style-name="ce29"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24" office:value-type="float" office:value="250" calcext:value-type="float">
            <text:p>250</text:p>
          </table:table-cell>
          <table:table-cell table:style-name="ce32" table:content-validation-name="val1" office:value-type="string" calcext:value-type="string">
            <text:p>Unknown</text:p>
          </table:table-cell>
          <table:table-cell/>
          <table:table-cell table:style-name="ce21" table:formula="of:=IF([.D21]&lt;&gt;&quot;&quot;;HYPERLINK(CONCATENATE(&quot;https://cwe.mitre.org/data/definitions/&quot;;[.D21]; &quot;.html&quot;); concat(&quot;CWE-&quot;;[.D21]));&quot;&quot;)" office:value-type="string" office:string-value="" calcext:value-type="error">
            <text:p>#NAME?</text:p>
          </table:table-cell>
          <table:table-cell table:number-columns-repeated="1017"/>
        </table:table-row>
        <table:table-row table:style-name="ro1">
          <table:table-cell table:style-name="ce23" office:value-type="string" calcext:value-type="string">
            <text:p>1.2.2</text:p>
          </table:table-cell>
          <table:table-cell table:style-name="ce25" office:value-type="float" office:value="2" calcext:value-type="float">
            <text:p>2</text:p>
          </table:table-cell>
          <table:table-cell table:style-name="ce29"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24" office:value-type="float" office:value="306" calcext:value-type="float">
            <text:p>306</text:p>
          </table:table-cell>
          <table:table-cell table:style-name="ce32" table:content-validation-name="val1" office:value-type="string" calcext:value-type="string">
            <text:p>Unknown</text:p>
          </table:table-cell>
          <table:table-cell/>
          <table:table-cell table:style-name="ce21" table:formula="of:=IF([.D22]&lt;&gt;&quot;&quot;;HYPERLINK(CONCATENATE(&quot;https://cwe.mitre.org/data/definitions/&quot;;[.D22]; &quot;.html&quot;); concat(&quot;CWE-&quot;;[.D22]));&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text:p>
          </table:table-cell>
          <table:table-cell table:style-name="ce25" office:value-type="float" office:value="2" calcext:value-type="float">
            <text:p>2</text:p>
          </table:table-cell>
          <table:table-cell table:style-name="ce29"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4" office:value-type="float" office:value="306" calcext:value-type="float">
            <text:p>306</text:p>
          </table:table-cell>
          <table:table-cell table:style-name="ce32" table:content-validation-name="val1" office:value-type="string" calcext:value-type="string">
            <text:p>Unknown</text:p>
          </table:table-cell>
          <table:table-cell/>
          <table:table-cell table:style-name="ce21" table:formula="of:=IF([.D23]&lt;&gt;&quot;&quot;;HYPERLINK(CONCATENATE(&quot;https://cwe.mitre.org/data/definitions/&quot;;[.D23]; &quot;.html&quot;); concat(&quot;CWE-&quot;;[.D23]));&quot;&quot;)" office:value-type="string" office:string-value="" calcext:value-type="error">
            <text:p>#NAME?</text:p>
          </table:table-cell>
          <table:table-cell table:number-columns-repeated="1017"/>
        </table:table-row>
        <table:table-row table:style-name="ro1">
          <table:table-cell table:style-name="ce23" office:value-type="string" calcext:value-type="string">
            <text:p>1.2.4</text:p>
          </table:table-cell>
          <table:table-cell table:style-name="ce25" office:value-type="float" office:value="2" calcext:value-type="float">
            <text:p>2</text:p>
          </table:table-cell>
          <table:table-cell table:style-name="ce29"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4" office:value-type="float" office:value="306" calcext:value-type="float">
            <text:p>306</text:p>
          </table:table-cell>
          <table:table-cell table:style-name="ce32" table:content-validation-name="val1" office:value-type="string" calcext:value-type="string">
            <text:p>Unknown</text:p>
          </table:table-cell>
          <table:table-cell/>
          <table:table-cell table:style-name="ce21" table:formula="of:=IF([.D24]&lt;&gt;&quot;&quot;;HYPERLINK(CONCATENATE(&quot;https://cwe.mitre.org/data/definitions/&quot;;[.D24]; &quot;.html&quot;); concat(&quot;CWE-&quot;;[.D24]));&quot;&quot;)" office:value-type="string" office:string-value="" calcext:value-type="error">
            <text:p>#NAME?</text:p>
          </table:table-cell>
          <table:table-cell table:number-columns-repeated="1017"/>
        </table:table-row>
        <table:table-row table:style-name="ro1">
          <table:table-cell table:style-name="ce23" office:value-type="string" calcext:value-type="string">
            <text:p>1.4.1</text:p>
          </table:table-cell>
          <table:table-cell table:style-name="ce25" office:value-type="float" office:value="2" calcext:value-type="float">
            <text:p>2</text:p>
          </table:table-cell>
          <table:table-cell table:style-name="ce29" office:value-type="string" calcext:value-type="string">
            <text:p>Verify that trusted enforcement points such as at access control gateways, servers, and serverless functions enforce access controls. Never enforce access controls on the client.</text:p>
          </table:table-cell>
          <table:table-cell table:style-name="ce24" office:value-type="float" office:value="602" calcext:value-type="float">
            <text:p>602</text:p>
          </table:table-cell>
          <table:table-cell table:style-name="ce32" table:content-validation-name="val1" office:value-type="string" calcext:value-type="string">
            <text:p>Unknown</text:p>
          </table:table-cell>
          <table:table-cell/>
          <table:table-cell table:style-name="ce21" table:formula="of:=IF([.D25]&lt;&gt;&quot;&quot;;HYPERLINK(CONCATENATE(&quot;https://cwe.mitre.org/data/definitions/&quot;;[.D25]; &quot;.html&quot;); concat(&quot;CWE-&quot;;[.D25]));&quot;&quot;)" office:value-type="string" office:string-value="" calcext:value-type="error">
            <text:p>#NAME?</text:p>
          </table:table-cell>
          <table:table-cell table:number-columns-repeated="1017"/>
        </table:table-row>
        <table:table-row table:style-name="ro1">
          <table:table-cell table:style-name="ce23" office:value-type="string" calcext:value-type="string">
            <text:p>1.4.2</text:p>
          </table:table-cell>
          <table:table-cell table:style-name="ce25" office:value-type="float" office:value="2" calcext:value-type="float">
            <text:p>2</text:p>
          </table:table-cell>
          <table:table-cell table:style-name="ce29" office:value-type="string" calcext:value-type="string">
            <text:p>Verify that the chosen access control solution is flexible enough to meet the application's needs.</text:p>
          </table:table-cell>
          <table:table-cell table:style-name="ce24" office:value-type="float" office:value="284" calcext:value-type="float">
            <text:p>284</text:p>
          </table:table-cell>
          <table:table-cell table:style-name="ce32" table:content-validation-name="val1" office:value-type="string" calcext:value-type="string">
            <text:p>Unknown</text:p>
          </table:table-cell>
          <table:table-cell/>
          <table:table-cell table:style-name="ce21" table:formula="of:=IF([.D26]&lt;&gt;&quot;&quot;;HYPERLINK(CONCATENATE(&quot;https://cwe.mitre.org/data/definitions/&quot;;[.D26]; &quot;.html&quot;); concat(&quot;CWE-&quot;;[.D26]));&quot;&quot;)" office:value-type="string" office:string-value="" calcext:value-type="error">
            <text:p>#NAME?</text:p>
          </table:table-cell>
          <table:table-cell table:number-columns-repeated="1017"/>
        </table:table-row>
        <table:table-row table:style-name="ro1">
          <table:table-cell table:style-name="ce23" office:value-type="string" calcext:value-type="string">
            <text:p>1.4.3</text:p>
          </table:table-cell>
          <table:table-cell table:style-name="ce25" office:value-type="float" office:value="2" calcext:value-type="float">
            <text:p>2</text:p>
          </table:table-cell>
          <table:table-cell table:style-name="ce29"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4" office:value-type="float" office:value="272" calcext:value-type="float">
            <text:p>272</text:p>
          </table:table-cell>
          <table:table-cell table:style-name="ce32" table:content-validation-name="val1" office:value-type="string" calcext:value-type="string">
            <text:p>Unknown</text:p>
          </table:table-cell>
          <table:table-cell/>
          <table:table-cell table:style-name="ce21" table:formula="of:=IF([.D27]&lt;&gt;&quot;&quot;;HYPERLINK(CONCATENATE(&quot;https://cwe.mitre.org/data/definitions/&quot;;[.D27]; &quot;.html&quot;); concat(&quot;CWE-&quot;;[.D27]));&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text:p>
          </table:table-cell>
          <table:table-cell table:style-name="ce25" office:value-type="float" office:value="2" calcext:value-type="float">
            <text:p>2</text:p>
          </table:table-cell>
          <table:table-cell table:style-name="ce29"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24" office:value-type="float" office:value="284" calcext:value-type="float">
            <text:p>284</text:p>
          </table:table-cell>
          <table:table-cell table:style-name="ce32" table:content-validation-name="val1" office:value-type="string" calcext:value-type="string">
            <text:p>Unknown</text:p>
          </table:table-cell>
          <table:table-cell/>
          <table:table-cell table:style-name="ce21" table:formula="of:=IF([.D28]&lt;&gt;&quot;&quot;;HYPERLINK(CONCATENATE(&quot;https://cwe.mitre.org/data/definitions/&quot;;[.D28]; &quot;.html&quot;); concat(&quot;CWE-&quot;;[.D28]));&quot;&quot;)" office:value-type="string" office:string-value="" calcext:value-type="error">
            <text:p>#NAME?</text:p>
          </table:table-cell>
          <table:table-cell table:number-columns-repeated="1017"/>
        </table:table-row>
        <table:table-row table:style-name="ro1">
          <table:table-cell table:style-name="ce23" office:value-type="string" calcext:value-type="string">
            <text:p>1.4.5</text:p>
          </table:table-cell>
          <table:table-cell table:style-name="ce25" office:value-type="float" office:value="2" calcext:value-type="float">
            <text:p>2</text:p>
          </table:table-cell>
          <table:table-cell table:style-name="ce29"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24" office:value-type="float" office:value="275" calcext:value-type="float">
            <text:p>275</text:p>
          </table:table-cell>
          <table:table-cell table:style-name="ce32" table:content-validation-name="val1" office:value-type="string" calcext:value-type="string">
            <text:p>Unknown</text:p>
          </table:table-cell>
          <table:table-cell/>
          <table:table-cell table:style-name="ce21" table:formula="of:=IF([.D29]&lt;&gt;&quot;&quot;;HYPERLINK(CONCATENATE(&quot;https://cwe.mitre.org/data/definitions/&quot;;[.D29]; &quot;.html&quot;); concat(&quot;CWE-&quot;;[.D29]));&quot;&quot;)" office:value-type="string" office:string-value="" calcext:value-type="error">
            <text:p>#NAME?</text:p>
          </table:table-cell>
          <table:table-cell table:number-columns-repeated="1017"/>
        </table:table-row>
        <table:table-row table:style-name="ro1">
          <table:table-cell table:style-name="ce23" office:value-type="string" calcext:value-type="string">
            <text:p>1.5.1</text:p>
          </table:table-cell>
          <table:table-cell table:style-name="ce25" office:value-type="float" office:value="2" calcext:value-type="float">
            <text:p>2</text:p>
          </table:table-cell>
          <table:table-cell table:style-name="ce29" office:value-type="string" calcext:value-type="string">
            <text:p>Verify that input and output requirements clearly define how to handle and process data based on type, content, and applicable laws, regulations, and other policy compliance.</text:p>
          </table:table-cell>
          <table:table-cell table:style-name="ce24" office:value-type="float" office:value="1029" calcext:value-type="float">
            <text:p>1029</text:p>
          </table:table-cell>
          <table:table-cell table:style-name="ce32" table:content-validation-name="val1" office:value-type="string" calcext:value-type="string">
            <text:p>Unknown</text:p>
          </table:table-cell>
          <table:table-cell/>
          <table:table-cell table:style-name="ce21" table:formula="of:=IF([.D30]&lt;&gt;&quot;&quot;;HYPERLINK(CONCATENATE(&quot;https://cwe.mitre.org/data/definitions/&quot;;[.D30]; &quot;.html&quot;); concat(&quot;CWE-&quot;;[.D30]));&quot;&quot;)" office:value-type="string" office:string-value="" calcext:value-type="error">
            <text:p>#NAME?</text:p>
          </table:table-cell>
          <table:table-cell table:number-columns-repeated="1017"/>
        </table:table-row>
        <table:table-row table:style-name="ro1">
          <table:table-cell table:style-name="ce23" office:value-type="string" calcext:value-type="string">
            <text:p>1.5.2</text:p>
          </table:table-cell>
          <table:table-cell table:style-name="ce25" office:value-type="float" office:value="2" calcext:value-type="float">
            <text:p>2</text:p>
          </table:table-cell>
          <table:table-cell table:style-name="ce29"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4" office:value-type="float" office:value="502" calcext:value-type="float">
            <text:p>502</text:p>
          </table:table-cell>
          <table:table-cell table:style-name="ce32" table:content-validation-name="val1" office:value-type="string" calcext:value-type="string">
            <text:p>Unknown</text:p>
          </table:table-cell>
          <table:table-cell/>
          <table:table-cell table:style-name="ce21" table:formula="of:=IF([.D31]&lt;&gt;&quot;&quot;;HYPERLINK(CONCATENATE(&quot;https://cwe.mitre.org/data/definitions/&quot;;[.D31]; &quot;.html&quot;); concat(&quot;CWE-&quot;;[.D31]));&quot;&quot;)" office:value-type="string" office:string-value="" calcext:value-type="error">
            <text:p>#NAME?</text:p>
          </table:table-cell>
          <table:table-cell table:number-columns-repeated="1017"/>
        </table:table-row>
        <table:table-row table:style-name="ro1">
          <table:table-cell table:style-name="ce23" office:value-type="string" calcext:value-type="string">
            <text:p>1.5.3</text:p>
          </table:table-cell>
          <table:table-cell table:style-name="ce25" office:value-type="float" office:value="2" calcext:value-type="float">
            <text:p>2</text:p>
          </table:table-cell>
          <table:table-cell table:style-name="ce29" office:value-type="string" calcext:value-type="string">
            <text:p>Verify that input validation is enforced on a trusted service layer. ([C5](https://www.owasp.org/index.php/OWASP_Proactive_Controls#tab=Formal_Numbering))</text:p>
          </table:table-cell>
          <table:table-cell table:style-name="ce24" office:value-type="float" office:value="602" calcext:value-type="float">
            <text:p>602</text:p>
          </table:table-cell>
          <table:table-cell table:style-name="ce32" table:content-validation-name="val1" office:value-type="string" calcext:value-type="string">
            <text:p>Unknown</text:p>
          </table:table-cell>
          <table:table-cell/>
          <table:table-cell table:style-name="ce21" table:formula="of:=IF([.D32]&lt;&gt;&quot;&quot;;HYPERLINK(CONCATENATE(&quot;https://cwe.mitre.org/data/definitions/&quot;;[.D32]; &quot;.html&quot;); concat(&quot;CWE-&quot;;[.D32]));&quot;&quot;)" office:value-type="string" office:string-value="" calcext:value-type="error">
            <text:p>#NAME?</text:p>
          </table:table-cell>
          <table:table-cell table:number-columns-repeated="1017"/>
        </table:table-row>
        <table:table-row table:style-name="ro1">
          <table:table-cell table:style-name="ce23" office:value-type="string" calcext:value-type="string">
            <text:p>1.5.4</text:p>
          </table:table-cell>
          <table:table-cell table:style-name="ce25" office:value-type="float" office:value="2" calcext:value-type="float">
            <text:p>2</text:p>
          </table:table-cell>
          <table:table-cell table:style-name="ce29" office:value-type="string" calcext:value-type="string">
            <text:p>Verify that output encoding occurs close to or by the interpreter for which it is intended. ([C4](https://www.owasp.org/index.php/OWASP_Proactive_Controls#tab=Formal_Numbering))</text:p>
          </table:table-cell>
          <table:table-cell table:style-name="ce24" office:value-type="float" office:value="116" calcext:value-type="float">
            <text:p>116</text:p>
          </table:table-cell>
          <table:table-cell table:style-name="ce32" table:content-validation-name="val1" office:value-type="string" calcext:value-type="string">
            <text:p>Unknown</text:p>
          </table:table-cell>
          <table:table-cell/>
          <table:table-cell table:style-name="ce21" table:formula="of:=IF([.D33]&lt;&gt;&quot;&quot;;HYPERLINK(CONCATENATE(&quot;https://cwe.mitre.org/data/definitions/&quot;;[.D33]; &quot;.html&quot;); concat(&quot;CWE-&quot;;[.D33]));&quot;&quot;)" office:value-type="string" office:string-value="" calcext:value-type="error">
            <text:p>#NAME?</text:p>
          </table:table-cell>
          <table:table-cell table:number-columns-repeated="1017"/>
        </table:table-row>
        <table:table-row table:style-name="ro1">
          <table:table-cell table:style-name="ce23" office:value-type="string" calcext:value-type="string">
            <text:p>1.6.1</text:p>
          </table:table-cell>
          <table:table-cell table:style-name="ce25" office:value-type="float" office:value="2" calcext:value-type="float">
            <text:p>2</text:p>
          </table:table-cell>
          <table:table-cell table:style-name="ce29" office:value-type="string" calcext:value-type="string">
            <text:p>Verify that there is an explicit policy for management of cryptographic keys and that a cryptographic key lifecycle follows a key management standard such as NIST SP 800-57.</text:p>
          </table:table-cell>
          <table:table-cell table:style-name="ce24" office:value-type="float" office:value="320" calcext:value-type="float">
            <text:p>320</text:p>
          </table:table-cell>
          <table:table-cell table:style-name="ce32" table:content-validation-name="val1" office:value-type="string" calcext:value-type="string">
            <text:p>Unknown</text:p>
          </table:table-cell>
          <table:table-cell/>
          <table:table-cell table:style-name="ce21" table:formula="of:=IF([.D34]&lt;&gt;&quot;&quot;;HYPERLINK(CONCATENATE(&quot;https://cwe.mitre.org/data/definitions/&quot;;[.D34]; &quot;.html&quot;); concat(&quot;CWE-&quot;;[.D34]));&quot;&quot;)" office:value-type="string" office:string-value="" calcext:value-type="error">
            <text:p>#NAME?</text:p>
          </table:table-cell>
          <table:table-cell table:number-columns-repeated="1017"/>
        </table:table-row>
        <table:table-row table:style-name="ro1">
          <table:table-cell table:style-name="ce23" office:value-type="string" calcext:value-type="string">
            <text:p>1.6.2</text:p>
          </table:table-cell>
          <table:table-cell table:style-name="ce25" office:value-type="float" office:value="2" calcext:value-type="float">
            <text:p>2</text:p>
          </table:table-cell>
          <table:table-cell table:style-name="ce29" office:value-type="string" calcext:value-type="string">
            <text:p>Verify that consumers of cryptographic services protect key material and other secrets by using key vaults or API based alternatives.</text:p>
          </table:table-cell>
          <table:table-cell table:style-name="ce24" office:value-type="float" office:value="320" calcext:value-type="float">
            <text:p>320</text:p>
          </table:table-cell>
          <table:table-cell table:style-name="ce32" table:content-validation-name="val1" office:value-type="string" calcext:value-type="string">
            <text:p>Unknown</text:p>
          </table:table-cell>
          <table:table-cell/>
          <table:table-cell table:style-name="ce21" table:formula="of:=IF([.D35]&lt;&gt;&quot;&quot;;HYPERLINK(CONCATENATE(&quot;https://cwe.mitre.org/data/definitions/&quot;;[.D35]; &quot;.html&quot;); concat(&quot;CWE-&quot;;[.D35]));&quot;&quot;)" office:value-type="string" office:string-value="" calcext:value-type="error">
            <text:p>#NAME?</text:p>
          </table:table-cell>
          <table:table-cell table:number-columns-repeated="1017"/>
        </table:table-row>
        <table:table-row table:style-name="ro1">
          <table:table-cell table:style-name="ce23" office:value-type="string" calcext:value-type="string">
            <text:p>1.6.3</text:p>
          </table:table-cell>
          <table:table-cell table:style-name="ce25" office:value-type="float" office:value="2" calcext:value-type="float">
            <text:p>2</text:p>
          </table:table-cell>
          <table:table-cell table:style-name="ce29" office:value-type="string" calcext:value-type="string">
            <text:p>Verify that all keys and passwords are replaceable and are part of a well-defined process to re-encrypt sensitive data.</text:p>
          </table:table-cell>
          <table:table-cell table:style-name="ce24" office:value-type="float" office:value="320" calcext:value-type="float">
            <text:p>320</text:p>
          </table:table-cell>
          <table:table-cell table:style-name="ce32" table:content-validation-name="val1" office:value-type="string" calcext:value-type="string">
            <text:p>Unknown</text:p>
          </table:table-cell>
          <table:table-cell/>
          <table:table-cell table:style-name="ce21" table:formula="of:=IF([.D36]&lt;&gt;&quot;&quot;;HYPERLINK(CONCATENATE(&quot;https://cwe.mitre.org/data/definitions/&quot;;[.D36]; &quot;.html&quot;); concat(&quot;CWE-&quot;;[.D36]));&quot;&quot;)" office:value-type="string" office:string-value="" calcext:value-type="error">
            <text:p>#NAME?</text:p>
          </table:table-cell>
          <table:table-cell table:number-columns-repeated="1017"/>
        </table:table-row>
        <table:table-row table:style-name="ro1">
          <table:table-cell table:style-name="ce23" office:value-type="string" calcext:value-type="string">
            <text:p>1.6.4</text:p>
          </table:table-cell>
          <table:table-cell table:style-name="ce25" office:value-type="float" office:value="2" calcext:value-type="float">
            <text:p>2</text:p>
          </table:table-cell>
          <table:table-cell table:style-name="ce29"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24" office:value-type="float" office:value="320" calcext:value-type="float">
            <text:p>320</text:p>
          </table:table-cell>
          <table:table-cell table:style-name="ce32" table:content-validation-name="val1" office:value-type="string" calcext:value-type="string">
            <text:p>Unknown</text:p>
          </table:table-cell>
          <table:table-cell/>
          <table:table-cell table:style-name="ce21" table:formula="of:=IF([.D37]&lt;&gt;&quot;&quot;;HYPERLINK(CONCATENATE(&quot;https://cwe.mitre.org/data/definitions/&quot;;[.D37]; &quot;.html&quot;); concat(&quot;CWE-&quot;;[.D37]));&quot;&quot;)" office:value-type="string" office:string-value="" calcext:value-type="error">
            <text:p>#NAME?</text:p>
          </table:table-cell>
          <table:table-cell table:number-columns-repeated="1017"/>
        </table:table-row>
        <table:table-row table:style-name="ro1">
          <table:table-cell table:style-name="ce23" office:value-type="string" calcext:value-type="string">
            <text:p>1.7.1</text:p>
          </table:table-cell>
          <table:table-cell table:style-name="ce25" office:value-type="float" office:value="2" calcext:value-type="float">
            <text:p>2</text:p>
          </table:table-cell>
          <table:table-cell table:style-name="ce29" office:value-type="string" calcext:value-type="string">
            <text:p>Verify that a common logging format and approach is used across the system. <text:s/>([C9](https://www.owasp.org/index.php/OWASP_Proactive_Controls#tab=Formal_Numbering))</text:p>
          </table:table-cell>
          <table:table-cell table:style-name="ce24" office:value-type="float" office:value="1009" calcext:value-type="float">
            <text:p>1009</text:p>
          </table:table-cell>
          <table:table-cell table:style-name="ce32" table:content-validation-name="val1" office:value-type="string" calcext:value-type="string">
            <text:p>Unknown</text:p>
          </table:table-cell>
          <table:table-cell/>
          <table:table-cell table:style-name="ce21" table:formula="of:=IF([.D38]&lt;&gt;&quot;&quot;;HYPERLINK(CONCATENATE(&quot;https://cwe.mitre.org/data/definitions/&quot;;[.D38]; &quot;.html&quot;); concat(&quot;CWE-&quot;;[.D38]));&quot;&quot;)" office:value-type="string" office:string-value="" calcext:value-type="error">
            <text:p>#NAME?</text:p>
          </table:table-cell>
          <table:table-cell table:number-columns-repeated="1017"/>
        </table:table-row>
        <table:table-row table:style-name="ro1">
          <table:table-cell table:style-name="ce23" office:value-type="string" calcext:value-type="string">
            <text:p>1.7.2</text:p>
          </table:table-cell>
          <table:table-cell table:style-name="ce25" office:value-type="float" office:value="2" calcext:value-type="float">
            <text:p>2</text:p>
          </table:table-cell>
          <table:table-cell table:style-name="ce2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31"/>
          <table:table-cell table:style-name="ce32" table:content-validation-name="val1" office:value-type="string" calcext:value-type="string">
            <text:p>Unknown</text:p>
          </table:table-cell>
          <table:table-cell/>
          <table:table-cell table:formula="of:=IF([.D39]&lt;&gt;&quot;&quot;;HYPERLINK(CONCATENATE(&quot;https://cwe.mitre.org/data/definitions/&quot;;[.D39]; &quot;.html&quot;); concat(&quot;CWE-&quot;;[.D39]));&quot;&quot;)">
            <text:p/>
          </table:table-cell>
          <table:table-cell table:number-columns-repeated="1017"/>
        </table:table-row>
        <table:table-row table:style-name="ro1">
          <table:table-cell table:style-name="ce23" office:value-type="string" calcext:value-type="string">
            <text:p>1.8.1</text:p>
          </table:table-cell>
          <table:table-cell table:style-name="ce25" office:value-type="float" office:value="2" calcext:value-type="float">
            <text:p>2</text:p>
          </table:table-cell>
          <table:table-cell table:style-name="ce28" office:value-type="string" calcext:value-type="string">
            <text:p>Verify that all sensitive data is identified and classified into protection levels.</text:p>
          </table:table-cell>
          <table:table-cell table:style-name="ce31"/>
          <table:table-cell table:style-name="ce32" table:content-validation-name="val1" office:value-type="string" calcext:value-type="string">
            <text:p>Unknown</text:p>
          </table:table-cell>
          <table:table-cell/>
          <table:table-cell table:formula="of:=IF([.D40]&lt;&gt;&quot;&quot;;HYPERLINK(CONCATENATE(&quot;https://cwe.mitre.org/data/definitions/&quot;;[.D40]; &quot;.html&quot;); concat(&quot;CWE-&quot;;[.D40]));&quot;&quot;)">
            <text:p/>
          </table:table-cell>
          <table:table-cell table:number-columns-repeated="1017"/>
        </table:table-row>
        <table:table-row table:style-name="ro1">
          <table:table-cell table:style-name="ce23" office:value-type="string" calcext:value-type="string">
            <text:p>1.8.2</text:p>
          </table:table-cell>
          <table:table-cell table:style-name="ce25" office:value-type="float" office:value="2" calcext:value-type="float">
            <text:p>2</text:p>
          </table:table-cell>
          <table:table-cell table:style-name="ce2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31"/>
          <table:table-cell table:style-name="ce32" table:content-validation-name="val1" office:value-type="string" calcext:value-type="string">
            <text:p>Unknown</text:p>
          </table:table-cell>
          <table:table-cell/>
          <table:table-cell table:formula="of:=IF([.D41]&lt;&gt;&quot;&quot;;HYPERLINK(CONCATENATE(&quot;https://cwe.mitre.org/data/definitions/&quot;;[.D41]; &quot;.html&quot;); concat(&quot;CWE-&quot;;[.D41]));&quot;&quot;)">
            <text:p/>
          </table:table-cell>
          <table:table-cell table:number-columns-repeated="1017"/>
        </table:table-row>
        <table:table-row table:style-name="ro1">
          <table:table-cell table:style-name="ce23" office:value-type="string" calcext:value-type="string">
            <text:p>1.9.1</text:p>
          </table:table-cell>
          <table:table-cell table:style-name="ce25" office:value-type="float" office:value="2" calcext:value-type="float">
            <text:p>2</text:p>
          </table:table-cell>
          <table:table-cell table:style-name="ce29"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24" office:value-type="float" office:value="319" calcext:value-type="float">
            <text:p>319</text:p>
          </table:table-cell>
          <table:table-cell table:style-name="ce32" table:content-validation-name="val1" office:value-type="string" calcext:value-type="string">
            <text:p>Unknown</text:p>
          </table:table-cell>
          <table:table-cell/>
          <table:table-cell table:style-name="ce21" table:formula="of:=IF([.D42]&lt;&gt;&quot;&quot;;HYPERLINK(CONCATENATE(&quot;https://cwe.mitre.org/data/definitions/&quot;;[.D42]; &quot;.html&quot;); concat(&quot;CWE-&quot;;[.D42]));&quot;&quot;)" office:value-type="string" office:string-value="" calcext:value-type="error">
            <text:p>#NAME?</text:p>
          </table:table-cell>
          <table:table-cell table:number-columns-repeated="1017"/>
        </table:table-row>
        <table:table-row table:style-name="ro1">
          <table:table-cell table:style-name="ce23" office:value-type="string" calcext:value-type="string">
            <text:p>1.9.2</text:p>
          </table:table-cell>
          <table:table-cell table:style-name="ce25" office:value-type="float" office:value="2" calcext:value-type="float">
            <text:p>2</text:p>
          </table:table-cell>
          <table:table-cell table:style-name="ce29"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4" office:value-type="float" office:value="295" calcext:value-type="float">
            <text:p>295</text:p>
          </table:table-cell>
          <table:table-cell table:style-name="ce32" table:content-validation-name="val1" office:value-type="string" calcext:value-type="string">
            <text:p>Unknown</text:p>
          </table:table-cell>
          <table:table-cell/>
          <table:table-cell table:style-name="ce21" table:formula="of:=IF([.D43]&lt;&gt;&quot;&quot;;HYPERLINK(CONCATENATE(&quot;https://cwe.mitre.org/data/definitions/&quot;;[.D43]; &quot;.html&quot;); concat(&quot;CWE-&quot;;[.D43]));&quot;&quot;)" office:value-type="string" office:string-value="" calcext:value-type="error">
            <text:p>#NAME?</text:p>
          </table:table-cell>
          <table:table-cell table:number-columns-repeated="1017"/>
        </table:table-row>
        <table:table-row table:style-name="ro1" table:number-rows-repeated="925">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style-name="ce33"/>
          <table:table-cell table:number-columns-repeated="1019"/>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chitecture.B2:Architecture.B43">
            <calcext:condition calcext:apply-style-name="ConditionalStyle_1" calcext:value="=3" calcext:base-cell-address="Architecture.B2"/>
          </calcext:conditional-format>
          <calcext:conditional-format calcext:target-range-address="Architecture.B2:Architecture.B43">
            <calcext:condition calcext:apply-style-name="ConditionalStyle_2" calcext:value="=2" calcext:base-cell-address="Architecture.B2"/>
          </calcext:conditional-format>
          <calcext:conditional-format calcext:target-range-address="Architecture.B2:Architecture.B43">
            <calcext:condition calcext:apply-style-name="ConditionalStyle_3" calcext:value="=1" calcext:base-cell-address="Architecture.B2"/>
          </calcext:conditional-format>
          <calcext:conditional-format calcext:target-range-address="Architecture.C2:Architecture.C43">
            <calcext:condition calcext:apply-style-name="ConditionalStyle_4" calcext:value="formula-is([.E2]=&quot;Valid&quot;)" calcext:base-cell-address="Architecture.C2"/>
          </calcext:conditional-format>
          <calcext:conditional-format calcext:target-range-address="Architecture.C2:Architecture.C43">
            <calcext:condition calcext:apply-style-name="ConditionalStyle_5" calcext:value="formula-is([.E2]=&quot;Not Valid&quot;)" calcext:base-cell-address="Architecture.C2"/>
          </calcext:conditional-format>
          <calcext:conditional-format calcext:target-range-address="Architecture.C2:Architecture.C43">
            <calcext:condition calcext:apply-style-name="ConditionalStyle_6" calcext:value="formula-is([.E2]=&quot;Not Applicable&quot;)" calcext:base-cell-address="Architecture.C2"/>
          </calcext:conditional-format>
        </calcext:conditional-formats>
      </table:table>
      <table:table table:name="Authentication" table:style-name="ta3">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35"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8"/>
          <table:table-cell table:number-columns-repeated="999"/>
        </table:table-row>
        <table:table-row table:style-name="ro1">
          <table:table-cell table:style-name="ce36" office:value-type="string" calcext:value-type="string">
            <text:p>2.1.1</text:p>
          </table:table-cell>
          <table:table-cell table:style-name="ce37" office:value-type="float" office:value="1" calcext:value-type="float">
            <text:p>1</text:p>
          </table:table-cell>
          <table:table-cell table:style-name="ce38" office:value-type="string" calcext:value-type="string">
            <text:p>Verify that user set passwords are at least 12 characters in length. ([C6](https://www.owasp.org/index.php/OWASP_Proactive_Controls#tab=Formal_Numbering))</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10</text:p>
          </table:table-cell>
          <table:table-cell table:style-name="ce37" office:value-type="float" office:value="1" calcext:value-type="float">
            <text:p>1</text:p>
          </table:table-cell>
          <table:table-cell table:style-name="ce38" office:value-type="string" calcext:value-type="string">
            <text:p>Verify that there are no periodic credential rotation or password history requirements.</text:p>
          </table:table-cell>
          <table:table-cell table:style-name="ce24" office:value-type="float" office:value="263" calcext:value-type="float">
            <text:p>263</text:p>
          </table:table-cell>
          <table:table-cell table:style-name="ce32" table:content-validation-name="val2"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11</text:p>
          </table:table-cell>
          <table:table-cell table:style-name="ce37" office:value-type="float" office:value="1" calcext:value-type="float">
            <text:p>1</text:p>
          </table:table-cell>
          <table:table-cell table:style-name="ce38" office:value-type="string" calcext:value-type="string">
            <text:p>Verify that "paste" functionality, browser password helpers, and external password managers are permitted.</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12</text:p>
          </table:table-cell>
          <table:table-cell table:style-name="ce37" office:value-type="float" office:value="1" calcext:value-type="float">
            <text:p>1</text:p>
          </table:table-cell>
          <table:table-cell table:style-name="ce3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2</text:p>
          </table:table-cell>
          <table:table-cell table:style-name="ce37" office:value-type="float" office:value="1" calcext:value-type="float">
            <text:p>1</text:p>
          </table:table-cell>
          <table:table-cell table:style-name="ce38" office:value-type="string" calcext:value-type="string">
            <text:p>Verify that passwords 64 characters or longer are permitted. ([C6](https://www.owasp.org/index.php/OWASP_Proactive_Controls#tab=Formal_Numbering))</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3</text:p>
          </table:table-cell>
          <table:table-cell table:style-name="ce37" office:value-type="float" office:value="1" calcext:value-type="float">
            <text:p>1</text:p>
          </table:table-cell>
          <table:table-cell table:style-name="ce3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4</text:p>
          </table:table-cell>
          <table:table-cell table:style-name="ce37" office:value-type="float" office:value="1" calcext:value-type="float">
            <text:p>1</text:p>
          </table:table-cell>
          <table:table-cell table:style-name="ce3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5</text:p>
          </table:table-cell>
          <table:table-cell table:style-name="ce37" office:value-type="float" office:value="1" calcext:value-type="float">
            <text:p>1</text:p>
          </table:table-cell>
          <table:table-cell table:style-name="ce38" office:value-type="string" calcext:value-type="string">
            <text:p>Verify users can change their password.</text:p>
          </table:table-cell>
          <table:table-cell table:style-name="ce24" office:value-type="float" office:value="620" calcext:value-type="float">
            <text:p>620</text:p>
          </table:table-cell>
          <table:table-cell table:style-name="ce32" table:content-validation-name="val2"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6</text:p>
          </table:table-cell>
          <table:table-cell table:style-name="ce37" office:value-type="float" office:value="1" calcext:value-type="float">
            <text:p>1</text:p>
          </table:table-cell>
          <table:table-cell table:style-name="ce38" office:value-type="string" calcext:value-type="string">
            <text:p>Verify that password change functionality requires the user's current and new password.</text:p>
          </table:table-cell>
          <table:table-cell table:style-name="ce24" office:value-type="float" office:value="620" calcext:value-type="float">
            <text:p>620</text:p>
          </table:table-cell>
          <table:table-cell table:style-name="ce32" table:content-validation-name="val2"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7</text:p>
          </table:table-cell>
          <table:table-cell table:style-name="ce37" office:value-type="float" office:value="1" calcext:value-type="float">
            <text:p>1</text:p>
          </table:table-cell>
          <table:table-cell table:style-name="ce3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8</text:p>
          </table:table-cell>
          <table:table-cell table:style-name="ce37" office:value-type="float" office:value="1" calcext:value-type="float">
            <text:p>1</text:p>
          </table:table-cell>
          <table:table-cell table:style-name="ce38" office:value-type="string" calcext:value-type="string">
            <text:p>Verify that a password strength meter is provided to help users set a stronger password.</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9</text:p>
          </table:table-cell>
          <table:table-cell table:style-name="ce37" office:value-type="float" office:value="1" calcext:value-type="float">
            <text:p>1</text:p>
          </table:table-cell>
          <table:table-cell table:style-name="ce3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24" office:value-type="float" office:value="521" calcext:value-type="float">
            <text:p>521</text:p>
          </table:table-cell>
          <table:table-cell table:style-name="ce32" table:content-validation-name="val2"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0.1</text:p>
          </table:table-cell>
          <table:table-cell table:style-name="ce37" office:value-type="float" office:value="2" calcext:value-type="float">
            <text:p>2</text:p>
          </table:table-cell>
          <table:table-cell table:style-name="ce38" office:value-type="string" calcext:value-type="string">
            <text:p>Verify that integration secrets do not rely on unchanging passwords, such as API keys or shared privileged accounts.</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0.2</text:p>
          </table:table-cell>
          <table:table-cell table:style-name="ce37" office:value-type="float" office:value="2" calcext:value-type="float">
            <text:p>2</text:p>
          </table:table-cell>
          <table:table-cell table:style-name="ce38" office:value-type="string" calcext:value-type="string">
            <text:p>Verify that if passwords are required, the credentials are not a default account.</text:p>
          </table:table-cell>
          <table:table-cell table:style-name="ce24" office:value-type="float" office:value="255" calcext:value-type="float">
            <text:p>255</text:p>
          </table:table-cell>
          <table:table-cell table:style-name="ce32" table:content-validation-name="val2"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0.3</text:p>
          </table:table-cell>
          <table:table-cell table:style-name="ce37" office:value-type="float" office:value="2" calcext:value-type="float">
            <text:p>2</text:p>
          </table:table-cell>
          <table:table-cell table:style-name="ce38" office:value-type="string" calcext:value-type="string">
            <text:p>Verify that passwords are stored with sufficient protection to prevent offline recovery attacks, including local system access.</text:p>
          </table:table-cell>
          <table:table-cell table:style-name="ce24" office:value-type="float" office:value="522" calcext:value-type="float">
            <text:p>522</text:p>
          </table:table-cell>
          <table:table-cell table:style-name="ce32" table:content-validation-name="val2"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10.4</text:p>
          </table:table-cell>
          <table:table-cell table:style-name="ce37" office:value-type="float" office:value="2" calcext:value-type="float">
            <text:p>2</text:p>
          </table:table-cell>
          <table:table-cell table:style-name="ce3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24" office:value-type="float" office:value="798" calcext:value-type="float">
            <text:p>798</text:p>
          </table:table-cell>
          <table:table-cell table:style-name="ce32" table:content-validation-name="val2"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1</text:p>
          </table:table-cell>
          <table:table-cell table:style-name="ce37" office:value-type="float" office:value="1" calcext:value-type="float">
            <text:p>1</text:p>
          </table:table-cell>
          <table:table-cell table:style-name="ce3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office:value-type="float" office:value="307" calcext:value-type="float">
            <text:p>307</text:p>
          </table:table-cell>
          <table:table-cell table:style-name="ce32" table:content-validation-name="val2" office:value-type="string" calcext:value-type="string">
            <text:p>Unknown</text:p>
          </table:table-cell>
          <table:table-cell/>
          <table:table-cell table:style-name="ce21" table:formula="of:=IF([.D18]&lt;&gt;&quot;&quot;;HYPERLINK(CONCATENATE(&quot;https://cwe.mitre.org/data/definitions/&quot;;[.D18]; &quot;.html&quot;); concat(&quot;CWE-&quot;;[.D18]));&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2</text:p>
          </table:table-cell>
          <table:table-cell table:style-name="ce37" office:value-type="float" office:value="1" calcext:value-type="float">
            <text:p>1</text:p>
          </table:table-cell>
          <table:table-cell table:style-name="ce3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office:value-type="float" office:value="304" calcext:value-type="float">
            <text:p>304</text:p>
          </table:table-cell>
          <table:table-cell table:style-name="ce32" table:content-validation-name="val2" office:value-type="string" calcext:value-type="string">
            <text:p>Unknown</text:p>
          </table:table-cell>
          <table:table-cell/>
          <table:table-cell table:style-name="ce21" table:formula="of:=IF([.D19]&lt;&gt;&quot;&quot;;HYPERLINK(CONCATENATE(&quot;https://cwe.mitre.org/data/definitions/&quot;;[.D19]; &quot;.html&quot;); concat(&quot;CWE-&quot;;[.D19]));&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3</text:p>
          </table:table-cell>
          <table:table-cell table:style-name="ce37" office:value-type="float" office:value="1" calcext:value-type="float">
            <text:p>1</text:p>
          </table:table-cell>
          <table:table-cell table:style-name="ce3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office:value-type="float" office:value="620" calcext:value-type="float">
            <text:p>620</text:p>
          </table:table-cell>
          <table:table-cell table:style-name="ce32" table:content-validation-name="val2" office:value-type="string" calcext:value-type="string">
            <text:p>Unknown</text:p>
          </table:table-cell>
          <table:table-cell/>
          <table:table-cell table:style-name="ce21" table:formula="of:=IF([.D20]&lt;&gt;&quot;&quot;;HYPERLINK(CONCATENATE(&quot;https://cwe.mitre.org/data/definitions/&quot;;[.D20]; &quot;.html&quot;); concat(&quot;CWE-&quot;;[.D20]));&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4</text:p>
          </table:table-cell>
          <table:table-cell table:style-name="ce37" office:value-type="float" office:value="3" calcext:value-type="float">
            <text:p>3</text:p>
          </table:table-cell>
          <table:table-cell table:style-name="ce3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21]&lt;&gt;&quot;&quot;;HYPERLINK(CONCATENATE(&quot;https://cwe.mitre.org/data/definitions/&quot;;[.D21]; &quot;.html&quot;); concat(&quot;CWE-&quot;;[.D21]));&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5</text:p>
          </table:table-cell>
          <table:table-cell table:style-name="ce37" office:value-type="float" office:value="3" calcext:value-type="float">
            <text:p>3</text:p>
          </table:table-cell>
          <table:table-cell table:style-name="ce38"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office:value-type="float" office:value="319" calcext:value-type="float">
            <text:p>319</text:p>
          </table:table-cell>
          <table:table-cell table:style-name="ce32" table:content-validation-name="val2" office:value-type="string" calcext:value-type="string">
            <text:p>Unknown</text:p>
          </table:table-cell>
          <table:table-cell/>
          <table:table-cell table:style-name="ce21" table:formula="of:=IF([.D22]&lt;&gt;&quot;&quot;;HYPERLINK(CONCATENATE(&quot;https://cwe.mitre.org/data/definitions/&quot;;[.D22]; &quot;.html&quot;); concat(&quot;CWE-&quot;;[.D2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6</text:p>
          </table:table-cell>
          <table:table-cell table:style-name="ce37" office:value-type="float" office:value="3" calcext:value-type="float">
            <text:p>3</text:p>
          </table:table-cell>
          <table:table-cell table:style-name="ce39" office:value-type="string" calcext:value-type="string">
            <text:p>Verify replay resistance through the mandated use of OTP devices, cryptographic authenticators, or lookup codes.</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23]&lt;&gt;&quot;&quot;;HYPERLINK(CONCATENATE(&quot;https://cwe.mitre.org/data/definitions/&quot;;[.D23]; &quot;.html&quot;); concat(&quot;CWE-&quot;;[.D2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2.7</text:p>
          </table:table-cell>
          <table:table-cell table:style-name="ce37" office:value-type="float" office:value="3" calcext:value-type="float">
            <text:p>3</text:p>
          </table:table-cell>
          <table:table-cell table:style-name="ce38" office:value-type="string" calcext:value-type="string">
            <text:p>Verify intent to authenticate by requiring the entry of an OTP token or user-initiated action such as a button press on a FIDO hardware key.</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24]&lt;&gt;&quot;&quot;;HYPERLINK(CONCATENATE(&quot;https://cwe.mitre.org/data/definitions/&quot;;[.D24]; &quot;.html&quot;); concat(&quot;CWE-&quot;;[.D2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3.1</text:p>
          </table:table-cell>
          <table:table-cell table:style-name="ce37" office:value-type="float" office:value="1" calcext:value-type="float">
            <text:p>1</text:p>
          </table:table-cell>
          <table:table-cell table:style-name="ce3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office:value-type="float" office:value="330" calcext:value-type="float">
            <text:p>330</text:p>
          </table:table-cell>
          <table:table-cell table:style-name="ce32" table:content-validation-name="val2" office:value-type="string" calcext:value-type="string">
            <text:p>Unknown</text:p>
          </table:table-cell>
          <table:table-cell/>
          <table:table-cell table:style-name="ce21" table:formula="of:=IF([.D25]&lt;&gt;&quot;&quot;;HYPERLINK(CONCATENATE(&quot;https://cwe.mitre.org/data/definitions/&quot;;[.D25]; &quot;.html&quot;); concat(&quot;CWE-&quot;;[.D2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3.2</text:p>
          </table:table-cell>
          <table:table-cell table:style-name="ce37" office:value-type="float" office:value="2" calcext:value-type="float">
            <text:p>2</text:p>
          </table:table-cell>
          <table:table-cell table:style-name="ce38" office:value-type="string" calcext:value-type="string">
            <text:p>Verify that enrollment and use of subscriber-provided authentication devices are supported, such as a U2F or FIDO tokens.</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26]&lt;&gt;&quot;&quot;;HYPERLINK(CONCATENATE(&quot;https://cwe.mitre.org/data/definitions/&quot;;[.D26]; &quot;.html&quot;); concat(&quot;CWE-&quot;;[.D2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3.3</text:p>
          </table:table-cell>
          <table:table-cell table:style-name="ce37" office:value-type="float" office:value="2" calcext:value-type="float">
            <text:p>2</text:p>
          </table:table-cell>
          <table:table-cell table:style-name="ce38" office:value-type="string" calcext:value-type="string">
            <text:p>Verify that renewal instructions are sent with sufficient time to renew time bound authenticators.</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27]&lt;&gt;&quot;&quot;;HYPERLINK(CONCATENATE(&quot;https://cwe.mitre.org/data/definitions/&quot;;[.D27]; &quot;.html&quot;); concat(&quot;CWE-&quot;;[.D2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4.1</text:p>
          </table:table-cell>
          <table:table-cell table:style-name="ce37" office:value-type="float" office:value="2" calcext:value-type="float">
            <text:p>2</text:p>
          </table:table-cell>
          <table:table-cell table:style-name="ce38"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24" office:value-type="float" office:value="916" calcext:value-type="float">
            <text:p>916</text:p>
          </table:table-cell>
          <table:table-cell table:style-name="ce32" table:content-validation-name="val2" office:value-type="string" calcext:value-type="string">
            <text:p>Unknown</text:p>
          </table:table-cell>
          <table:table-cell/>
          <table:table-cell table:style-name="ce21" table:formula="of:=IF([.D28]&lt;&gt;&quot;&quot;;HYPERLINK(CONCATENATE(&quot;https://cwe.mitre.org/data/definitions/&quot;;[.D28]; &quot;.html&quot;); concat(&quot;CWE-&quot;;[.D28]));&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4.2</text:p>
          </table:table-cell>
          <table:table-cell table:style-name="ce37" office:value-type="float" office:value="2" calcext:value-type="float">
            <text:p>2</text:p>
          </table:table-cell>
          <table:table-cell table:style-name="ce3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24" office:value-type="float" office:value="916" calcext:value-type="float">
            <text:p>916</text:p>
          </table:table-cell>
          <table:table-cell table:style-name="ce32" table:content-validation-name="val2" office:value-type="string" calcext:value-type="string">
            <text:p>Unknown</text:p>
          </table:table-cell>
          <table:table-cell/>
          <table:table-cell table:style-name="ce21" table:formula="of:=IF([.D29]&lt;&gt;&quot;&quot;;HYPERLINK(CONCATENATE(&quot;https://cwe.mitre.org/data/definitions/&quot;;[.D29]; &quot;.html&quot;); concat(&quot;CWE-&quot;;[.D29]));&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4.3</text:p>
          </table:table-cell>
          <table:table-cell table:style-name="ce37" office:value-type="float" office:value="2" calcext:value-type="float">
            <text:p>2</text:p>
          </table:table-cell>
          <table:table-cell table:style-name="ce3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24" office:value-type="float" office:value="916" calcext:value-type="float">
            <text:p>916</text:p>
          </table:table-cell>
          <table:table-cell table:style-name="ce32" table:content-validation-name="val2" office:value-type="string" calcext:value-type="string">
            <text:p>Unknown</text:p>
          </table:table-cell>
          <table:table-cell/>
          <table:table-cell table:style-name="ce21" table:formula="of:=IF([.D30]&lt;&gt;&quot;&quot;;HYPERLINK(CONCATENATE(&quot;https://cwe.mitre.org/data/definitions/&quot;;[.D30]; &quot;.html&quot;); concat(&quot;CWE-&quot;;[.D30]));&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4.4</text:p>
          </table:table-cell>
          <table:table-cell table:style-name="ce37" office:value-type="float" office:value="2" calcext:value-type="float">
            <text:p>2</text:p>
          </table:table-cell>
          <table:table-cell table:style-name="ce3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24" office:value-type="float" office:value="916" calcext:value-type="float">
            <text:p>916</text:p>
          </table:table-cell>
          <table:table-cell table:style-name="ce32" table:content-validation-name="val2" office:value-type="string" calcext:value-type="string">
            <text:p>Unknown</text:p>
          </table:table-cell>
          <table:table-cell/>
          <table:table-cell table:style-name="ce21" table:formula="of:=IF([.D31]&lt;&gt;&quot;&quot;;HYPERLINK(CONCATENATE(&quot;https://cwe.mitre.org/data/definitions/&quot;;[.D31]; &quot;.html&quot;); concat(&quot;CWE-&quot;;[.D31]));&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4.5</text:p>
          </table:table-cell>
          <table:table-cell table:style-name="ce37" office:value-type="float" office:value="2" calcext:value-type="float">
            <text:p>2</text:p>
          </table:table-cell>
          <table:table-cell table:style-name="ce3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office:value-type="float" office:value="916" calcext:value-type="float">
            <text:p>916</text:p>
          </table:table-cell>
          <table:table-cell table:style-name="ce32" table:content-validation-name="val2" office:value-type="string" calcext:value-type="string">
            <text:p>Unknown</text:p>
          </table:table-cell>
          <table:table-cell/>
          <table:table-cell table:style-name="ce21" table:formula="of:=IF([.D32]&lt;&gt;&quot;&quot;;HYPERLINK(CONCATENATE(&quot;https://cwe.mitre.org/data/definitions/&quot;;[.D32]; &quot;.html&quot;); concat(&quot;CWE-&quot;;[.D3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1</text:p>
          </table:table-cell>
          <table:table-cell table:style-name="ce37" office:value-type="float" office:value="1" calcext:value-type="float">
            <text:p>1</text:p>
          </table:table-cell>
          <table:table-cell table:style-name="ce3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24" office:value-type="float" office:value="640" calcext:value-type="float">
            <text:p>640</text:p>
          </table:table-cell>
          <table:table-cell table:style-name="ce32" table:content-validation-name="val2" office:value-type="string" calcext:value-type="string">
            <text:p>Unknown</text:p>
          </table:table-cell>
          <table:table-cell/>
          <table:table-cell table:style-name="ce21" table:formula="of:=IF([.D33]&lt;&gt;&quot;&quot;;HYPERLINK(CONCATENATE(&quot;https://cwe.mitre.org/data/definitions/&quot;;[.D33]; &quot;.html&quot;); concat(&quot;CWE-&quot;;[.D3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2</text:p>
          </table:table-cell>
          <table:table-cell table:style-name="ce37" office:value-type="float" office:value="1" calcext:value-type="float">
            <text:p>1</text:p>
          </table:table-cell>
          <table:table-cell table:style-name="ce38" office:value-type="string" calcext:value-type="string">
            <text:p>Verify password hints or knowledge-based authentication (so-called "secret questions") are not present.</text:p>
          </table:table-cell>
          <table:table-cell table:style-name="ce24" office:value-type="float" office:value="640" calcext:value-type="float">
            <text:p>640</text:p>
          </table:table-cell>
          <table:table-cell table:style-name="ce32" table:content-validation-name="val2" office:value-type="string" calcext:value-type="string">
            <text:p>Unknown</text:p>
          </table:table-cell>
          <table:table-cell/>
          <table:table-cell table:style-name="ce21" table:formula="of:=IF([.D34]&lt;&gt;&quot;&quot;;HYPERLINK(CONCATENATE(&quot;https://cwe.mitre.org/data/definitions/&quot;;[.D34]; &quot;.html&quot;); concat(&quot;CWE-&quot;;[.D3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3</text:p>
          </table:table-cell>
          <table:table-cell table:style-name="ce37" office:value-type="float" office:value="1" calcext:value-type="float">
            <text:p>1</text:p>
          </table:table-cell>
          <table:table-cell table:style-name="ce38" office:value-type="string" calcext:value-type="string">
            <text:p>Verify password credential recovery does not reveal the current password in any way. ([C6](https://www.owasp.org/index.php/OWASP_Proactive_Controls#tab=Formal_Numbering))</text:p>
          </table:table-cell>
          <table:table-cell table:style-name="ce24" office:value-type="float" office:value="640" calcext:value-type="float">
            <text:p>640</text:p>
          </table:table-cell>
          <table:table-cell table:style-name="ce32" table:content-validation-name="val2" office:value-type="string" calcext:value-type="string">
            <text:p>Unknown</text:p>
          </table:table-cell>
          <table:table-cell/>
          <table:table-cell table:style-name="ce21" table:formula="of:=IF([.D35]&lt;&gt;&quot;&quot;;HYPERLINK(CONCATENATE(&quot;https://cwe.mitre.org/data/definitions/&quot;;[.D35]; &quot;.html&quot;); concat(&quot;CWE-&quot;;[.D3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4</text:p>
          </table:table-cell>
          <table:table-cell table:style-name="ce37" office:value-type="float" office:value="1" calcext:value-type="float">
            <text:p>1</text:p>
          </table:table-cell>
          <table:table-cell table:style-name="ce38" office:value-type="string" calcext:value-type="string">
            <text:p>Verify shared or default accounts are not present (e.g. "root", "admin", or "sa").</text:p>
          </table:table-cell>
          <table:table-cell table:style-name="ce24" office:value-type="float" office:value="16" calcext:value-type="float">
            <text:p>16</text:p>
          </table:table-cell>
          <table:table-cell table:style-name="ce32" table:content-validation-name="val2" office:value-type="string" calcext:value-type="string">
            <text:p>Unknown</text:p>
          </table:table-cell>
          <table:table-cell/>
          <table:table-cell table:style-name="ce21" table:formula="of:=IF([.D36]&lt;&gt;&quot;&quot;;HYPERLINK(CONCATENATE(&quot;https://cwe.mitre.org/data/definitions/&quot;;[.D36]; &quot;.html&quot;); concat(&quot;CWE-&quot;;[.D3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5</text:p>
          </table:table-cell>
          <table:table-cell table:style-name="ce37" office:value-type="float" office:value="1" calcext:value-type="float">
            <text:p>1</text:p>
          </table:table-cell>
          <table:table-cell table:style-name="ce38" office:value-type="string" calcext:value-type="string">
            <text:p>Verify that if an authentication factor is changed or replaced, that the user is notified of this event.</text:p>
          </table:table-cell>
          <table:table-cell table:style-name="ce24" office:value-type="float" office:value="304" calcext:value-type="float">
            <text:p>304</text:p>
          </table:table-cell>
          <table:table-cell table:style-name="ce32" table:content-validation-name="val2" office:value-type="string" calcext:value-type="string">
            <text:p>Unknown</text:p>
          </table:table-cell>
          <table:table-cell/>
          <table:table-cell table:style-name="ce21" table:formula="of:=IF([.D37]&lt;&gt;&quot;&quot;;HYPERLINK(CONCATENATE(&quot;https://cwe.mitre.org/data/definitions/&quot;;[.D37]; &quot;.html&quot;); concat(&quot;CWE-&quot;;[.D3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6</text:p>
          </table:table-cell>
          <table:table-cell table:style-name="ce37" office:value-type="float" office:value="1" calcext:value-type="float">
            <text:p>1</text:p>
          </table:table-cell>
          <table:table-cell table:style-name="ce3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24" office:value-type="float" office:value="640" calcext:value-type="float">
            <text:p>640</text:p>
          </table:table-cell>
          <table:table-cell table:style-name="ce32" table:content-validation-name="val2" office:value-type="string" calcext:value-type="string">
            <text:p>Unknown</text:p>
          </table:table-cell>
          <table:table-cell/>
          <table:table-cell table:style-name="ce21" table:formula="of:=IF([.D38]&lt;&gt;&quot;&quot;;HYPERLINK(CONCATENATE(&quot;https://cwe.mitre.org/data/definitions/&quot;;[.D38]; &quot;.html&quot;); concat(&quot;CWE-&quot;;[.D38]));&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5.7</text:p>
          </table:table-cell>
          <table:table-cell table:style-name="ce37" office:value-type="float" office:value="2" calcext:value-type="float">
            <text:p>2</text:p>
          </table:table-cell>
          <table:table-cell table:style-name="ce38" office:value-type="string" calcext:value-type="string">
            <text:p>Verify that if OTP or multi-factor authentication factors are lost, that evidence of identity proofing is performed at the same level as during enrollment.</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39]&lt;&gt;&quot;&quot;;HYPERLINK(CONCATENATE(&quot;https://cwe.mitre.org/data/definitions/&quot;;[.D39]; &quot;.html&quot;); concat(&quot;CWE-&quot;;[.D39]));&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6.1</text:p>
          </table:table-cell>
          <table:table-cell table:style-name="ce37" office:value-type="float" office:value="2" calcext:value-type="float">
            <text:p>2</text:p>
          </table:table-cell>
          <table:table-cell table:style-name="ce38" office:value-type="string" calcext:value-type="string">
            <text:p>Verify that lookup secrets can be used only once.</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40]&lt;&gt;&quot;&quot;;HYPERLINK(CONCATENATE(&quot;https://cwe.mitre.org/data/definitions/&quot;;[.D40]; &quot;.html&quot;); concat(&quot;CWE-&quot;;[.D40]));&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6.2</text:p>
          </table:table-cell>
          <table:table-cell table:style-name="ce37" office:value-type="float" office:value="2" calcext:value-type="float">
            <text:p>2</text:p>
          </table:table-cell>
          <table:table-cell table:style-name="ce3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office:value-type="float" office:value="330" calcext:value-type="float">
            <text:p>330</text:p>
          </table:table-cell>
          <table:table-cell table:style-name="ce32" table:content-validation-name="val2" office:value-type="string" calcext:value-type="string">
            <text:p>Unknown</text:p>
          </table:table-cell>
          <table:table-cell/>
          <table:table-cell table:style-name="ce21" table:formula="of:=IF([.D41]&lt;&gt;&quot;&quot;;HYPERLINK(CONCATENATE(&quot;https://cwe.mitre.org/data/definitions/&quot;;[.D41]; &quot;.html&quot;); concat(&quot;CWE-&quot;;[.D41]));&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6.3</text:p>
          </table:table-cell>
          <table:table-cell table:style-name="ce37" office:value-type="float" office:value="2" calcext:value-type="float">
            <text:p>2</text:p>
          </table:table-cell>
          <table:table-cell table:style-name="ce38" office:value-type="string" calcext:value-type="string">
            <text:p>Verify that lookup secrets are resistant to offline attacks, such as predictable values.</text:p>
          </table:table-cell>
          <table:table-cell table:style-name="ce24" office:value-type="float" office:value="310" calcext:value-type="float">
            <text:p>310</text:p>
          </table:table-cell>
          <table:table-cell table:style-name="ce32" table:content-validation-name="val2" office:value-type="string" calcext:value-type="string">
            <text:p>Unknown</text:p>
          </table:table-cell>
          <table:table-cell/>
          <table:table-cell table:style-name="ce21" table:formula="of:=IF([.D42]&lt;&gt;&quot;&quot;;HYPERLINK(CONCATENATE(&quot;https://cwe.mitre.org/data/definitions/&quot;;[.D42]; &quot;.html&quot;); concat(&quot;CWE-&quot;;[.D4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1</text:p>
          </table:table-cell>
          <table:table-cell table:style-name="ce37" office:value-type="float" office:value="1" calcext:value-type="float">
            <text:p>1</text:p>
          </table:table-cell>
          <table:table-cell table:style-name="ce3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43]&lt;&gt;&quot;&quot;;HYPERLINK(CONCATENATE(&quot;https://cwe.mitre.org/data/definitions/&quot;;[.D43]; &quot;.html&quot;); concat(&quot;CWE-&quot;;[.D4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2</text:p>
          </table:table-cell>
          <table:table-cell table:style-name="ce37" office:value-type="float" office:value="1" calcext:value-type="float">
            <text:p>1</text:p>
          </table:table-cell>
          <table:table-cell table:style-name="ce38" office:value-type="string" calcext:value-type="string">
            <text:p>Verify that the out of band verifier expires out of band authentication requests, codes, or tokens after 10 minutes.</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44]&lt;&gt;&quot;&quot;;HYPERLINK(CONCATENATE(&quot;https://cwe.mitre.org/data/definitions/&quot;;[.D44]; &quot;.html&quot;); concat(&quot;CWE-&quot;;[.D4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3</text:p>
          </table:table-cell>
          <table:table-cell table:style-name="ce37" office:value-type="float" office:value="1" calcext:value-type="float">
            <text:p>1</text:p>
          </table:table-cell>
          <table:table-cell table:style-name="ce38" office:value-type="string" calcext:value-type="string">
            <text:p>Verify that the out of band verifier authentication requests, codes, or tokens are only usable once, and only for the original authentication request.</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45]&lt;&gt;&quot;&quot;;HYPERLINK(CONCATENATE(&quot;https://cwe.mitre.org/data/definitions/&quot;;[.D45]; &quot;.html&quot;); concat(&quot;CWE-&quot;;[.D4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4</text:p>
          </table:table-cell>
          <table:table-cell table:style-name="ce37" office:value-type="float" office:value="1" calcext:value-type="float">
            <text:p>1</text:p>
          </table:table-cell>
          <table:table-cell table:style-name="ce38" office:value-type="string" calcext:value-type="string">
            <text:p>Verify that the out of band authenticator and verifier communicates over a secure independent channel.</text:p>
          </table:table-cell>
          <table:table-cell table:style-name="ce24" office:value-type="float" office:value="523" calcext:value-type="float">
            <text:p>523</text:p>
          </table:table-cell>
          <table:table-cell table:style-name="ce32" table:content-validation-name="val2" office:value-type="string" calcext:value-type="string">
            <text:p>Unknown</text:p>
          </table:table-cell>
          <table:table-cell/>
          <table:table-cell table:style-name="ce21" table:formula="of:=IF([.D46]&lt;&gt;&quot;&quot;;HYPERLINK(CONCATENATE(&quot;https://cwe.mitre.org/data/definitions/&quot;;[.D46]; &quot;.html&quot;); concat(&quot;CWE-&quot;;[.D4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5</text:p>
          </table:table-cell>
          <table:table-cell table:style-name="ce37" office:value-type="float" office:value="2" calcext:value-type="float">
            <text:p>2</text:p>
          </table:table-cell>
          <table:table-cell table:style-name="ce38" office:value-type="string" calcext:value-type="string">
            <text:p>Verify that the out of band verifier retains only a hashed version of the authentication code.</text:p>
          </table:table-cell>
          <table:table-cell table:style-name="ce24" office:value-type="float" office:value="256" calcext:value-type="float">
            <text:p>256</text:p>
          </table:table-cell>
          <table:table-cell table:style-name="ce32" table:content-validation-name="val2" office:value-type="string" calcext:value-type="string">
            <text:p>Unknown</text:p>
          </table:table-cell>
          <table:table-cell/>
          <table:table-cell table:style-name="ce21" table:formula="of:=IF([.D47]&lt;&gt;&quot;&quot;;HYPERLINK(CONCATENATE(&quot;https://cwe.mitre.org/data/definitions/&quot;;[.D47]; &quot;.html&quot;); concat(&quot;CWE-&quot;;[.D4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7.6</text:p>
          </table:table-cell>
          <table:table-cell table:style-name="ce37" office:value-type="float" office:value="2" calcext:value-type="float">
            <text:p>2</text:p>
          </table:table-cell>
          <table:table-cell table:style-name="ce3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office:value-type="float" office:value="310" calcext:value-type="float">
            <text:p>310</text:p>
          </table:table-cell>
          <table:table-cell table:style-name="ce32" table:content-validation-name="val2" office:value-type="string" calcext:value-type="string">
            <text:p>Unknown</text:p>
          </table:table-cell>
          <table:table-cell/>
          <table:table-cell table:style-name="ce21" table:formula="of:=IF([.D48]&lt;&gt;&quot;&quot;;HYPERLINK(CONCATENATE(&quot;https://cwe.mitre.org/data/definitions/&quot;;[.D48]; &quot;.html&quot;); concat(&quot;CWE-&quot;;[.D48]));&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1</text:p>
          </table:table-cell>
          <table:table-cell table:style-name="ce37" office:value-type="float" office:value="1" calcext:value-type="float">
            <text:p>1</text:p>
          </table:table-cell>
          <table:table-cell table:style-name="ce38" office:value-type="string" calcext:value-type="string">
            <text:p>Verify that time-based OTPs have a defined lifetime before expiring.</text:p>
          </table:table-cell>
          <table:table-cell table:style-name="ce24" office:value-type="float" office:value="613" calcext:value-type="float">
            <text:p>613</text:p>
          </table:table-cell>
          <table:table-cell table:style-name="ce32" table:content-validation-name="val2" office:value-type="string" calcext:value-type="string">
            <text:p>Unknown</text:p>
          </table:table-cell>
          <table:table-cell/>
          <table:table-cell table:style-name="ce21" table:formula="of:=IF([.D49]&lt;&gt;&quot;&quot;;HYPERLINK(CONCATENATE(&quot;https://cwe.mitre.org/data/definitions/&quot;;[.D49]; &quot;.html&quot;); concat(&quot;CWE-&quot;;[.D49]));&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2</text:p>
          </table:table-cell>
          <table:table-cell table:style-name="ce37" office:value-type="float" office:value="2" calcext:value-type="float">
            <text:p>2</text:p>
          </table:table-cell>
          <table:table-cell table:style-name="ce38" office:value-type="string" calcext:value-type="string">
            <text:p>Verify that symmetric keys used to verify submitted OTPs are highly protected, such as by using a hardware security module or secure operating system based key storage.</text:p>
          </table:table-cell>
          <table:table-cell table:style-name="ce24" office:value-type="float" office:value="320" calcext:value-type="float">
            <text:p>320</text:p>
          </table:table-cell>
          <table:table-cell table:style-name="ce32" table:content-validation-name="val2" office:value-type="string" calcext:value-type="string">
            <text:p>Unknown</text:p>
          </table:table-cell>
          <table:table-cell/>
          <table:table-cell table:style-name="ce21" table:formula="of:=IF([.D50]&lt;&gt;&quot;&quot;;HYPERLINK(CONCATENATE(&quot;https://cwe.mitre.org/data/definitions/&quot;;[.D50]; &quot;.html&quot;); concat(&quot;CWE-&quot;;[.D50]));&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3</text:p>
          </table:table-cell>
          <table:table-cell table:style-name="ce37" office:value-type="float" office:value="2" calcext:value-type="float">
            <text:p>2</text:p>
          </table:table-cell>
          <table:table-cell table:style-name="ce38" office:value-type="string" calcext:value-type="string">
            <text:p>Verify that approved cryptographic algorithms are used in the generation, seeding, and verification.</text:p>
          </table:table-cell>
          <table:table-cell table:style-name="ce24" office:value-type="float" office:value="326" calcext:value-type="float">
            <text:p>326</text:p>
          </table:table-cell>
          <table:table-cell table:style-name="ce32" table:content-validation-name="val2" office:value-type="string" calcext:value-type="string">
            <text:p>Unknown</text:p>
          </table:table-cell>
          <table:table-cell/>
          <table:table-cell table:style-name="ce21" table:formula="of:=IF([.D51]&lt;&gt;&quot;&quot;;HYPERLINK(CONCATENATE(&quot;https://cwe.mitre.org/data/definitions/&quot;;[.D51]; &quot;.html&quot;); concat(&quot;CWE-&quot;;[.D51]));&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4</text:p>
          </table:table-cell>
          <table:table-cell table:style-name="ce37" office:value-type="float" office:value="2" calcext:value-type="float">
            <text:p>2</text:p>
          </table:table-cell>
          <table:table-cell table:style-name="ce38" office:value-type="string" calcext:value-type="string">
            <text:p>Verify that time-based OTP can be used only once within the validity period.</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52]&lt;&gt;&quot;&quot;;HYPERLINK(CONCATENATE(&quot;https://cwe.mitre.org/data/definitions/&quot;;[.D52]; &quot;.html&quot;); concat(&quot;CWE-&quot;;[.D52]));&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5</text:p>
          </table:table-cell>
          <table:table-cell table:style-name="ce37" office:value-type="float" office:value="2" calcext:value-type="float">
            <text:p>2</text:p>
          </table:table-cell>
          <table:table-cell table:style-name="ce3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24" office:value-type="float" office:value="287" calcext:value-type="float">
            <text:p>287</text:p>
          </table:table-cell>
          <table:table-cell table:style-name="ce32" table:content-validation-name="val2" office:value-type="string" calcext:value-type="string">
            <text:p>Unknown</text:p>
          </table:table-cell>
          <table:table-cell/>
          <table:table-cell table:style-name="ce21" table:formula="of:=IF([.D53]&lt;&gt;&quot;&quot;;HYPERLINK(CONCATENATE(&quot;https://cwe.mitre.org/data/definitions/&quot;;[.D53]; &quot;.html&quot;); concat(&quot;CWE-&quot;;[.D53]));&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6</text:p>
          </table:table-cell>
          <table:table-cell table:style-name="ce37" office:value-type="float" office:value="2" calcext:value-type="float">
            <text:p>2</text:p>
          </table:table-cell>
          <table:table-cell table:style-name="ce3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24" office:value-type="float" office:value="613" calcext:value-type="float">
            <text:p>613</text:p>
          </table:table-cell>
          <table:table-cell table:style-name="ce32" table:content-validation-name="val2" office:value-type="string" calcext:value-type="string">
            <text:p>Unknown</text:p>
          </table:table-cell>
          <table:table-cell/>
          <table:table-cell table:style-name="ce21" table:formula="of:=IF([.D54]&lt;&gt;&quot;&quot;;HYPERLINK(CONCATENATE(&quot;https://cwe.mitre.org/data/definitions/&quot;;[.D54]; &quot;.html&quot;); concat(&quot;CWE-&quot;;[.D54]));&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8.7</text:p>
          </table:table-cell>
          <table:table-cell table:style-name="ce37" office:value-type="float" office:value="2" calcext:value-type="float">
            <text:p>2</text:p>
          </table:table-cell>
          <table:table-cell table:style-name="ce38" office:value-type="string" calcext:value-type="string">
            <text:p>Verify that biometric authenticators are limited to use only as secondary factors in conjunction with either something you have and something you know.</text:p>
          </table:table-cell>
          <table:table-cell table:style-name="ce24" office:value-type="float" office:value="308" calcext:value-type="float">
            <text:p>308</text:p>
          </table:table-cell>
          <table:table-cell table:style-name="ce32" table:content-validation-name="val2" office:value-type="string" calcext:value-type="string">
            <text:p>Unknown</text:p>
          </table:table-cell>
          <table:table-cell/>
          <table:table-cell table:style-name="ce21" table:formula="of:=IF([.D55]&lt;&gt;&quot;&quot;;HYPERLINK(CONCATENATE(&quot;https://cwe.mitre.org/data/definitions/&quot;;[.D55]; &quot;.html&quot;); concat(&quot;CWE-&quot;;[.D55]));&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9.1</text:p>
          </table:table-cell>
          <table:table-cell table:style-name="ce37" office:value-type="float" office:value="2" calcext:value-type="float">
            <text:p>2</text:p>
          </table:table-cell>
          <table:table-cell table:style-name="ce3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24" office:value-type="float" office:value="320" calcext:value-type="float">
            <text:p>320</text:p>
          </table:table-cell>
          <table:table-cell table:style-name="ce32" table:content-validation-name="val2" office:value-type="string" calcext:value-type="string">
            <text:p>Unknown</text:p>
          </table:table-cell>
          <table:table-cell/>
          <table:table-cell table:style-name="ce21" table:formula="of:=IF([.D56]&lt;&gt;&quot;&quot;;HYPERLINK(CONCATENATE(&quot;https://cwe.mitre.org/data/definitions/&quot;;[.D56]; &quot;.html&quot;); concat(&quot;CWE-&quot;;[.D56]));&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9.2</text:p>
          </table:table-cell>
          <table:table-cell table:style-name="ce37" office:value-type="float" office:value="2" calcext:value-type="float">
            <text:p>2</text:p>
          </table:table-cell>
          <table:table-cell table:style-name="ce38" office:value-type="string" calcext:value-type="string">
            <text:p>Verify that the challenge nonce is at least 64 bits in length, and statistically unique or unique over the lifetime of the cryptographic device.</text:p>
          </table:table-cell>
          <table:table-cell table:style-name="ce24" office:value-type="float" office:value="330" calcext:value-type="float">
            <text:p>330</text:p>
          </table:table-cell>
          <table:table-cell table:style-name="ce32" table:content-validation-name="val2" office:value-type="string" calcext:value-type="string">
            <text:p>Unknown</text:p>
          </table:table-cell>
          <table:table-cell/>
          <table:table-cell table:style-name="ce21" table:formula="of:=IF([.D57]&lt;&gt;&quot;&quot;;HYPERLINK(CONCATENATE(&quot;https://cwe.mitre.org/data/definitions/&quot;;[.D57]; &quot;.html&quot;); concat(&quot;CWE-&quot;;[.D57]));&quot;&quot;)" office:value-type="string" office:string-value="" calcext:value-type="error">
            <text:p>#NAME?</text:p>
          </table:table-cell>
          <table:table-cell table:style-name="ce33" table:number-columns-repeated="18"/>
          <table:table-cell table:number-columns-repeated="999"/>
        </table:table-row>
        <table:table-row table:style-name="ro1">
          <table:table-cell table:style-name="ce36" office:value-type="string" calcext:value-type="string">
            <text:p>2.9.3</text:p>
          </table:table-cell>
          <table:table-cell table:style-name="ce37" office:value-type="float" office:value="2" calcext:value-type="float">
            <text:p>2</text:p>
          </table:table-cell>
          <table:table-cell table:style-name="ce38" office:value-type="string" calcext:value-type="string">
            <text:p>Verify that approved cryptographic algorithms are used in the generation, seeding, and verification.</text:p>
          </table:table-cell>
          <table:table-cell table:style-name="ce24" office:value-type="float" office:value="327" calcext:value-type="float">
            <text:p>327</text:p>
          </table:table-cell>
          <table:table-cell table:style-name="ce32" table:content-validation-name="val2" office:value-type="string" calcext:value-type="string">
            <text:p>Unknown</text:p>
          </table:table-cell>
          <table:table-cell/>
          <table:table-cell table:style-name="ce21" table:formula="of:=IF([.D58]&lt;&gt;&quot;&quot;;HYPERLINK(CONCATENATE(&quot;https://cwe.mitre.org/data/definitions/&quot;;[.D58]; &quot;.html&quot;); concat(&quot;CWE-&quot;;[.D58]));&quot;&quot;)" office:value-type="string" office:string-value="" calcext:value-type="error">
            <text:p>#NAME?</text:p>
          </table:table-cell>
          <table:table-cell table:style-name="ce33" table:number-columns-repeated="18"/>
          <table:table-cell table:number-columns-repeated="999"/>
        </table:table-row>
        <table:table-row table:style-name="ro1" table:number-rows-repeated="910">
          <table:table-cell table:style-name="ce36"/>
          <table:table-cell table:style-name="ce24"/>
          <table:table-cell table:style-name="ce40"/>
          <table:table-cell table:style-name="ce24"/>
          <table:table-cell table:style-name="ce33"/>
          <table:table-cell table:number-columns-repeated="2"/>
          <table:table-cell table:style-name="ce33" table:number-columns-repeated="18"/>
          <table:table-cell table:number-columns-repeated="999"/>
        </table:table-row>
        <table:table-row table:style-name="ro1">
          <table:table-cell table:style-name="ce36"/>
          <table:table-cell table:style-name="ce24"/>
          <table:table-cell table:style-name="ce40"/>
          <table:table-cell table:style-name="ce24"/>
          <table:table-cell table:style-name="ce34"/>
          <table:table-cell table:number-columns-repeated="2"/>
          <table:table-cell table:style-name="ce33" table:number-columns-repeated="18"/>
          <table:table-cell table:number-columns-repeated="999"/>
        </table:table-row>
        <table:table-row table:style-name="ro1" table:number-rows-repeated="32">
          <table:table-cell table:style-name="ce36"/>
          <table:table-cell table:style-name="ce24"/>
          <table:table-cell table:style-name="ce40"/>
          <table:table-cell table:style-name="ce24"/>
          <table:table-cell table:style-name="ce34"/>
          <table:table-cell table:number-columns-repeated="2"/>
          <table:table-cell table:style-name="ce33" table:number-columns-repeated="18"/>
          <table:table-cell table:number-columns-repeated="999"/>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uthentication.C2:Authentication.C58">
            <calcext:condition calcext:apply-style-name="ConditionalStyle_4" calcext:value="formula-is([.E2]=&quot;Valid&quot;)" calcext:base-cell-address="Authentication.C2"/>
          </calcext:conditional-format>
          <calcext:conditional-format calcext:target-range-address="Authentication.C2:Authentication.C58">
            <calcext:condition calcext:apply-style-name="ConditionalStyle_5" calcext:value="formula-is([.E2]=&quot;Not Valid&quot;)" calcext:base-cell-address="Authentication.C2"/>
          </calcext:conditional-format>
          <calcext:conditional-format calcext:target-range-address="Authentication.C2:Authentication.C58">
            <calcext:condition calcext:apply-style-name="ConditionalStyle_6" calcext:value="formula-is([.E2]=&quot;Not Applicable&quot;)" calcext:base-cell-address="Authentication.C2"/>
          </calcext:conditional-format>
          <calcext:conditional-format calcext:target-range-address="Authentication.C23:Authentication.C23">
            <calcext:condition calcext:apply-style-name="ConditionalStyle_6" calcext:value="formula-is(#ref!=0)" calcext:base-cell-address="Authentication.C23"/>
          </calcext:conditional-format>
          <calcext:conditional-format calcext:target-range-address="Authentication.C2:Authentication.C58">
            <calcext:condition calcext:apply-style-name="ConditionalStyle_4" calcext:value="formula-is([.E2]=1)" calcext:base-cell-address="Authentication.C2"/>
          </calcext:conditional-format>
          <calcext:conditional-format calcext:target-range-address="Authentication.C2:Authentication.C58">
            <calcext:condition calcext:apply-style-name="ConditionalStyle_6" calcext:value="formula-is(#ref!=0)" calcext:base-cell-address="Authentication.C2"/>
          </calcext:conditional-format>
          <calcext:conditional-format calcext:target-range-address="Authentication.B2:Authentication.B58">
            <calcext:condition calcext:apply-style-name="ConditionalStyle_1" calcext:value="=3" calcext:base-cell-address="Authentication.B2"/>
          </calcext:conditional-format>
          <calcext:conditional-format calcext:target-range-address="Authentication.B2:Authentication.B58">
            <calcext:condition calcext:apply-style-name="ConditionalStyle_2" calcext:value="=2" calcext:base-cell-address="Authentication.B2"/>
          </calcext:conditional-format>
          <calcext:conditional-format calcext:target-range-address="Authentication.B2:Authentication.B58">
            <calcext:condition calcext:apply-style-name="ConditionalStyle_3" calcext:value="=1" calcext:base-cell-address="Authentication.B2"/>
          </calcext:conditional-format>
        </calcext:conditional-formats>
      </table:table>
      <table:table table:name="Session Management" table:style-name="ta4">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3.1.1</text:p>
          </table:table-cell>
          <table:table-cell table:style-name="ce41" office:value-type="float" office:value="1" calcext:value-type="float">
            <text:p>1</text:p>
          </table:table-cell>
          <table:table-cell table:style-name="ce42" office:value-type="string" calcext:value-type="string">
            <text:p>Verify the application never reveals session tokens in URL parameters or error messages.</text:p>
          </table:table-cell>
          <table:table-cell table:style-name="ce24" office:value-type="float" office:value="598" calcext:value-type="float">
            <text:p>598</text:p>
          </table:table-cell>
          <table:table-cell table:style-name="ce32" table:content-validation-name="val3"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3.2.1</text:p>
          </table:table-cell>
          <table:table-cell table:style-name="ce41" office:value-type="float" office:value="1" calcext:value-type="float">
            <text:p>1</text:p>
          </table:table-cell>
          <table:table-cell table:style-name="ce42" office:value-type="string" calcext:value-type="string">
            <text:p>Verify the application generates a new session token on user authentication. ([C6](https://www.owasp.org/index.php/OWASP_Proactive_Controls#tab=Formal_Numbering))</text:p>
          </table:table-cell>
          <table:table-cell table:style-name="ce24" office:value-type="float" office:value="384" calcext:value-type="float">
            <text:p>384</text:p>
          </table:table-cell>
          <table:table-cell table:style-name="ce32" table:content-validation-name="val3"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3.2.2</text:p>
          </table:table-cell>
          <table:table-cell table:style-name="ce41" office:value-type="float" office:value="1" calcext:value-type="float">
            <text:p>1</text:p>
          </table:table-cell>
          <table:table-cell table:style-name="ce42" office:value-type="string" calcext:value-type="string">
            <text:p>Verify that session tokens possess at least 64 bits of entropy. ([C6](https://www.owasp.org/index.php/OWASP_Proactive_Controls#tab=Formal_Numbering))</text:p>
          </table:table-cell>
          <table:table-cell table:style-name="ce24" office:value-type="float" office:value="331" calcext:value-type="float">
            <text:p>331</text:p>
          </table:table-cell>
          <table:table-cell table:style-name="ce32" table:content-validation-name="val3"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3.2.3</text:p>
          </table:table-cell>
          <table:table-cell table:style-name="ce41" office:value-type="float" office:value="1" calcext:value-type="float">
            <text:p>1</text:p>
          </table:table-cell>
          <table:table-cell table:style-name="ce42" office:value-type="string" calcext:value-type="string">
            <text:p>Verify the application only stores session tokens in the browser using secure methods such as appropriately secured cookies (see section 3.4) or HTML 5 session storage.</text:p>
          </table:table-cell>
          <table:table-cell table:style-name="ce24" office:value-type="float" office:value="539" calcext:value-type="float">
            <text:p>539</text:p>
          </table:table-cell>
          <table:table-cell table:style-name="ce32" table:content-validation-name="val3"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3.2.4</text:p>
          </table:table-cell>
          <table:table-cell table:style-name="ce41" office:value-type="float" office:value="2" calcext:value-type="float">
            <text:p>2</text:p>
          </table:table-cell>
          <table:table-cell table:style-name="ce42" office:value-type="string" calcext:value-type="string">
            <text:p>Verify that session token are generated using approved cryptographic algorithms. ([C6](https://www.owasp.org/index.php/OWASP_Proactive_Controls#tab=Formal_Numbering))</text:p>
          </table:table-cell>
          <table:table-cell table:style-name="ce24" office:value-type="float" office:value="331" calcext:value-type="float">
            <text:p>331</text:p>
          </table:table-cell>
          <table:table-cell table:style-name="ce32" table:content-validation-name="val3"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3.3.1</text:p>
          </table:table-cell>
          <table:table-cell table:style-name="ce41" office:value-type="float" office:value="1" calcext:value-type="float">
            <text:p>1</text:p>
          </table:table-cell>
          <table:table-cell table:style-name="ce42"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3.3.2</text:p>
          </table:table-cell>
          <table:table-cell table:style-name="ce41" office:value-type="float" office:value="1" calcext:value-type="float">
            <text:p>1</text:p>
          </table:table-cell>
          <table:table-cell table:style-name="ce42" office:value-type="string" calcext:value-type="string">
            <text:p>If authenticators permit users to remain logged in, verify that re-authentication occurs periodically both when actively used or after an idle period. ([C6](https://www.owasp.org/index.php/OWASP_Proactive_Controls#tab=Formal_Numbering))</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3.3.3</text:p>
          </table:table-cell>
          <table:table-cell table:style-name="ce41" office:value-type="float" office:value="2" calcext:value-type="float">
            <text:p>2</text:p>
          </table:table-cell>
          <table:table-cell table:style-name="ce42"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3.3.4</text:p>
          </table:table-cell>
          <table:table-cell table:style-name="ce41" office:value-type="float" office:value="2" calcext:value-type="float">
            <text:p>2</text:p>
          </table:table-cell>
          <table:table-cell table:style-name="ce42" office:value-type="string" calcext:value-type="string">
            <text:p>Verify that users are able to view and log out of any or all currently active sessions and devices.</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3.4.1</text:p>
          </table:table-cell>
          <table:table-cell table:style-name="ce41" office:value-type="float" office:value="1" calcext:value-type="float">
            <text:p>1</text:p>
          </table:table-cell>
          <table:table-cell table:style-name="ce42" office:value-type="string" calcext:value-type="string">
            <text:p>Verify that cookie-based session tokens have the 'Secure' attribute set. ([C6](https://www.owasp.org/index.php/OWASP_Proactive_Controls#tab=Formal_Numbering))</text:p>
          </table:table-cell>
          <table:table-cell table:style-name="ce24" office:value-type="float" office:value="614" calcext:value-type="float">
            <text:p>614</text:p>
          </table:table-cell>
          <table:table-cell table:style-name="ce32" table:content-validation-name="val3"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3.4.2</text:p>
          </table:table-cell>
          <table:table-cell table:style-name="ce41" office:value-type="float" office:value="1" calcext:value-type="float">
            <text:p>1</text:p>
          </table:table-cell>
          <table:table-cell table:style-name="ce42" office:value-type="string" calcext:value-type="string">
            <text:p>Verify that cookie-based session tokens have the 'HttpOnly' attribute set. ([C6](https://www.owasp.org/index.php/OWASP_Proactive_Controls#tab=Formal_Numbering))</text:p>
          </table:table-cell>
          <table:table-cell table:style-name="ce24" office:value-type="float" office:value="1004" calcext:value-type="float">
            <text:p>1004</text:p>
          </table:table-cell>
          <table:table-cell table:style-name="ce32" table:content-validation-name="val3"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3.4.3</text:p>
          </table:table-cell>
          <table:table-cell table:style-name="ce41" office:value-type="float" office:value="1" calcext:value-type="float">
            <text:p>1</text:p>
          </table:table-cell>
          <table:table-cell table:style-name="ce42"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24" office:value-type="float" office:value="16" calcext:value-type="float">
            <text:p>16</text:p>
          </table:table-cell>
          <table:table-cell table:style-name="ce32" table:content-validation-name="val3"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3.4.4</text:p>
          </table:table-cell>
          <table:table-cell table:style-name="ce41" office:value-type="float" office:value="1" calcext:value-type="float">
            <text:p>1</text:p>
          </table:table-cell>
          <table:table-cell table:style-name="ce42" office:value-type="string" calcext:value-type="string">
            <text:p>Verify that cookie-based session tokens use "__Host-" prefix (see references) to provide session cookie confidentiality.</text:p>
          </table:table-cell>
          <table:table-cell table:style-name="ce24" office:value-type="float" office:value="16" calcext:value-type="float">
            <text:p>16</text:p>
          </table:table-cell>
          <table:table-cell table:style-name="ce32" table:content-validation-name="val3"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3.4.5</text:p>
          </table:table-cell>
          <table:table-cell table:style-name="ce41" office:value-type="float" office:value="1" calcext:value-type="float">
            <text:p>1</text:p>
          </table:table-cell>
          <table:table-cell table:style-name="ce42"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24" office:value-type="float" office:value="16" calcext:value-type="float">
            <text:p>16</text:p>
          </table:table-cell>
          <table:table-cell table:style-name="ce32" table:content-validation-name="val3"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3.5.1</text:p>
          </table:table-cell>
          <table:table-cell table:style-name="ce41" office:value-type="float" office:value="2" calcext:value-type="float">
            <text:p>2</text:p>
          </table:table-cell>
          <table:table-cell table:style-name="ce42" office:value-type="string" calcext:value-type="string">
            <text:p>Verify the application does not treat OAuth and refresh tokens &amp;mdash; on their own &amp;mdash; as the presence of the subscriber and allows users to terminate trust relationships with linked applications.</text:p>
          </table:table-cell>
          <table:table-cell table:style-name="ce24" office:value-type="float" office:value="290" calcext:value-type="float">
            <text:p>290</text:p>
          </table:table-cell>
          <table:table-cell table:style-name="ce32" table:content-validation-name="val3"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23" office:value-type="string" calcext:value-type="string">
            <text:p>3.5.2</text:p>
          </table:table-cell>
          <table:table-cell table:style-name="ce41" office:value-type="float" office:value="2" calcext:value-type="float">
            <text:p>2</text:p>
          </table:table-cell>
          <table:table-cell table:style-name="ce42" office:value-type="string" calcext:value-type="string">
            <text:p>Verify the application uses session tokens rather than static API secrets and keys, except with legacy implementations.</text:p>
          </table:table-cell>
          <table:table-cell table:style-name="ce24" office:value-type="float" office:value="798" calcext:value-type="float">
            <text:p>798</text:p>
          </table:table-cell>
          <table:table-cell table:style-name="ce32" table:content-validation-name="val3"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table-cell table:style-name="ce23" office:value-type="string" calcext:value-type="string">
            <text:p>3.5.3</text:p>
          </table:table-cell>
          <table:table-cell table:style-name="ce41" office:value-type="float" office:value="2" calcext:value-type="float">
            <text:p>2</text:p>
          </table:table-cell>
          <table:table-cell table:style-name="ce42"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24" office:value-type="float" office:value="345" calcext:value-type="float">
            <text:p>345</text:p>
          </table:table-cell>
          <table:table-cell table:style-name="ce32" table:content-validation-name="val3" office:value-type="string" calcext:value-type="string">
            <text:p>Unknown</text:p>
          </table:table-cell>
          <table:table-cell/>
          <table:table-cell table:style-name="ce21" table:formula="of:=IF([.D18]&lt;&gt;&quot;&quot;;HYPERLINK(CONCATENATE(&quot;https://cwe.mitre.org/data/definitions/&quot;;[.D18]; &quot;.html&quot;); concat(&quot;CWE-&quot;;[.D18]));&quot;&quot;)" office:value-type="string" office:string-value="" calcext:value-type="error">
            <text:p>#NAME?</text:p>
          </table:table-cell>
          <table:table-cell table:number-columns-repeated="1017"/>
        </table:table-row>
        <table:table-row table:style-name="ro1">
          <table:table-cell table:style-name="ce23" office:value-type="string" calcext:value-type="string">
            <text:p>3.6.1</text:p>
          </table:table-cell>
          <table:table-cell table:style-name="ce41" office:value-type="float" office:value="3" calcext:value-type="float">
            <text:p>3</text:p>
          </table:table-cell>
          <table:table-cell table:style-name="ce42" office:value-type="string" calcext:value-type="string">
            <text:p>Verify that relying parties specify the maximum authentication time to CSPs and that CSPs re-authenticate the subscriber if they haven't used a session within that period.</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19]&lt;&gt;&quot;&quot;;HYPERLINK(CONCATENATE(&quot;https://cwe.mitre.org/data/definitions/&quot;;[.D19]; &quot;.html&quot;); concat(&quot;CWE-&quot;;[.D19]));&quot;&quot;)" office:value-type="string" office:string-value="" calcext:value-type="error">
            <text:p>#NAME?</text:p>
          </table:table-cell>
          <table:table-cell table:number-columns-repeated="1017"/>
        </table:table-row>
        <table:table-row table:style-name="ro1">
          <table:table-cell table:style-name="ce23" office:value-type="string" calcext:value-type="string">
            <text:p>3.6.2</text:p>
          </table:table-cell>
          <table:table-cell table:style-name="ce41" office:value-type="float" office:value="3" calcext:value-type="float">
            <text:p>3</text:p>
          </table:table-cell>
          <table:table-cell table:style-name="ce42" office:value-type="string" calcext:value-type="string">
            <text:p>Verify that CSPs inform relying parties of the last authentication event, to allow RPs to determine if they need to re-authenticate the user.</text:p>
          </table:table-cell>
          <table:table-cell table:style-name="ce24" office:value-type="float" office:value="613" calcext:value-type="float">
            <text:p>613</text:p>
          </table:table-cell>
          <table:table-cell table:style-name="ce32" table:content-validation-name="val3" office:value-type="string" calcext:value-type="string">
            <text:p>Unknown</text:p>
          </table:table-cell>
          <table:table-cell/>
          <table:table-cell table:style-name="ce21" table:formula="of:=IF([.D20]&lt;&gt;&quot;&quot;;HYPERLINK(CONCATENATE(&quot;https://cwe.mitre.org/data/definitions/&quot;;[.D20]; &quot;.html&quot;); concat(&quot;CWE-&quot;;[.D20]));&quot;&quot;)" office:value-type="string" office:string-value="" calcext:value-type="error">
            <text:p>#NAME?</text:p>
          </table:table-cell>
          <table:table-cell table:number-columns-repeated="1017"/>
        </table:table-row>
        <table:table-row table:style-name="ro1">
          <table:table-cell table:style-name="ce23" office:value-type="string" calcext:value-type="string">
            <text:p>3.7.1</text:p>
          </table:table-cell>
          <table:table-cell table:style-name="ce41" office:value-type="float" office:value="1" calcext:value-type="float">
            <text:p>1</text:p>
          </table:table-cell>
          <table:table-cell table:style-name="ce42" office:value-type="string" calcext:value-type="string">
            <text:p>Verify the application ensures a valid login session or requires re-authentication or secondary verification before allowing any sensitive transactions or account modifications.</text:p>
          </table:table-cell>
          <table:table-cell table:style-name="ce24" office:value-type="float" office:value="778" calcext:value-type="float">
            <text:p>778</text:p>
          </table:table-cell>
          <table:table-cell table:style-name="ce32" table:content-validation-name="val3" office:value-type="string" calcext:value-type="string">
            <text:p>Unknown</text:p>
          </table:table-cell>
          <table:table-cell/>
          <table:table-cell table:style-name="ce21" table:formula="of:=IF([.D21]&lt;&gt;&quot;&quot;;HYPERLINK(CONCATENATE(&quot;https://cwe.mitre.org/data/definitions/&quot;;[.D21]; &quot;.html&quot;); concat(&quot;CWE-&quot;;[.D21]));&quot;&quot;)" office:value-type="string" office:string-value="" calcext:value-type="error">
            <text:p>#NAME?</text:p>
          </table:table-cell>
          <table:table-cell table:number-columns-repeated="1017"/>
        </table:table-row>
        <table:table-row table:style-name="ro1">
          <table:table-cell table:style-name="ce24"/>
          <table:table-cell table:style-name="ce26"/>
          <table:table-cell table:style-name="ce30"/>
          <table:table-cell table:style-name="ce8"/>
          <table:table-cell table:style-name="ce33"/>
          <table:table-cell/>
          <table:table-cell table:formula="of:=IF([.D22]&lt;&gt;&quot;&quot;;HYPERLINK(CONCATENATE(&quot;https://cwe.mitre.org/data/definitions/&quot;;[.D22]; &quot;.html&quot;); concat(&quot;CWE-&quot;;[.D22]));&quot;&quot;)">
            <text:p/>
          </table:table-cell>
          <table:table-cell table:number-columns-repeated="1017"/>
        </table:table-row>
        <table:table-row table:style-name="ro1">
          <table:table-cell table:style-name="ce24"/>
          <table:table-cell table:style-name="ce26"/>
          <table:table-cell table:style-name="ce30"/>
          <table:table-cell table:style-name="ce8"/>
          <table:table-cell table:style-name="ce33"/>
          <table:table-cell/>
          <table:table-cell table:formula="of:=IF([.D23]&lt;&gt;&quot;&quot;;HYPERLINK(CONCATENATE(&quot;https://cwe.mitre.org/data/definitions/&quot;;[.D23]; &quot;.html&quot;); concat(&quot;CWE-&quot;;[.D23]));&quot;&quot;)">
            <text:p/>
          </table:table-cell>
          <table:table-cell table:number-columns-repeated="1017"/>
        </table:table-row>
        <table:table-row table:style-name="ro1">
          <table:table-cell table:style-name="ce24"/>
          <table:table-cell table:style-name="ce26"/>
          <table:table-cell table:style-name="ce30"/>
          <table:table-cell table:style-name="ce8"/>
          <table:table-cell table:style-name="ce33"/>
          <table:table-cell/>
          <table:table-cell table:formula="of:=IF([.D24]&lt;&gt;&quot;&quot;;HYPERLINK(CONCATENATE(&quot;https://cwe.mitre.org/data/definitions/&quot;;[.D24]; &quot;.html&quot;); concat(&quot;CWE-&quot;;[.D24]));&quot;&quot;)">
            <text:p/>
          </table:table-cell>
          <table:table-cell table:number-columns-repeated="1017"/>
        </table:table-row>
        <table:table-row table:style-name="ro1">
          <table:table-cell table:style-name="ce24"/>
          <table:table-cell table:style-name="ce26"/>
          <table:table-cell table:style-name="ce30"/>
          <table:table-cell table:style-name="ce8"/>
          <table:table-cell table:style-name="ce33"/>
          <table:table-cell/>
          <table:table-cell table:formula="of:=IF([.D25]&lt;&gt;&quot;&quot;;HYPERLINK(CONCATENATE(&quot;https://cwe.mitre.org/data/definitions/&quot;;[.D25]; &quot;.html&quot;); concat(&quot;CWE-&quot;;[.D25]));&quot;&quot;)">
            <text:p/>
          </table:table-cell>
          <table:table-cell table:number-columns-repeated="1017"/>
        </table:table-row>
        <table:table-row table:style-name="ro1" table:number-rows-repeated="943">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2" table:number-rows-repeated="1047585">
          <table:table-cell table:number-columns-repeated="1024"/>
        </table:table-row>
        <table:table-row table:style-name="ro2">
          <table:table-cell table:number-columns-repeated="1024"/>
        </table:table-row>
        <calcext:conditional-formats>
          <calcext:conditional-format calcext:target-range-address="'Session Management'.C2:'Session Management'.C21">
            <calcext:condition calcext:apply-style-name="ConditionalStyle_4" calcext:value="formula-is([.E2]=&quot;Valid&quot;)" calcext:base-cell-address="'Session Management'.C2"/>
          </calcext:conditional-format>
          <calcext:conditional-format calcext:target-range-address="'Session Management'.C2:'Session Management'.C21">
            <calcext:condition calcext:apply-style-name="ConditionalStyle_5" calcext:value="formula-is([.E2]=&quot;Not Valid&quot;)" calcext:base-cell-address="'Session Management'.C2"/>
          </calcext:conditional-format>
          <calcext:conditional-format calcext:target-range-address="'Session Management'.C2:'Session Management'.C21">
            <calcext:condition calcext:apply-style-name="ConditionalStyle_6" calcext:value="formula-is([.E2]=&quot;Not Applicable&quot;)" calcext:base-cell-address="'Session Management'.C2"/>
          </calcext:conditional-format>
          <calcext:conditional-format calcext:target-range-address="'Session Management'.C2:'Session Management'.C21">
            <calcext:condition calcext:apply-style-name="ConditionalStyle_4" calcext:value="formula-is([.E2]=1)" calcext:base-cell-address="'Session Management'.C2"/>
          </calcext:conditional-format>
          <calcext:conditional-format calcext:target-range-address="'Session Management'.C2:'Session Management'.C21">
            <calcext:condition calcext:apply-style-name="ConditionalStyle_6" calcext:value="formula-is(#ref!=0)" calcext:base-cell-address="'Session Management'.C2"/>
          </calcext:conditional-format>
          <calcext:conditional-format calcext:target-range-address="'Session Management'.B2:'Session Management'.B21">
            <calcext:condition calcext:apply-style-name="ConditionalStyle_1" calcext:value="=3" calcext:base-cell-address="'Session Management'.B2"/>
          </calcext:conditional-format>
          <calcext:conditional-format calcext:target-range-address="'Session Management'.B2:'Session Management'.B21">
            <calcext:condition calcext:apply-style-name="ConditionalStyle_2" calcext:value="=2" calcext:base-cell-address="'Session Management'.B2"/>
          </calcext:conditional-format>
          <calcext:conditional-format calcext:target-range-address="'Session Management'.B2:'Session Management'.B21">
            <calcext:condition calcext:apply-style-name="ConditionalStyle_3" calcext:value="=1" calcext:base-cell-address="'Session Management'.B2"/>
          </calcext:conditional-format>
        </calcext:conditional-formats>
      </table:table>
      <table:table table:name="Access Control" table:style-name="ta5">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4.1.1</text:p>
          </table:table-cell>
          <table:table-cell table:style-name="ce43" office:value-type="float" office:value="1" calcext:value-type="float">
            <text:p>1</text:p>
          </table:table-cell>
          <table:table-cell table:style-name="ce44" office:value-type="string" calcext:value-type="string">
            <text:p>Verify that the application enforces access control rules on a trusted service layer, especially if client-side access control is present and could be bypassed.</text:p>
          </table:table-cell>
          <table:table-cell table:style-name="ce24" office:value-type="float" office:value="602" calcext:value-type="float">
            <text:p>602</text:p>
          </table:table-cell>
          <table:table-cell table:style-name="ce32" table:content-validation-name="val4"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4.1.2</text:p>
          </table:table-cell>
          <table:table-cell table:style-name="ce43" office:value-type="float" office:value="1" calcext:value-type="float">
            <text:p>1</text:p>
          </table:table-cell>
          <table:table-cell table:style-name="ce44" office:value-type="string" calcext:value-type="string">
            <text:p>Verify that all user and data attributes and policy information used by access controls cannot be manipulated by end users unless specifically authorized.</text:p>
          </table:table-cell>
          <table:table-cell table:style-name="ce24" office:value-type="float" office:value="639" calcext:value-type="float">
            <text:p>639</text:p>
          </table:table-cell>
          <table:table-cell table:style-name="ce32" table:content-validation-name="val4"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4.1.3</text:p>
          </table:table-cell>
          <table:table-cell table:style-name="ce43" office:value-type="float" office:value="1" calcext:value-type="float">
            <text:p>1</text:p>
          </table:table-cell>
          <table:table-cell table:style-name="ce44"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24" office:value-type="float" office:value="285" calcext:value-type="float">
            <text:p>285</text:p>
          </table:table-cell>
          <table:table-cell table:style-name="ce32" table:content-validation-name="val4"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4.1.4</text:p>
          </table:table-cell>
          <table:table-cell table:style-name="ce43" office:value-type="float" office:value="1" calcext:value-type="float">
            <text:p>1</text:p>
          </table:table-cell>
          <table:table-cell table:style-name="ce44"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24" office:value-type="float" office:value="276" calcext:value-type="float">
            <text:p>276</text:p>
          </table:table-cell>
          <table:table-cell table:style-name="ce32" table:content-validation-name="val4"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4.1.5</text:p>
          </table:table-cell>
          <table:table-cell table:style-name="ce43" office:value-type="float" office:value="1" calcext:value-type="float">
            <text:p>1</text:p>
          </table:table-cell>
          <table:table-cell table:style-name="ce44" office:value-type="string" calcext:value-type="string">
            <text:p>Verify that access controls fail securely including when an exception occurs. ([C10](https://www.owasp.org/index.php/OWASP_Proactive_Controls#tab=Formal_Numbering))</text:p>
          </table:table-cell>
          <table:table-cell table:style-name="ce24" office:value-type="float" office:value="285" calcext:value-type="float">
            <text:p>285</text:p>
          </table:table-cell>
          <table:table-cell table:style-name="ce32" table:content-validation-name="val4"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4.2.1</text:p>
          </table:table-cell>
          <table:table-cell table:style-name="ce43" office:value-type="float" office:value="1" calcext:value-type="float">
            <text:p>1</text:p>
          </table:table-cell>
          <table:table-cell table:style-name="ce44"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24" office:value-type="float" office:value="639" calcext:value-type="float">
            <text:p>639</text:p>
          </table:table-cell>
          <table:table-cell table:style-name="ce32" table:content-validation-name="val4"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4.2.2</text:p>
          </table:table-cell>
          <table:table-cell table:style-name="ce43" office:value-type="float" office:value="1" calcext:value-type="float">
            <text:p>1</text:p>
          </table:table-cell>
          <table:table-cell table:style-name="ce44"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24" office:value-type="float" office:value="352" calcext:value-type="float">
            <text:p>352</text:p>
          </table:table-cell>
          <table:table-cell table:style-name="ce32" table:content-validation-name="val4"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4.3.1</text:p>
          </table:table-cell>
          <table:table-cell table:style-name="ce43" office:value-type="float" office:value="1" calcext:value-type="float">
            <text:p>1</text:p>
          </table:table-cell>
          <table:table-cell table:style-name="ce44" office:value-type="string" calcext:value-type="string">
            <text:p>Verify administrative interfaces use appropriate multi-factor authentication to prevent unauthorized use.</text:p>
          </table:table-cell>
          <table:table-cell table:style-name="ce24" office:value-type="float" office:value="419" calcext:value-type="float">
            <text:p>419</text:p>
          </table:table-cell>
          <table:table-cell table:style-name="ce32" table:content-validation-name="val4"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4.3.2</text:p>
          </table:table-cell>
          <table:table-cell table:style-name="ce43" office:value-type="float" office:value="1" calcext:value-type="float">
            <text:p>1</text:p>
          </table:table-cell>
          <table:table-cell table:style-name="ce44"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24" office:value-type="float" office:value="548" calcext:value-type="float">
            <text:p>548</text:p>
          </table:table-cell>
          <table:table-cell table:style-name="ce32" table:content-validation-name="val4"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4.3.3</text:p>
          </table:table-cell>
          <table:table-cell table:style-name="ce43" office:value-type="float" office:value="2" calcext:value-type="float">
            <text:p>2</text:p>
          </table:table-cell>
          <table:table-cell table:style-name="ce44"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24" office:value-type="float" office:value="732" calcext:value-type="float">
            <text:p>732</text:p>
          </table:table-cell>
          <table:table-cell table:style-name="ce32" table:content-validation-name="val4"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number-rows-repeated="947">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2" table:number-rows-repeated="1047595">
          <table:table-cell table:number-columns-repeated="1024"/>
        </table:table-row>
        <table:table-row table:style-name="ro2">
          <table:table-cell table:number-columns-repeated="1024"/>
        </table:table-row>
        <calcext:conditional-formats>
          <calcext:conditional-format calcext:target-range-address="'Access Control'.C2:'Access Control'.C11">
            <calcext:condition calcext:apply-style-name="ConditionalStyle_4" calcext:value="formula-is([.E2]=&quot;Valid&quot;)" calcext:base-cell-address="'Access Control'.C2"/>
          </calcext:conditional-format>
          <calcext:conditional-format calcext:target-range-address="'Access Control'.C2:'Access Control'.C11">
            <calcext:condition calcext:apply-style-name="ConditionalStyle_5" calcext:value="formula-is([.E2]=&quot;Not Valid&quot;)" calcext:base-cell-address="'Access Control'.C2"/>
          </calcext:conditional-format>
          <calcext:conditional-format calcext:target-range-address="'Access Control'.C2:'Access Control'.C11">
            <calcext:condition calcext:apply-style-name="ConditionalStyle_6" calcext:value="formula-is([.E2]=&quot;Not Applicable&quot;)" calcext:base-cell-address="'Access Control'.C2"/>
          </calcext:conditional-format>
          <calcext:conditional-format calcext:target-range-address="'Access Control'.C2:'Access Control'.C11">
            <calcext:condition calcext:apply-style-name="ConditionalStyle_4" calcext:value="formula-is([.E2]=1)" calcext:base-cell-address="'Access Control'.C2"/>
          </calcext:conditional-format>
          <calcext:conditional-format calcext:target-range-address="'Access Control'.C2:'Access Control'.C11">
            <calcext:condition calcext:apply-style-name="ConditionalStyle_6" calcext:value="formula-is(#ref!=0)" calcext:base-cell-address="'Access Control'.C2"/>
          </calcext:conditional-format>
          <calcext:conditional-format calcext:target-range-address="'Access Control'.B2:'Access Control'.B11">
            <calcext:condition calcext:apply-style-name="ConditionalStyle_1" calcext:value="=3" calcext:base-cell-address="'Access Control'.B2"/>
          </calcext:conditional-format>
          <calcext:conditional-format calcext:target-range-address="'Access Control'.B2:'Access Control'.B11">
            <calcext:condition calcext:apply-style-name="ConditionalStyle_2" calcext:value="=2" calcext:base-cell-address="'Access Control'.B2"/>
          </calcext:conditional-format>
          <calcext:conditional-format calcext:target-range-address="'Access Control'.B2:'Access Control'.B11">
            <calcext:condition calcext:apply-style-name="ConditionalStyle_3" calcext:value="=1" calcext:base-cell-address="'Access Control'.B2"/>
          </calcext:conditional-format>
        </calcext:conditional-formats>
      </table:table>
      <table:table table:name="Validation" table:style-name="ta6">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5.1.1</text:p>
          </table:table-cell>
          <table:table-cell table:style-name="ce46" office:value-type="float" office:value="1" calcext:value-type="float">
            <text:p>1</text:p>
          </table:table-cell>
          <table:table-cell table:style-name="ce48"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4" office:value-type="float" office:value="235" calcext:value-type="float">
            <text:p>235</text:p>
          </table:table-cell>
          <table:table-cell table:style-name="ce32" table:content-validation-name="val5"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5.1.2</text:p>
          </table:table-cell>
          <table:table-cell table:style-name="ce46" office:value-type="float" office:value="1" calcext:value-type="float">
            <text:p>1</text:p>
          </table:table-cell>
          <table:table-cell table:style-name="ce48"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24" office:value-type="float" office:value="915" calcext:value-type="float">
            <text:p>915</text:p>
          </table:table-cell>
          <table:table-cell table:style-name="ce32" table:content-validation-name="val5"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5.1.3</text:p>
          </table:table-cell>
          <table:table-cell table:style-name="ce46" office:value-type="float" office:value="1" calcext:value-type="float">
            <text:p>1</text:p>
          </table:table-cell>
          <table:table-cell table:style-name="ce48"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24" office:value-type="float" office:value="20" calcext:value-type="float">
            <text:p>20</text:p>
          </table:table-cell>
          <table:table-cell table:style-name="ce32" table:content-validation-name="val5"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5.1.4</text:p>
          </table:table-cell>
          <table:table-cell table:style-name="ce46" office:value-type="float" office:value="1" calcext:value-type="float">
            <text:p>1</text:p>
          </table:table-cell>
          <table:table-cell table:style-name="ce48"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24" office:value-type="float" office:value="20" calcext:value-type="float">
            <text:p>20</text:p>
          </table:table-cell>
          <table:table-cell table:style-name="ce32" table:content-validation-name="val5"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5.1.5</text:p>
          </table:table-cell>
          <table:table-cell table:style-name="ce46" office:value-type="float" office:value="1" calcext:value-type="float">
            <text:p>1</text:p>
          </table:table-cell>
          <table:table-cell table:style-name="ce48" office:value-type="string" calcext:value-type="string">
            <text:p>Verify that URL redirects and forwards only allow whitelisted destinations, or show a warning when redirecting to potentially untrusted content.</text:p>
          </table:table-cell>
          <table:table-cell table:style-name="ce24" office:value-type="float" office:value="601" calcext:value-type="float">
            <text:p>601</text:p>
          </table:table-cell>
          <table:table-cell table:style-name="ce32" table:content-validation-name="val5"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5.2.1</text:p>
          </table:table-cell>
          <table:table-cell table:style-name="ce46" office:value-type="float" office:value="1" calcext:value-type="float">
            <text:p>1</text:p>
          </table:table-cell>
          <table:table-cell table:style-name="ce48"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24" office:value-type="float" office:value="116" calcext:value-type="float">
            <text:p>116</text:p>
          </table:table-cell>
          <table:table-cell table:style-name="ce32" table:content-validation-name="val5"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5.2.2</text:p>
          </table:table-cell>
          <table:table-cell table:style-name="ce46" office:value-type="float" office:value="1" calcext:value-type="float">
            <text:p>1</text:p>
          </table:table-cell>
          <table:table-cell table:style-name="ce48" office:value-type="string" calcext:value-type="string">
            <text:p>Verify that unstructured data is sanitized to enforce safety measures such as allowed characters and length.</text:p>
          </table:table-cell>
          <table:table-cell table:style-name="ce24" office:value-type="float" office:value="138" calcext:value-type="float">
            <text:p>138</text:p>
          </table:table-cell>
          <table:table-cell table:style-name="ce32" table:content-validation-name="val5"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5.2.3</text:p>
          </table:table-cell>
          <table:table-cell table:style-name="ce46" office:value-type="float" office:value="1" calcext:value-type="float">
            <text:p>1</text:p>
          </table:table-cell>
          <table:table-cell table:style-name="ce48" office:value-type="string" calcext:value-type="string">
            <text:p>Verify that the application sanitizes user input before passing to mail systems to protect against SMTP or IMAP injection.</text:p>
          </table:table-cell>
          <table:table-cell table:style-name="ce24" office:value-type="float" office:value="147" calcext:value-type="float">
            <text:p>147</text:p>
          </table:table-cell>
          <table:table-cell table:style-name="ce32" table:content-validation-name="val5"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5.2.4</text:p>
          </table:table-cell>
          <table:table-cell table:style-name="ce46" office:value-type="float" office:value="1" calcext:value-type="float">
            <text:p>1</text:p>
          </table:table-cell>
          <table:table-cell table:style-name="ce48"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24" office:value-type="float" office:value="95" calcext:value-type="float">
            <text:p>95</text:p>
          </table:table-cell>
          <table:table-cell table:style-name="ce32" table:content-validation-name="val5"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5.2.5</text:p>
          </table:table-cell>
          <table:table-cell table:style-name="ce46" office:value-type="float" office:value="1" calcext:value-type="float">
            <text:p>1</text:p>
          </table:table-cell>
          <table:table-cell table:style-name="ce48" office:value-type="string" calcext:value-type="string">
            <text:p>Verify that the application protects against template injection attacks by ensuring that any user input being included is sanitized or sandboxed.</text:p>
          </table:table-cell>
          <table:table-cell table:style-name="ce24" office:value-type="float" office:value="94" calcext:value-type="float">
            <text:p>94</text:p>
          </table:table-cell>
          <table:table-cell table:style-name="ce32" table:content-validation-name="val5"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5.2.6</text:p>
          </table:table-cell>
          <table:table-cell table:style-name="ce46" office:value-type="float" office:value="1" calcext:value-type="float">
            <text:p>1</text:p>
          </table:table-cell>
          <table:table-cell table:style-name="ce48"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24" office:value-type="float" office:value="918" calcext:value-type="float">
            <text:p>918</text:p>
          </table:table-cell>
          <table:table-cell table:style-name="ce32" table:content-validation-name="val5"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5.2.7</text:p>
          </table:table-cell>
          <table:table-cell table:style-name="ce46" office:value-type="float" office:value="1" calcext:value-type="float">
            <text:p>1</text:p>
          </table:table-cell>
          <table:table-cell table:style-name="ce48" office:value-type="string" calcext:value-type="string">
            <text:p>Verify that the application sanitizes, disables, or sandboxes user-supplied SVG scriptable content, especially as they relate to XSS resulting from inline scripts, and foreignObject.</text:p>
          </table:table-cell>
          <table:table-cell table:style-name="ce24" office:value-type="float" office:value="159" calcext:value-type="float">
            <text:p>159</text:p>
          </table:table-cell>
          <table:table-cell table:style-name="ce32" table:content-validation-name="val5"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5.2.8</text:p>
          </table:table-cell>
          <table:table-cell table:style-name="ce46" office:value-type="float" office:value="1" calcext:value-type="float">
            <text:p>1</text:p>
          </table:table-cell>
          <table:table-cell table:style-name="ce48"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24" office:value-type="float" office:value="94" calcext:value-type="float">
            <text:p>94</text:p>
          </table:table-cell>
          <table:table-cell table:style-name="ce32" table:content-validation-name="val5"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5.3.1</text:p>
          </table:table-cell>
          <table:table-cell table:style-name="ce46" office:value-type="float" office:value="1" calcext:value-type="float">
            <text:p>1</text:p>
          </table:table-cell>
          <table:table-cell table:style-name="ce48"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24" office:value-type="float" office:value="116" calcext:value-type="float">
            <text:p>116</text:p>
          </table:table-cell>
          <table:table-cell table:style-name="ce32" table:content-validation-name="val5"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5.3.10</text:p>
          </table:table-cell>
          <table:table-cell table:style-name="ce46" office:value-type="float" office:value="1" calcext:value-type="float">
            <text:p>1</text:p>
          </table:table-cell>
          <table:table-cell table:style-name="ce48" office:value-type="string" calcext:value-type="string">
            <text:p>Verify that the application protects against XPath injection or XML injection attacks. ([C4](https://www.owasp.org/index.php/OWASP_Proactive_Controls#tab=Formal_Numbering))</text:p>
          </table:table-cell>
          <table:table-cell table:style-name="ce24" office:value-type="float" office:value="643" calcext:value-type="float">
            <text:p>643</text:p>
          </table:table-cell>
          <table:table-cell table:style-name="ce32" table:content-validation-name="val5"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23" office:value-type="string" calcext:value-type="string">
            <text:p>5.3.2</text:p>
          </table:table-cell>
          <table:table-cell table:style-name="ce46" office:value-type="float" office:value="1" calcext:value-type="float">
            <text:p>1</text:p>
          </table:table-cell>
          <table:table-cell table:style-name="ce48"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24" office:value-type="float" office:value="176" calcext:value-type="float">
            <text:p>176</text:p>
          </table:table-cell>
          <table:table-cell table:style-name="ce32" table:content-validation-name="val5"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table-cell table:style-name="ce23" office:value-type="string" calcext:value-type="string">
            <text:p>5.3.3</text:p>
          </table:table-cell>
          <table:table-cell table:style-name="ce46" office:value-type="float" office:value="1" calcext:value-type="float">
            <text:p>1</text:p>
          </table:table-cell>
          <table:table-cell table:style-name="ce48"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24" office:value-type="float" office:value="79" calcext:value-type="float">
            <text:p>79</text:p>
          </table:table-cell>
          <table:table-cell table:style-name="ce32" table:content-validation-name="val5" office:value-type="string" calcext:value-type="string">
            <text:p>Unknown</text:p>
          </table:table-cell>
          <table:table-cell/>
          <table:table-cell table:style-name="ce21" table:formula="of:=IF([.D18]&lt;&gt;&quot;&quot;;HYPERLINK(CONCATENATE(&quot;https://cwe.mitre.org/data/definitions/&quot;;[.D18]; &quot;.html&quot;); concat(&quot;CWE-&quot;;[.D18]));&quot;&quot;)" office:value-type="string" office:string-value="" calcext:value-type="error">
            <text:p>#NAME?</text:p>
          </table:table-cell>
          <table:table-cell table:number-columns-repeated="1017"/>
        </table:table-row>
        <table:table-row table:style-name="ro1">
          <table:table-cell table:style-name="ce23" office:value-type="string" calcext:value-type="string">
            <text:p>5.3.4</text:p>
          </table:table-cell>
          <table:table-cell table:style-name="ce46" office:value-type="float" office:value="1" calcext:value-type="float">
            <text:p>1</text:p>
          </table:table-cell>
          <table:table-cell table:style-name="ce48"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24" office:value-type="float" office:value="89" calcext:value-type="float">
            <text:p>89</text:p>
          </table:table-cell>
          <table:table-cell table:style-name="ce32" table:content-validation-name="val5" office:value-type="string" calcext:value-type="string">
            <text:p>Unknown</text:p>
          </table:table-cell>
          <table:table-cell/>
          <table:table-cell table:style-name="ce21" table:formula="of:=IF([.D19]&lt;&gt;&quot;&quot;;HYPERLINK(CONCATENATE(&quot;https://cwe.mitre.org/data/definitions/&quot;;[.D19]; &quot;.html&quot;); concat(&quot;CWE-&quot;;[.D19]));&quot;&quot;)" office:value-type="string" office:string-value="" calcext:value-type="error">
            <text:p>#NAME?</text:p>
          </table:table-cell>
          <table:table-cell table:number-columns-repeated="1017"/>
        </table:table-row>
        <table:table-row table:style-name="ro1">
          <table:table-cell table:style-name="ce23" office:value-type="string" calcext:value-type="string">
            <text:p>5.3.5</text:p>
          </table:table-cell>
          <table:table-cell table:style-name="ce46" office:value-type="float" office:value="1" calcext:value-type="float">
            <text:p>1</text:p>
          </table:table-cell>
          <table:table-cell table:style-name="ce48"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24" office:value-type="float" office:value="89" calcext:value-type="float">
            <text:p>89</text:p>
          </table:table-cell>
          <table:table-cell table:style-name="ce32" table:content-validation-name="val5" office:value-type="string" calcext:value-type="string">
            <text:p>Unknown</text:p>
          </table:table-cell>
          <table:table-cell/>
          <table:table-cell table:style-name="ce21" table:formula="of:=IF([.D20]&lt;&gt;&quot;&quot;;HYPERLINK(CONCATENATE(&quot;https://cwe.mitre.org/data/definitions/&quot;;[.D20]; &quot;.html&quot;); concat(&quot;CWE-&quot;;[.D20]));&quot;&quot;)" office:value-type="string" office:string-value="" calcext:value-type="error">
            <text:p>#NAME?</text:p>
          </table:table-cell>
          <table:table-cell table:number-columns-repeated="1017"/>
        </table:table-row>
        <table:table-row table:style-name="ro1">
          <table:table-cell table:style-name="ce23" office:value-type="string" calcext:value-type="string">
            <text:p>5.3.6</text:p>
          </table:table-cell>
          <table:table-cell table:style-name="ce46" office:value-type="float" office:value="1" calcext:value-type="float">
            <text:p>1</text:p>
          </table:table-cell>
          <table:table-cell table:style-name="ce48"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24" office:value-type="float" office:value="830" calcext:value-type="float">
            <text:p>830</text:p>
          </table:table-cell>
          <table:table-cell table:style-name="ce32" table:content-validation-name="val5" office:value-type="string" calcext:value-type="string">
            <text:p>Unknown</text:p>
          </table:table-cell>
          <table:table-cell/>
          <table:table-cell table:style-name="ce21" table:formula="of:=IF([.D21]&lt;&gt;&quot;&quot;;HYPERLINK(CONCATENATE(&quot;https://cwe.mitre.org/data/definitions/&quot;;[.D21]; &quot;.html&quot;); concat(&quot;CWE-&quot;;[.D21]));&quot;&quot;)" office:value-type="string" office:string-value="" calcext:value-type="error">
            <text:p>#NAME?</text:p>
          </table:table-cell>
          <table:table-cell table:number-columns-repeated="1017"/>
        </table:table-row>
        <table:table-row table:style-name="ro1">
          <table:table-cell table:style-name="ce23" office:value-type="string" calcext:value-type="string">
            <text:p>5.3.7</text:p>
          </table:table-cell>
          <table:table-cell table:style-name="ce46" office:value-type="float" office:value="1" calcext:value-type="float">
            <text:p>1</text:p>
          </table:table-cell>
          <table:table-cell table:style-name="ce48"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24" office:value-type="float" office:value="943" calcext:value-type="float">
            <text:p>943</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3.8</text:p>
          </table:table-cell>
          <table:table-cell table:style-name="ce46" office:value-type="float" office:value="1" calcext:value-type="float">
            <text:p>1</text:p>
          </table:table-cell>
          <table:table-cell table:style-name="ce48"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24" office:value-type="float" office:value="78" calcext:value-type="float">
            <text:p>78</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3.9</text:p>
          </table:table-cell>
          <table:table-cell table:style-name="ce46" office:value-type="float" office:value="1" calcext:value-type="float">
            <text:p>1</text:p>
          </table:table-cell>
          <table:table-cell table:style-name="ce48" office:value-type="string" calcext:value-type="string">
            <text:p>Verify that the application protects against Local File Inclusion (LFI) or Remote File Inclusion (RFI) attacks.</text:p>
          </table:table-cell>
          <table:table-cell table:style-name="ce24" office:value-type="float" office:value="829" calcext:value-type="float">
            <text:p>829</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4.1</text:p>
          </table:table-cell>
          <table:table-cell table:style-name="ce46" office:value-type="float" office:value="2" calcext:value-type="float">
            <text:p>2</text:p>
          </table:table-cell>
          <table:table-cell table:style-name="ce48" office:value-type="string" calcext:value-type="string">
            <text:p>Verify that the application uses memory-safe string, safer memory copy and pointer arithmetic to detect or prevent stack, buffer, or heap overflows.</text:p>
          </table:table-cell>
          <table:table-cell table:style-name="ce24" office:value-type="float" office:value="120" calcext:value-type="float">
            <text:p>120</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4.2</text:p>
          </table:table-cell>
          <table:table-cell table:style-name="ce46" office:value-type="float" office:value="2" calcext:value-type="float">
            <text:p>2</text:p>
          </table:table-cell>
          <table:table-cell table:style-name="ce48" office:value-type="string" calcext:value-type="string">
            <text:p>Verify that format strings do not take potentially hostile input, and are constant.</text:p>
          </table:table-cell>
          <table:table-cell table:style-name="ce24" office:value-type="float" office:value="134" calcext:value-type="float">
            <text:p>134</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4.3</text:p>
          </table:table-cell>
          <table:table-cell table:style-name="ce46" office:value-type="float" office:value="2" calcext:value-type="float">
            <text:p>2</text:p>
          </table:table-cell>
          <table:table-cell table:style-name="ce48" office:value-type="string" calcext:value-type="string">
            <text:p>Verify that sign, range, and input validation techniques are used to prevent integer overflows.</text:p>
          </table:table-cell>
          <table:table-cell table:style-name="ce24" office:value-type="float" office:value="190" calcext:value-type="float">
            <text:p>190</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5.1</text:p>
          </table:table-cell>
          <table:table-cell table:style-name="ce46" office:value-type="float" office:value="1" calcext:value-type="float">
            <text:p>1</text:p>
          </table:table-cell>
          <table:table-cell table:style-name="ce48"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24" office:value-type="float" office:value="502" calcext:value-type="float">
            <text:p>502</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5.2</text:p>
          </table:table-cell>
          <table:table-cell table:style-name="ce46" office:value-type="float" office:value="1" calcext:value-type="float">
            <text:p>1</text:p>
          </table:table-cell>
          <table:table-cell table:style-name="ce48"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24" office:value-type="float" office:value="611" calcext:value-type="float">
            <text:p>611</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5.3</text:p>
          </table:table-cell>
          <table:table-cell table:style-name="ce46" office:value-type="float" office:value="1" calcext:value-type="float">
            <text:p>1</text:p>
          </table:table-cell>
          <table:table-cell table:style-name="ce48" office:value-type="string" calcext:value-type="string">
            <text:p>Verify that deserialization of untrusted data is avoided or is protected in both custom code and third-party libraries (such as JSON, XML and YAML parsers).</text:p>
          </table:table-cell>
          <table:table-cell table:style-name="ce24" office:value-type="float" office:value="502" calcext:value-type="float">
            <text:p>502</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office:value-type="string" calcext:value-type="string">
            <text:p>5.5.4</text:p>
          </table:table-cell>
          <table:table-cell table:style-name="ce46" office:value-type="float" office:value="1" calcext:value-type="float">
            <text:p>1</text:p>
          </table:table-cell>
          <table:table-cell table:style-name="ce48" office:value-type="string" calcext:value-type="string">
            <text:p>Verify that when parsing JSON in browsers or JavaScript-based backends, JSON.parse is used to parse the JSON document. Do not use eval() to parse JSON.</text:p>
          </table:table-cell>
          <table:table-cell table:style-name="ce24" office:value-type="float" office:value="95" calcext:value-type="float">
            <text:p>95</text:p>
          </table:table-cell>
          <table:table-cell table:style-name="ce32" table:content-validation-name="val5" office:value-type="string" calcext:value-type="string">
            <text:p>Unknown</text:p>
          </table:table-cell>
          <table:table-cell table:number-columns-repeated="1019"/>
        </table:table-row>
        <table:table-row table:style-name="ro1">
          <table:table-cell table:style-name="ce23"/>
          <table:table-cell table:style-name="ce46"/>
          <table:table-cell table:style-name="ce49"/>
          <table:table-cell table:style-name="ce24"/>
          <table:table-cell table:style-name="ce33"/>
          <table:table-cell table:number-columns-repeated="1019"/>
        </table:table-row>
        <table:table-row table:style-name="ro1" table:number-rows-repeated="5">
          <table:table-cell table:style-name="ce23"/>
          <table:table-cell table:style-name="ce46"/>
          <table:table-cell table:style-name="ce49"/>
          <table:table-cell table:style-name="ce24"/>
          <table:table-cell table:style-name="ce33"/>
          <table:table-cell table:number-columns-repeated="1019"/>
        </table:table-row>
        <table:table-row table:style-name="ro1">
          <table:table-cell table:style-name="ce23"/>
          <table:table-cell table:style-name="ce46"/>
          <table:table-cell table:style-name="ce49"/>
          <table:table-cell table:style-name="ce24"/>
          <table:table-cell table:style-name="ce33"/>
          <table:table-cell table:number-columns-repeated="1019"/>
        </table:table-row>
        <table:table-row table:style-name="ro1" table:number-rows-repeated="3">
          <table:table-cell table:style-name="ce23"/>
          <table:table-cell table:style-name="ce46"/>
          <table:table-cell table:style-name="ce49"/>
          <table:table-cell table:style-name="ce24"/>
          <table:table-cell table:style-name="ce33"/>
          <table:table-cell table:number-columns-repeated="1019"/>
        </table:table-row>
        <table:table-row table:style-name="ro1">
          <table:table-cell table:style-name="ce45"/>
          <table:table-cell table:style-name="ce46"/>
          <table:table-cell table:style-name="ce49"/>
          <table:table-cell table:style-name="ce24"/>
          <table:table-cell table:style-name="ce33"/>
          <table:table-cell table:number-columns-repeated="1019"/>
        </table:table-row>
        <table:table-row table:style-name="ro1">
          <table:table-cell table:style-name="ce23"/>
          <table:table-cell table:style-name="ce47"/>
          <table:table-cell table:style-name="ce49"/>
          <table:table-cell table:style-name="ce24"/>
          <table:table-cell table:style-name="ce33"/>
          <table:table-cell table:number-columns-repeated="1019"/>
        </table:table-row>
        <table:table-row table:style-name="ro1">
          <table:table-cell table:style-name="ce24"/>
          <table:table-cell table:style-name="ce26"/>
          <table:table-cell table:style-name="ce50"/>
          <table:table-cell table:style-name="ce8"/>
          <table:table-cell table:style-name="ce33"/>
          <table:table-cell table:number-columns-repeated="1019"/>
        </table:table-row>
        <table:table-row table:style-name="ro1" table:number-rows-repeated="935">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Validation.C2:Validation.C31">
            <calcext:condition calcext:apply-style-name="ConditionalStyle_4" calcext:value="formula-is([.E2]=&quot;Valid&quot;)" calcext:base-cell-address="Validation.C2"/>
          </calcext:conditional-format>
          <calcext:conditional-format calcext:target-range-address="Validation.C2:Validation.C31">
            <calcext:condition calcext:apply-style-name="ConditionalStyle_5" calcext:value="formula-is([.E2]=&quot;Not Valid&quot;)" calcext:base-cell-address="Validation.C2"/>
          </calcext:conditional-format>
          <calcext:conditional-format calcext:target-range-address="Validation.C2:Validation.C31">
            <calcext:condition calcext:apply-style-name="ConditionalStyle_6" calcext:value="formula-is([.E2]=&quot;Not Applicable&quot;)" calcext:base-cell-address="Validation.C2"/>
          </calcext:conditional-format>
          <calcext:conditional-format calcext:target-range-address="Validation.C44:Validation.C44">
            <calcext:condition calcext:apply-style-name="ConditionalStyle_6" calcext:value="formula-is(#ref!=0)" calcext:base-cell-address="Validation.C44"/>
          </calcext:conditional-format>
          <calcext:conditional-format calcext:target-range-address="Validation.C2:Validation.C43">
            <calcext:condition calcext:apply-style-name="ConditionalStyle_4" calcext:value="formula-is([.E2]=1)" calcext:base-cell-address="Validation.C2"/>
          </calcext:conditional-format>
          <calcext:conditional-format calcext:target-range-address="Validation.C2:Validation.C43">
            <calcext:condition calcext:apply-style-name="ConditionalStyle_6" calcext:value="formula-is(#ref!=0)" calcext:base-cell-address="Validation.C2"/>
          </calcext:conditional-format>
          <calcext:conditional-format calcext:target-range-address="Validation.B2:Validation.B43">
            <calcext:condition calcext:apply-style-name="ConditionalStyle_1" calcext:value="=3" calcext:base-cell-address="Validation.B2"/>
          </calcext:conditional-format>
          <calcext:conditional-format calcext:target-range-address="Validation.B2:Validation.B43">
            <calcext:condition calcext:apply-style-name="ConditionalStyle_2" calcext:value="=2" calcext:base-cell-address="Validation.B2"/>
          </calcext:conditional-format>
          <calcext:conditional-format calcext:target-range-address="Validation.B2:Validation.B43">
            <calcext:condition calcext:apply-style-name="ConditionalStyle_3" calcext:value="=1" calcext:base-cell-address="Validation.B2"/>
          </calcext:conditional-format>
        </calcext:conditional-formats>
      </table:table>
      <table:table table:name="Cryptography" table:style-name="ta7">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35"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36" office:value-type="string" calcext:value-type="string">
            <text:p>6.1.1</text:p>
          </table:table-cell>
          <table:table-cell table:style-name="ce51" office:value-type="float" office:value="2" calcext:value-type="float">
            <text:p>2</text:p>
          </table:table-cell>
          <table:table-cell table:style-name="ce53"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4" office:value-type="float" office:value="311" calcext:value-type="float">
            <text:p>311</text:p>
          </table:table-cell>
          <table:table-cell table:style-name="ce32" table:content-validation-name="val6"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36" office:value-type="string" calcext:value-type="string">
            <text:p>6.1.2</text:p>
          </table:table-cell>
          <table:table-cell table:style-name="ce51" office:value-type="float" office:value="2" calcext:value-type="float">
            <text:p>2</text:p>
          </table:table-cell>
          <table:table-cell table:style-name="ce53" office:value-type="string" calcext:value-type="string">
            <text:p>Verify that regulated health data is stored encrypted while at rest, such as medical records, medical device details, or de-anonymized research records.</text:p>
          </table:table-cell>
          <table:table-cell table:style-name="ce24" office:value-type="float" office:value="311" calcext:value-type="float">
            <text:p>311</text:p>
          </table:table-cell>
          <table:table-cell table:style-name="ce32" table:content-validation-name="val6"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36" office:value-type="string" calcext:value-type="string">
            <text:p>6.1.3</text:p>
          </table:table-cell>
          <table:table-cell table:style-name="ce51" office:value-type="float" office:value="2" calcext:value-type="float">
            <text:p>2</text:p>
          </table:table-cell>
          <table:table-cell table:style-name="ce53"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4" office:value-type="float" office:value="311" calcext:value-type="float">
            <text:p>311</text:p>
          </table:table-cell>
          <table:table-cell table:style-name="ce32" table:content-validation-name="val6"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36" office:value-type="string" calcext:value-type="string">
            <text:p>6.2.1</text:p>
          </table:table-cell>
          <table:table-cell table:style-name="ce51" office:value-type="float" office:value="1" calcext:value-type="float">
            <text:p>1</text:p>
          </table:table-cell>
          <table:table-cell table:style-name="ce53" office:value-type="string" calcext:value-type="string">
            <text:p>Verify that all cryptographic modules fail securely, and errors are handled in a way that does not enable Padding Oracle attacks.</text:p>
          </table:table-cell>
          <table:table-cell table:style-name="ce24" office:value-type="float" office:value="310" calcext:value-type="float">
            <text:p>310</text:p>
          </table:table-cell>
          <table:table-cell table:style-name="ce32" table:content-validation-name="val6"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36" office:value-type="string" calcext:value-type="string">
            <text:p>6.2.2</text:p>
          </table:table-cell>
          <table:table-cell table:style-name="ce51" office:value-type="float" office:value="2" calcext:value-type="float">
            <text:p>2</text:p>
          </table:table-cell>
          <table:table-cell table:style-name="ce53"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4" office:value-type="float" office:value="327" calcext:value-type="float">
            <text:p>327</text:p>
          </table:table-cell>
          <table:table-cell table:style-name="ce32" table:content-validation-name="val6"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36" office:value-type="string" calcext:value-type="string">
            <text:p>6.2.3</text:p>
          </table:table-cell>
          <table:table-cell table:style-name="ce51" office:value-type="float" office:value="2" calcext:value-type="float">
            <text:p>2</text:p>
          </table:table-cell>
          <table:table-cell table:style-name="ce53" office:value-type="string" calcext:value-type="string">
            <text:p>Verify that encryption initialization vector, cipher configuration, and block modes are configured securely using the latest advice.</text:p>
          </table:table-cell>
          <table:table-cell table:style-name="ce24" office:value-type="float" office:value="326" calcext:value-type="float">
            <text:p>326</text:p>
          </table:table-cell>
          <table:table-cell table:style-name="ce32" table:content-validation-name="val6"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36" office:value-type="string" calcext:value-type="string">
            <text:p>6.2.4</text:p>
          </table:table-cell>
          <table:table-cell table:style-name="ce51" office:value-type="float" office:value="2" calcext:value-type="float">
            <text:p>2</text:p>
          </table:table-cell>
          <table:table-cell table:style-name="ce53"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4" office:value-type="float" office:value="326" calcext:value-type="float">
            <text:p>326</text:p>
          </table:table-cell>
          <table:table-cell table:style-name="ce32" table:content-validation-name="val6"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36" office:value-type="string" calcext:value-type="string">
            <text:p>6.2.5</text:p>
          </table:table-cell>
          <table:table-cell table:style-name="ce51" office:value-type="float" office:value="2" calcext:value-type="float">
            <text:p>2</text:p>
          </table:table-cell>
          <table:table-cell table:style-name="ce53"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4" office:value-type="float" office:value="326" calcext:value-type="float">
            <text:p>326</text:p>
          </table:table-cell>
          <table:table-cell table:style-name="ce32" table:content-validation-name="val6"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36" office:value-type="string" calcext:value-type="string">
            <text:p>6.2.6</text:p>
          </table:table-cell>
          <table:table-cell table:style-name="ce51" office:value-type="float" office:value="2" calcext:value-type="float">
            <text:p>2</text:p>
          </table:table-cell>
          <table:table-cell table:style-name="ce53"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4" office:value-type="float" office:value="326" calcext:value-type="float">
            <text:p>326</text:p>
          </table:table-cell>
          <table:table-cell table:style-name="ce32" table:content-validation-name="val6"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36" office:value-type="string" calcext:value-type="string">
            <text:p>6.2.7</text:p>
          </table:table-cell>
          <table:table-cell table:style-name="ce51" office:value-type="float" office:value="3" calcext:value-type="float">
            <text:p>3</text:p>
          </table:table-cell>
          <table:table-cell table:style-name="ce53" office:value-type="string" calcext:value-type="string">
            <text:p>Verify that encrypted data is authenticated via signatures, authenticated cipher modes, or HMAC to ensure that ciphertext is not altered by an unauthorized party.</text:p>
          </table:table-cell>
          <table:table-cell table:style-name="ce24" office:value-type="float" office:value="326" calcext:value-type="float">
            <text:p>326</text:p>
          </table:table-cell>
          <table:table-cell table:style-name="ce32" table:content-validation-name="val6"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36" office:value-type="string" calcext:value-type="string">
            <text:p>6.2.8</text:p>
          </table:table-cell>
          <table:table-cell table:style-name="ce51" office:value-type="float" office:value="3" calcext:value-type="float">
            <text:p>3</text:p>
          </table:table-cell>
          <table:table-cell table:style-name="ce53" office:value-type="string" calcext:value-type="string">
            <text:p>Verify that all cryptographic operations are constant-time, with no 'short-circuit' operations in comparisons, calculations, or returns, to avoid leaking information.</text:p>
          </table:table-cell>
          <table:table-cell table:style-name="ce24" office:value-type="float" office:value="385" calcext:value-type="float">
            <text:p>385</text:p>
          </table:table-cell>
          <table:table-cell table:style-name="ce32" table:content-validation-name="val6"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36" office:value-type="string" calcext:value-type="string">
            <text:p>6.3.1</text:p>
          </table:table-cell>
          <table:table-cell table:style-name="ce51" office:value-type="float" office:value="2" calcext:value-type="float">
            <text:p>2</text:p>
          </table:table-cell>
          <table:table-cell table:style-name="ce53"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4" office:value-type="float" office:value="338" calcext:value-type="float">
            <text:p>338</text:p>
          </table:table-cell>
          <table:table-cell table:style-name="ce32" table:content-validation-name="val6"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36" office:value-type="string" calcext:value-type="string">
            <text:p>6.3.2</text:p>
          </table:table-cell>
          <table:table-cell table:style-name="ce51" office:value-type="float" office:value="2" calcext:value-type="float">
            <text:p>2</text:p>
          </table:table-cell>
          <table:table-cell table:style-name="ce53"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4" office:value-type="float" office:value="338" calcext:value-type="float">
            <text:p>338</text:p>
          </table:table-cell>
          <table:table-cell table:style-name="ce32" table:content-validation-name="val6"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36" office:value-type="string" calcext:value-type="string">
            <text:p>6.3.3</text:p>
          </table:table-cell>
          <table:table-cell table:style-name="ce51" office:value-type="float" office:value="3" calcext:value-type="float">
            <text:p>3</text:p>
          </table:table-cell>
          <table:table-cell table:style-name="ce53" office:value-type="string" calcext:value-type="string">
            <text:p>Verify that random numbers are created with proper entropy even when the application is under heavy load, or that the application degrades gracefully in such circumstances.</text:p>
          </table:table-cell>
          <table:table-cell table:style-name="ce24" office:value-type="float" office:value="338" calcext:value-type="float">
            <text:p>338</text:p>
          </table:table-cell>
          <table:table-cell table:style-name="ce32" table:content-validation-name="val6"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36" office:value-type="string" calcext:value-type="string">
            <text:p>6.4.1</text:p>
          </table:table-cell>
          <table:table-cell table:style-name="ce51" office:value-type="float" office:value="2" calcext:value-type="float">
            <text:p>2</text:p>
          </table:table-cell>
          <table:table-cell table:style-name="ce53"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4" office:value-type="float" office:value="798" calcext:value-type="float">
            <text:p>798</text:p>
          </table:table-cell>
          <table:table-cell table:style-name="ce32" table:content-validation-name="val6"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36" office:value-type="string" calcext:value-type="string">
            <text:p>6.4.2</text:p>
          </table:table-cell>
          <table:table-cell table:style-name="ce51" office:value-type="float" office:value="2" calcext:value-type="float">
            <text:p>2</text:p>
          </table:table-cell>
          <table:table-cell table:style-name="ce53"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4" office:value-type="float" office:value="320" calcext:value-type="float">
            <text:p>320</text:p>
          </table:table-cell>
          <table:table-cell table:style-name="ce32" table:content-validation-name="val6"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number-rows-repeated="19">
          <table:table-cell table:style-name="ce36"/>
          <table:table-cell table:style-name="ce52"/>
          <table:table-cell table:style-name="ce54"/>
          <table:table-cell table:style-name="ce24"/>
          <table:table-cell table:style-name="ce33"/>
          <table:table-cell table:number-columns-repeated="1019"/>
        </table:table-row>
        <table:table-row table:style-name="ro1">
          <table:table-cell table:style-name="ce36"/>
          <table:table-cell table:style-name="ce52"/>
          <table:table-cell table:style-name="ce55"/>
          <table:table-cell table:style-name="ce24"/>
          <table:table-cell table:style-name="ce33"/>
          <table:table-cell table:number-columns-repeated="1019"/>
        </table:table-row>
        <table:table-row table:style-name="ro1" table:number-rows-repeated="2">
          <table:table-cell table:style-name="ce36"/>
          <table:table-cell table:style-name="ce52"/>
          <table:table-cell table:style-name="ce54"/>
          <table:table-cell table:style-name="ce24"/>
          <table:table-cell table:style-name="ce33"/>
          <table:table-cell table:number-columns-repeated="1019"/>
        </table:table-row>
        <table:table-row table:style-name="ro1">
          <table:table-cell table:style-name="ce36"/>
          <table:table-cell table:style-name="ce26"/>
          <table:table-cell table:style-name="ce56"/>
          <table:table-cell table:style-name="ce8"/>
          <table:table-cell table:style-name="ce33"/>
          <table:table-cell table:number-columns-repeated="1019"/>
        </table:table-row>
        <table:table-row table:style-name="ro1" table:number-rows-repeated="924">
          <table:table-cell table:style-name="ce36"/>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36"/>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36"/>
          <table:table-cell table:style-name="ce26"/>
          <table:table-cell table:style-name="ce30"/>
          <table:table-cell table:style-name="ce8"/>
          <table:table-cell table:number-columns-repeated="1020"/>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Cryptography.C2:Cryptography.C17">
            <calcext:condition calcext:apply-style-name="ConditionalStyle_4" calcext:value="formula-is([.E2]=&quot;Valid&quot;)" calcext:base-cell-address="Cryptography.C2"/>
          </calcext:conditional-format>
          <calcext:conditional-format calcext:target-range-address="Cryptography.C2:Cryptography.C17">
            <calcext:condition calcext:apply-style-name="ConditionalStyle_5" calcext:value="formula-is([.E2]=&quot;Not Valid&quot;)" calcext:base-cell-address="Cryptography.C2"/>
          </calcext:conditional-format>
          <calcext:conditional-format calcext:target-range-address="Cryptography.C2:Cryptography.C17">
            <calcext:condition calcext:apply-style-name="ConditionalStyle_6" calcext:value="formula-is([.E2]=&quot;Not Applicable&quot;)" calcext:base-cell-address="Cryptography.C2"/>
          </calcext:conditional-format>
          <calcext:conditional-format calcext:target-range-address="Cryptography.C40:Cryptography.C40">
            <calcext:condition calcext:apply-style-name="ConditionalStyle_6" calcext:value="formula-is(#ref!=0)" calcext:base-cell-address="Cryptography.C40"/>
          </calcext:conditional-format>
          <calcext:conditional-format calcext:target-range-address="Cryptography.C2:Cryptography.C39">
            <calcext:condition calcext:apply-style-name="ConditionalStyle_4" calcext:value="formula-is([.E2]=1)" calcext:base-cell-address="Cryptography.C2"/>
          </calcext:conditional-format>
          <calcext:conditional-format calcext:target-range-address="Cryptography.C2:Cryptography.C39">
            <calcext:condition calcext:apply-style-name="ConditionalStyle_6" calcext:value="formula-is(#ref!=0)" calcext:base-cell-address="Cryptography.C2"/>
          </calcext:conditional-format>
          <calcext:conditional-format calcext:target-range-address="Cryptography.B2:Cryptography.B39">
            <calcext:condition calcext:apply-style-name="ConditionalStyle_1" calcext:value="=3" calcext:base-cell-address="Cryptography.B2"/>
          </calcext:conditional-format>
          <calcext:conditional-format calcext:target-range-address="Cryptography.B2:Cryptography.B39">
            <calcext:condition calcext:apply-style-name="ConditionalStyle_2" calcext:value="=2" calcext:base-cell-address="Cryptography.B2"/>
          </calcext:conditional-format>
          <calcext:conditional-format calcext:target-range-address="Cryptography.B2:Cryptography.B39">
            <calcext:condition calcext:apply-style-name="ConditionalStyle_3" calcext:value="=1" calcext:base-cell-address="Cryptography.B2"/>
          </calcext:conditional-format>
        </calcext:conditional-formats>
      </table:table>
      <table:table table:name="Error Handling" table:style-name="ta8">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7.1.1</text:p>
          </table:table-cell>
          <table:table-cell table:style-name="ce57" office:value-type="float" office:value="1" calcext:value-type="float">
            <text:p>1</text:p>
          </table:table-cell>
          <table:table-cell table:style-name="ce59"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24" office:value-type="float" office:value="532" calcext:value-type="float">
            <text:p>532</text:p>
          </table:table-cell>
          <table:table-cell table:style-name="ce32" table:content-validation-name="val7"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7.1.2</text:p>
          </table:table-cell>
          <table:table-cell table:style-name="ce57" office:value-type="float" office:value="1" calcext:value-type="float">
            <text:p>1</text:p>
          </table:table-cell>
          <table:table-cell table:style-name="ce59"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24" office:value-type="float" office:value="532" calcext:value-type="float">
            <text:p>532</text:p>
          </table:table-cell>
          <table:table-cell table:style-name="ce32" table:content-validation-name="val7"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7.1.3</text:p>
          </table:table-cell>
          <table:table-cell table:style-name="ce57" office:value-type="float" office:value="2" calcext:value-type="float">
            <text:p>2</text:p>
          </table:table-cell>
          <table:table-cell table:style-name="ce59"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24" office:value-type="float" office:value="778" calcext:value-type="float">
            <text:p>778</text:p>
          </table:table-cell>
          <table:table-cell table:style-name="ce32" table:content-validation-name="val7"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7.1.4</text:p>
          </table:table-cell>
          <table:table-cell table:style-name="ce57" office:value-type="float" office:value="2" calcext:value-type="float">
            <text:p>2</text:p>
          </table:table-cell>
          <table:table-cell table:style-name="ce59"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24" office:value-type="float" office:value="778" calcext:value-type="float">
            <text:p>778</text:p>
          </table:table-cell>
          <table:table-cell table:style-name="ce32" table:content-validation-name="val7"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7.2.1</text:p>
          </table:table-cell>
          <table:table-cell table:style-name="ce57" office:value-type="float" office:value="2" calcext:value-type="float">
            <text:p>2</text:p>
          </table:table-cell>
          <table:table-cell table:style-name="ce5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24" office:value-type="float" office:value="778" calcext:value-type="float">
            <text:p>778</text:p>
          </table:table-cell>
          <table:table-cell table:style-name="ce32" table:content-validation-name="val7"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7.2.2</text:p>
          </table:table-cell>
          <table:table-cell table:style-name="ce57" office:value-type="float" office:value="2" calcext:value-type="float">
            <text:p>2</text:p>
          </table:table-cell>
          <table:table-cell table:style-name="ce5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24" office:value-type="float" office:value="285" calcext:value-type="float">
            <text:p>285</text:p>
          </table:table-cell>
          <table:table-cell table:style-name="ce32" table:content-validation-name="val7"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7.3.1</text:p>
          </table:table-cell>
          <table:table-cell table:style-name="ce57" office:value-type="float" office:value="2" calcext:value-type="float">
            <text:p>2</text:p>
          </table:table-cell>
          <table:table-cell table:style-name="ce59" office:value-type="string" calcext:value-type="string">
            <text:p>Verify that the application appropriately encodes user-supplied data to prevent log injection. ([C9](https://www.owasp.org/index.php/OWASP_Proactive_Controls#tab=Formal_Numbering))</text:p>
          </table:table-cell>
          <table:table-cell table:style-name="ce24" office:value-type="float" office:value="117" calcext:value-type="float">
            <text:p>117</text:p>
          </table:table-cell>
          <table:table-cell table:style-name="ce32" table:content-validation-name="val7"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7.3.2</text:p>
          </table:table-cell>
          <table:table-cell table:style-name="ce57" office:value-type="float" office:value="2" calcext:value-type="float">
            <text:p>2</text:p>
          </table:table-cell>
          <table:table-cell table:style-name="ce59" office:value-type="string" calcext:value-type="string">
            <text:p>Verify that all events are protected from injection when viewed in log viewing software. ([C9](https://www.owasp.org/index.php/OWASP_Proactive_Controls#tab=Formal_Numbering))</text:p>
          </table:table-cell>
          <table:table-cell table:style-name="ce24" office:value-type="float" office:value="117" calcext:value-type="float">
            <text:p>117</text:p>
          </table:table-cell>
          <table:table-cell table:style-name="ce32" table:content-validation-name="val7"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7.3.3</text:p>
          </table:table-cell>
          <table:table-cell table:style-name="ce57" office:value-type="float" office:value="2" calcext:value-type="float">
            <text:p>2</text:p>
          </table:table-cell>
          <table:table-cell table:style-name="ce59" office:value-type="string" calcext:value-type="string">
            <text:p>Verify that security logs are protected from unauthorized access and modification. ([C9](https://www.owasp.org/index.php/OWASP_Proactive_Controls#tab=Formal_Numbering))</text:p>
          </table:table-cell>
          <table:table-cell table:style-name="ce24" office:value-type="float" office:value="200" calcext:value-type="float">
            <text:p>200</text:p>
          </table:table-cell>
          <table:table-cell table:style-name="ce32" table:content-validation-name="val7"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7.3.4</text:p>
          </table:table-cell>
          <table:table-cell table:style-name="ce57" office:value-type="float" office:value="2" calcext:value-type="float">
            <text:p>2</text:p>
          </table:table-cell>
          <table:table-cell table:style-name="ce60"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31"/>
          <table:table-cell table:style-name="ce32" table:content-validation-name="val7" office:value-type="string" calcext:value-type="string">
            <text:p>Unknown</text:p>
          </table:table-cell>
          <table:table-cell/>
          <table:table-cell table:formula="of:=IF([.D11]&lt;&gt;&quot;&quot;;HYPERLINK(CONCATENATE(&quot;https://cwe.mitre.org/data/definitions/&quot;;[.D11]; &quot;.html&quot;); concat(&quot;CWE-&quot;;[.D11]));&quot;&quot;)">
            <text:p/>
          </table:table-cell>
          <table:table-cell table:number-columns-repeated="1017"/>
        </table:table-row>
        <table:table-row table:style-name="ro1">
          <table:table-cell table:style-name="ce23" office:value-type="string" calcext:value-type="string">
            <text:p>7.4.1</text:p>
          </table:table-cell>
          <table:table-cell table:style-name="ce57" office:value-type="float" office:value="1" calcext:value-type="float">
            <text:p>1</text:p>
          </table:table-cell>
          <table:table-cell table:style-name="ce59"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24" office:value-type="float" office:value="210" calcext:value-type="float">
            <text:p>210</text:p>
          </table:table-cell>
          <table:table-cell table:style-name="ce32" table:content-validation-name="val7"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7.4.2</text:p>
          </table:table-cell>
          <table:table-cell table:style-name="ce57" office:value-type="float" office:value="2" calcext:value-type="float">
            <text:p>2</text:p>
          </table:table-cell>
          <table:table-cell table:style-name="ce59"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24" office:value-type="float" office:value="544" calcext:value-type="float">
            <text:p>544</text:p>
          </table:table-cell>
          <table:table-cell table:style-name="ce32" table:content-validation-name="val7"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7.4.3</text:p>
          </table:table-cell>
          <table:table-cell table:style-name="ce57" office:value-type="float" office:value="2" calcext:value-type="float">
            <text:p>2</text:p>
          </table:table-cell>
          <table:table-cell table:style-name="ce59" office:value-type="string" calcext:value-type="string">
            <text:p>Verify that a "last resort" error handler is defined which will catch all unhandled exceptions. ([C10](https://www.owasp.org/index.php/OWASP_Proactive_Controls#tab=Formal_Numbering))</text:p>
          </table:table-cell>
          <table:table-cell table:style-name="ce24" office:value-type="float" office:value="460" calcext:value-type="float">
            <text:p>460</text:p>
          </table:table-cell>
          <table:table-cell table:style-name="ce32" table:content-validation-name="val7"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number-rows-repeated="19">
          <table:table-cell table:style-name="ce23"/>
          <table:table-cell table:style-name="ce58"/>
          <table:table-cell table:style-name="ce61"/>
          <table:table-cell table:style-name="ce24"/>
          <table:table-cell table:style-name="ce33"/>
          <table:table-cell table:number-columns-repeated="1019"/>
        </table:table-row>
        <table:table-row table:style-name="ro1">
          <table:table-cell table:style-name="ce23"/>
          <table:table-cell table:style-name="ce58"/>
          <table:table-cell table:style-name="ce62"/>
          <table:table-cell table:style-name="ce24"/>
          <table:table-cell table:style-name="ce33"/>
          <table:table-cell table:number-columns-repeated="1019"/>
        </table:table-row>
        <table:table-row table:style-name="ro1" table:number-rows-repeated="2">
          <table:table-cell table:style-name="ce23"/>
          <table:table-cell table:style-name="ce58"/>
          <table:table-cell table:style-name="ce61"/>
          <table:table-cell table:style-name="ce24"/>
          <table:table-cell table:style-name="ce33"/>
          <table:table-cell table:number-columns-repeated="1019"/>
        </table:table-row>
        <table:table-row table:style-name="ro1">
          <table:table-cell table:style-name="ce24"/>
          <table:table-cell table:style-name="ce26"/>
          <table:table-cell table:style-name="ce63"/>
          <table:table-cell table:style-name="ce8"/>
          <table:table-cell table:style-name="ce33"/>
          <table:table-cell table:number-columns-repeated="1019"/>
        </table:table-row>
        <table:table-row table:style-name="ro1" table:number-rows-repeated="924">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81">
          <table:table-cell table:number-columns-repeated="1024"/>
        </table:table-row>
        <table:table-row table:style-name="ro2">
          <table:table-cell table:number-columns-repeated="1024"/>
        </table:table-row>
        <calcext:conditional-formats>
          <calcext:conditional-format calcext:target-range-address="'Error Handling'.C2:'Error Handling'.C14">
            <calcext:condition calcext:apply-style-name="ConditionalStyle_4" calcext:value="formula-is([.E2]=&quot;Valid&quot;)" calcext:base-cell-address="'Error Handling'.C2"/>
          </calcext:conditional-format>
          <calcext:conditional-format calcext:target-range-address="'Error Handling'.C2:'Error Handling'.C14">
            <calcext:condition calcext:apply-style-name="ConditionalStyle_5" calcext:value="formula-is([.E2]=&quot;Not Valid&quot;)" calcext:base-cell-address="'Error Handling'.C2"/>
          </calcext:conditional-format>
          <calcext:conditional-format calcext:target-range-address="'Error Handling'.C2:'Error Handling'.C14">
            <calcext:condition calcext:apply-style-name="ConditionalStyle_6" calcext:value="formula-is([.E2]=&quot;Not Applicable&quot;)" calcext:base-cell-address="'Error Handling'.C2"/>
          </calcext:conditional-format>
          <calcext:conditional-format calcext:target-range-address="'Error Handling'.C37:'Error Handling'.C37">
            <calcext:condition calcext:apply-style-name="ConditionalStyle_6" calcext:value="formula-is(#ref!=0)" calcext:base-cell-address="'Error Handling'.C37"/>
          </calcext:conditional-format>
          <calcext:conditional-format calcext:target-range-address="'Error Handling'.C2:'Error Handling'.C36">
            <calcext:condition calcext:apply-style-name="ConditionalStyle_4" calcext:value="formula-is([.E2]=1)" calcext:base-cell-address="'Error Handling'.C2"/>
          </calcext:conditional-format>
          <calcext:conditional-format calcext:target-range-address="'Error Handling'.C2:'Error Handling'.C36">
            <calcext:condition calcext:apply-style-name="ConditionalStyle_6" calcext:value="formula-is(#ref!=0)" calcext:base-cell-address="'Error Handling'.C2"/>
          </calcext:conditional-format>
          <calcext:conditional-format calcext:target-range-address="'Error Handling'.B2:'Error Handling'.B36">
            <calcext:condition calcext:apply-style-name="ConditionalStyle_1" calcext:value="=3" calcext:base-cell-address="'Error Handling'.B2"/>
          </calcext:conditional-format>
          <calcext:conditional-format calcext:target-range-address="'Error Handling'.B2:'Error Handling'.B36">
            <calcext:condition calcext:apply-style-name="ConditionalStyle_2" calcext:value="=2" calcext:base-cell-address="'Error Handling'.B2"/>
          </calcext:conditional-format>
          <calcext:conditional-format calcext:target-range-address="'Error Handling'.B2:'Error Handling'.B36">
            <calcext:condition calcext:apply-style-name="ConditionalStyle_3" calcext:value="=1" calcext:base-cell-address="'Error Handling'.B2"/>
          </calcext:conditional-format>
        </calcext:conditional-formats>
      </table:table>
      <table:table table:name="Data Protection" table:style-name="ta9">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8.1.1</text:p>
          </table:table-cell>
          <table:table-cell table:style-name="ce64" office:value-type="float" office:value="2" calcext:value-type="float">
            <text:p>2</text:p>
          </table:table-cell>
          <table:table-cell table:style-name="ce66" office:value-type="string" calcext:value-type="string">
            <text:p>Verify the application protects sensitive data from being cached in server components such as load balancers and application caches.</text:p>
          </table:table-cell>
          <table:table-cell table:style-name="ce24" office:value-type="float" office:value="524" calcext:value-type="float">
            <text:p>524</text:p>
          </table:table-cell>
          <table:table-cell table:style-name="ce32" table:content-validation-name="val8"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8.1.2</text:p>
          </table:table-cell>
          <table:table-cell table:style-name="ce64" office:value-type="float" office:value="2" calcext:value-type="float">
            <text:p>2</text:p>
          </table:table-cell>
          <table:table-cell table:style-name="ce66"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4" office:value-type="float" office:value="524" calcext:value-type="float">
            <text:p>524</text:p>
          </table:table-cell>
          <table:table-cell table:style-name="ce32" table:content-validation-name="val8"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8.1.3</text:p>
          </table:table-cell>
          <table:table-cell table:style-name="ce64" office:value-type="float" office:value="2" calcext:value-type="float">
            <text:p>2</text:p>
          </table:table-cell>
          <table:table-cell table:style-name="ce66" office:value-type="string" calcext:value-type="string">
            <text:p>Verify the application minimizes the number of parameters in a request, such as hidden fields, Ajax variables, cookies and header values.</text:p>
          </table:table-cell>
          <table:table-cell table:style-name="ce24" office:value-type="float" office:value="233" calcext:value-type="float">
            <text:p>233</text:p>
          </table:table-cell>
          <table:table-cell table:style-name="ce32" table:content-validation-name="val8"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8.1.4</text:p>
          </table:table-cell>
          <table:table-cell table:style-name="ce64" office:value-type="float" office:value="2" calcext:value-type="float">
            <text:p>2</text:p>
          </table:table-cell>
          <table:table-cell table:style-name="ce66" office:value-type="string" calcext:value-type="string">
            <text:p>Verify the application can detect and alert on abnormal numbers of requests, such as by IP, user, total per hour or day, or whatever makes sense for the application.</text:p>
          </table:table-cell>
          <table:table-cell table:style-name="ce24" office:value-type="float" office:value="770" calcext:value-type="float">
            <text:p>770</text:p>
          </table:table-cell>
          <table:table-cell table:style-name="ce32" table:content-validation-name="val8"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8.1.5</text:p>
          </table:table-cell>
          <table:table-cell table:style-name="ce64" office:value-type="float" office:value="3" calcext:value-type="float">
            <text:p>3</text:p>
          </table:table-cell>
          <table:table-cell table:style-name="ce66" office:value-type="string" calcext:value-type="string">
            <text:p>Verify that regular backups of important data are performed and that test restoration of data is performed.</text:p>
          </table:table-cell>
          <table:table-cell table:style-name="ce24" office:value-type="float" office:value="19" calcext:value-type="float">
            <text:p>19</text:p>
          </table:table-cell>
          <table:table-cell table:style-name="ce32" table:content-validation-name="val8"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8.1.6</text:p>
          </table:table-cell>
          <table:table-cell table:style-name="ce64" office:value-type="float" office:value="3" calcext:value-type="float">
            <text:p>3</text:p>
          </table:table-cell>
          <table:table-cell table:style-name="ce66" office:value-type="string" calcext:value-type="string">
            <text:p>Verify that backups are stored securely to prevent data from being stolen or corrupted.</text:p>
          </table:table-cell>
          <table:table-cell table:style-name="ce24" office:value-type="float" office:value="19" calcext:value-type="float">
            <text:p>19</text:p>
          </table:table-cell>
          <table:table-cell table:style-name="ce32" table:content-validation-name="val8"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8.2.1</text:p>
          </table:table-cell>
          <table:table-cell table:style-name="ce64" office:value-type="float" office:value="1" calcext:value-type="float">
            <text:p>1</text:p>
          </table:table-cell>
          <table:table-cell table:style-name="ce66" office:value-type="string" calcext:value-type="string">
            <text:p>Verify the application sets sufficient anti-caching headers so that sensitive data is not cached in modern browsers.</text:p>
          </table:table-cell>
          <table:table-cell table:style-name="ce24" office:value-type="float" office:value="525" calcext:value-type="float">
            <text:p>525</text:p>
          </table:table-cell>
          <table:table-cell table:style-name="ce32" table:content-validation-name="val8"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8.2.2</text:p>
          </table:table-cell>
          <table:table-cell table:style-name="ce64" office:value-type="float" office:value="1" calcext:value-type="float">
            <text:p>1</text:p>
          </table:table-cell>
          <table:table-cell table:style-name="ce66" office:value-type="string" calcext:value-type="string">
            <text:p>Verify that data stored in client side storage (such as HTML5 local storage, session storage, IndexedDB, regular cookies or Flash cookies) does not contain sensitive data or PII.</text:p>
          </table:table-cell>
          <table:table-cell table:style-name="ce24" office:value-type="float" office:value="922" calcext:value-type="float">
            <text:p>922</text:p>
          </table:table-cell>
          <table:table-cell table:style-name="ce32" table:content-validation-name="val8"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8.2.3</text:p>
          </table:table-cell>
          <table:table-cell table:style-name="ce64" office:value-type="float" office:value="1" calcext:value-type="float">
            <text:p>1</text:p>
          </table:table-cell>
          <table:table-cell table:style-name="ce66" office:value-type="string" calcext:value-type="string">
            <text:p>Verify that authenticated data is cleared from client storage, such as the browser DOM, after the client or session is terminated.</text:p>
          </table:table-cell>
          <table:table-cell table:style-name="ce24" office:value-type="float" office:value="922" calcext:value-type="float">
            <text:p>922</text:p>
          </table:table-cell>
          <table:table-cell table:style-name="ce32" table:content-validation-name="val8"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8.3.1</text:p>
          </table:table-cell>
          <table:table-cell table:style-name="ce64" office:value-type="float" office:value="1" calcext:value-type="float">
            <text:p>1</text:p>
          </table:table-cell>
          <table:table-cell table:style-name="ce66" office:value-type="string" calcext:value-type="string">
            <text:p>Verify that sensitive data is sent to the server in the HTTP message body or headers, and that query string parameters from any HTTP verb do not contain sensitive data.</text:p>
          </table:table-cell>
          <table:table-cell table:style-name="ce24" office:value-type="float" office:value="319" calcext:value-type="float">
            <text:p>319</text:p>
          </table:table-cell>
          <table:table-cell table:style-name="ce32" table:content-validation-name="val8"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8.3.2</text:p>
          </table:table-cell>
          <table:table-cell table:style-name="ce64" office:value-type="float" office:value="1" calcext:value-type="float">
            <text:p>1</text:p>
          </table:table-cell>
          <table:table-cell table:style-name="ce66" office:value-type="string" calcext:value-type="string">
            <text:p>Verify that users have a method to remove or export their data on demand.</text:p>
          </table:table-cell>
          <table:table-cell table:style-name="ce24" office:value-type="float" office:value="212" calcext:value-type="float">
            <text:p>212</text:p>
          </table:table-cell>
          <table:table-cell table:style-name="ce32" table:content-validation-name="val8"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8.3.3</text:p>
          </table:table-cell>
          <table:table-cell table:style-name="ce64" office:value-type="float" office:value="1" calcext:value-type="float">
            <text:p>1</text:p>
          </table:table-cell>
          <table:table-cell table:style-name="ce66"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4" office:value-type="float" office:value="285" calcext:value-type="float">
            <text:p>285</text:p>
          </table:table-cell>
          <table:table-cell table:style-name="ce32" table:content-validation-name="val8"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8.3.4</text:p>
          </table:table-cell>
          <table:table-cell table:style-name="ce64" office:value-type="float" office:value="1" calcext:value-type="float">
            <text:p>1</text:p>
          </table:table-cell>
          <table:table-cell table:style-name="ce66"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4" office:value-type="float" office:value="200" calcext:value-type="float">
            <text:p>200</text:p>
          </table:table-cell>
          <table:table-cell table:style-name="ce32" table:content-validation-name="val8"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8.3.5</text:p>
          </table:table-cell>
          <table:table-cell table:style-name="ce64" office:value-type="float" office:value="2" calcext:value-type="float">
            <text:p>2</text:p>
          </table:table-cell>
          <table:table-cell table:style-name="ce66"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4" office:value-type="float" office:value="532" calcext:value-type="float">
            <text:p>532</text:p>
          </table:table-cell>
          <table:table-cell table:style-name="ce32" table:content-validation-name="val8"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8.3.6</text:p>
          </table:table-cell>
          <table:table-cell table:style-name="ce64" office:value-type="float" office:value="2" calcext:value-type="float">
            <text:p>2</text:p>
          </table:table-cell>
          <table:table-cell table:style-name="ce66" office:value-type="string" calcext:value-type="string">
            <text:p>Verify that sensitive information contained in memory is overwritten as soon as it is no longer required to mitigate memory dumping attacks, using zeroes or random data.</text:p>
          </table:table-cell>
          <table:table-cell table:style-name="ce24" office:value-type="float" office:value="226" calcext:value-type="float">
            <text:p>226</text:p>
          </table:table-cell>
          <table:table-cell table:style-name="ce32" table:content-validation-name="val8"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23" office:value-type="string" calcext:value-type="string">
            <text:p>8.3.7</text:p>
          </table:table-cell>
          <table:table-cell table:style-name="ce64" office:value-type="float" office:value="2" calcext:value-type="float">
            <text:p>2</text:p>
          </table:table-cell>
          <table:table-cell table:style-name="ce66"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4" office:value-type="float" office:value="327" calcext:value-type="float">
            <text:p>327</text:p>
          </table:table-cell>
          <table:table-cell table:style-name="ce32" table:content-validation-name="val8"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table-cell table:style-name="ce23" office:value-type="string" calcext:value-type="string">
            <text:p>8.3.8</text:p>
          </table:table-cell>
          <table:table-cell table:style-name="ce64" office:value-type="float" office:value="2" calcext:value-type="float">
            <text:p>2</text:p>
          </table:table-cell>
          <table:table-cell table:style-name="ce66"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4" office:value-type="float" office:value="285" calcext:value-type="float">
            <text:p>285</text:p>
          </table:table-cell>
          <table:table-cell table:style-name="ce32" table:content-validation-name="val8" office:value-type="string" calcext:value-type="string">
            <text:p>Unknown</text:p>
          </table:table-cell>
          <table:table-cell/>
          <table:table-cell table:style-name="ce21" table:formula="of:=IF([.D18]&lt;&gt;&quot;&quot;;HYPERLINK(CONCATENATE(&quot;https://cwe.mitre.org/data/definitions/&quot;;[.D18]; &quot;.html&quot;); concat(&quot;CWE-&quot;;[.D18]));&quot;&quot;)" office:value-type="string" office:string-value="" calcext:value-type="error">
            <text:p>#NAME?</text:p>
          </table:table-cell>
          <table:table-cell table:number-columns-repeated="1017"/>
        </table:table-row>
        <table:table-row table:style-name="ro1" table:number-rows-repeated="18">
          <table:table-cell table:style-name="ce23"/>
          <table:table-cell table:style-name="ce65"/>
          <table:table-cell table:style-name="ce67"/>
          <table:table-cell table:style-name="ce24"/>
          <table:table-cell table:style-name="ce33"/>
          <table:table-cell table:number-columns-repeated="1019"/>
        </table:table-row>
        <table:table-row table:style-name="ro1">
          <table:table-cell table:style-name="ce23"/>
          <table:table-cell table:style-name="ce65"/>
          <table:table-cell table:style-name="ce68"/>
          <table:table-cell table:style-name="ce24"/>
          <table:table-cell table:style-name="ce33"/>
          <table:table-cell table:number-columns-repeated="1019"/>
        </table:table-row>
        <table:table-row table:style-name="ro1" table:number-rows-repeated="2">
          <table:table-cell table:style-name="ce23"/>
          <table:table-cell table:style-name="ce65"/>
          <table:table-cell table:style-name="ce67"/>
          <table:table-cell table:style-name="ce24"/>
          <table:table-cell table:style-name="ce33"/>
          <table:table-cell table:number-columns-repeated="1019"/>
        </table:table-row>
        <table:table-row table:style-name="ro1">
          <table:table-cell table:style-name="ce24"/>
          <table:table-cell table:style-name="ce26"/>
          <table:table-cell table:style-name="ce69"/>
          <table:table-cell table:style-name="ce8"/>
          <table:table-cell table:style-name="ce33"/>
          <table:table-cell table:number-columns-repeated="1019"/>
        </table:table-row>
        <table:table-row table:style-name="ro1" table:number-rows-repeated="924">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Data Protection'.C2:'Data Protection'.C18">
            <calcext:condition calcext:apply-style-name="ConditionalStyle_4" calcext:value="formula-is([.E2]=&quot;Valid&quot;)" calcext:base-cell-address="'Data Protection'.C2"/>
          </calcext:conditional-format>
          <calcext:conditional-format calcext:target-range-address="'Data Protection'.C2:'Data Protection'.C18">
            <calcext:condition calcext:apply-style-name="ConditionalStyle_5" calcext:value="formula-is([.E2]=&quot;Not Valid&quot;)" calcext:base-cell-address="'Data Protection'.C2"/>
          </calcext:conditional-format>
          <calcext:conditional-format calcext:target-range-address="'Data Protection'.C2:'Data Protection'.C18">
            <calcext:condition calcext:apply-style-name="ConditionalStyle_6" calcext:value="formula-is([.E2]=&quot;Not Applicable&quot;)" calcext:base-cell-address="'Data Protection'.C2"/>
          </calcext:conditional-format>
          <calcext:conditional-format calcext:target-range-address="'Data Protection'.C40:'Data Protection'.C40">
            <calcext:condition calcext:apply-style-name="ConditionalStyle_6" calcext:value="formula-is(#ref!=0)" calcext:base-cell-address="'Data Protection'.C40"/>
          </calcext:conditional-format>
          <calcext:conditional-format calcext:target-range-address="'Data Protection'.C2:'Data Protection'.C39">
            <calcext:condition calcext:apply-style-name="ConditionalStyle_4" calcext:value="formula-is([.E2]=1)" calcext:base-cell-address="'Data Protection'.C2"/>
          </calcext:conditional-format>
          <calcext:conditional-format calcext:target-range-address="'Data Protection'.C2:'Data Protection'.C39">
            <calcext:condition calcext:apply-style-name="ConditionalStyle_6" calcext:value="formula-is(#ref!=0)" calcext:base-cell-address="'Data Protection'.C2"/>
          </calcext:conditional-format>
          <calcext:conditional-format calcext:target-range-address="'Data Protection'.B2:'Data Protection'.B39">
            <calcext:condition calcext:apply-style-name="ConditionalStyle_1" calcext:value="=3" calcext:base-cell-address="'Data Protection'.B2"/>
          </calcext:conditional-format>
          <calcext:conditional-format calcext:target-range-address="'Data Protection'.B2:'Data Protection'.B39">
            <calcext:condition calcext:apply-style-name="ConditionalStyle_2" calcext:value="=2" calcext:base-cell-address="'Data Protection'.B2"/>
          </calcext:conditional-format>
          <calcext:conditional-format calcext:target-range-address="'Data Protection'.B2:'Data Protection'.B39">
            <calcext:condition calcext:apply-style-name="ConditionalStyle_3" calcext:value="=1" calcext:base-cell-address="'Data Protection'.B2"/>
          </calcext:conditional-format>
        </calcext:conditional-formats>
      </table:table>
      <table:table table:name="Communications" table:style-name="ta10">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9.1.1</text:p>
          </table:table-cell>
          <table:table-cell table:style-name="ce70" office:value-type="float" office:value="1" calcext:value-type="float">
            <text:p>1</text:p>
          </table:table-cell>
          <table:table-cell table:style-name="ce72"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24" office:value-type="float" office:value="319" calcext:value-type="float">
            <text:p>319</text:p>
          </table:table-cell>
          <table:table-cell table:style-name="ce32" table:content-validation-name="val9"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9.1.2</text:p>
          </table:table-cell>
          <table:table-cell table:style-name="ce70" office:value-type="float" office:value="1" calcext:value-type="float">
            <text:p>1</text:p>
          </table:table-cell>
          <table:table-cell table:style-name="ce72" office:value-type="string" calcext:value-type="string">
            <text:p>Verify using online or up to date TLS testing tools that only strong algorithms, ciphers, and protocols are enabled, with the strongest algorithms and ciphers set as preferred.</text:p>
          </table:table-cell>
          <table:table-cell table:style-name="ce24" office:value-type="float" office:value="326" calcext:value-type="float">
            <text:p>326</text:p>
          </table:table-cell>
          <table:table-cell table:style-name="ce32" table:content-validation-name="val9"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9.1.3</text:p>
          </table:table-cell>
          <table:table-cell table:style-name="ce70" office:value-type="float" office:value="1" calcext:value-type="float">
            <text:p>1</text:p>
          </table:table-cell>
          <table:table-cell table:style-name="ce72"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24" office:value-type="float" office:value="326" calcext:value-type="float">
            <text:p>326</text:p>
          </table:table-cell>
          <table:table-cell table:style-name="ce32" table:content-validation-name="val9"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9.2.1</text:p>
          </table:table-cell>
          <table:table-cell table:style-name="ce70" office:value-type="float" office:value="2" calcext:value-type="float">
            <text:p>2</text:p>
          </table:table-cell>
          <table:table-cell table:style-name="ce72"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24" office:value-type="float" office:value="295" calcext:value-type="float">
            <text:p>295</text:p>
          </table:table-cell>
          <table:table-cell table:style-name="ce32" table:content-validation-name="val9"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9.2.2</text:p>
          </table:table-cell>
          <table:table-cell table:style-name="ce70" office:value-type="float" office:value="2" calcext:value-type="float">
            <text:p>2</text:p>
          </table:table-cell>
          <table:table-cell table:style-name="ce72"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24" office:value-type="float" office:value="319" calcext:value-type="float">
            <text:p>319</text:p>
          </table:table-cell>
          <table:table-cell table:style-name="ce32" table:content-validation-name="val9"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9.2.3</text:p>
          </table:table-cell>
          <table:table-cell table:style-name="ce70" office:value-type="float" office:value="2" calcext:value-type="float">
            <text:p>2</text:p>
          </table:table-cell>
          <table:table-cell table:style-name="ce72" office:value-type="string" calcext:value-type="string">
            <text:p>Verify that all encrypted connections to external systems that involve sensitive information or functions are authenticated.</text:p>
          </table:table-cell>
          <table:table-cell table:style-name="ce24" office:value-type="float" office:value="287" calcext:value-type="float">
            <text:p>287</text:p>
          </table:table-cell>
          <table:table-cell table:style-name="ce32" table:content-validation-name="val9"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9.2.4</text:p>
          </table:table-cell>
          <table:table-cell table:style-name="ce70" office:value-type="float" office:value="2" calcext:value-type="float">
            <text:p>2</text:p>
          </table:table-cell>
          <table:table-cell table:style-name="ce72" office:value-type="string" calcext:value-type="string">
            <text:p>Verify that proper certification revocation, such as Online Certificate Status Protocol (OCSP) Stapling, is enabled and configured.</text:p>
          </table:table-cell>
          <table:table-cell table:style-name="ce24" office:value-type="float" office:value="299" calcext:value-type="float">
            <text:p>299</text:p>
          </table:table-cell>
          <table:table-cell table:style-name="ce32" table:content-validation-name="val9"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9.2.5</text:p>
          </table:table-cell>
          <table:table-cell table:style-name="ce70" office:value-type="float" office:value="3" calcext:value-type="float">
            <text:p>3</text:p>
          </table:table-cell>
          <table:table-cell table:style-name="ce72" office:value-type="string" calcext:value-type="string">
            <text:p>Verify that backend TLS connection failures are logged.</text:p>
          </table:table-cell>
          <table:table-cell table:style-name="ce24" office:value-type="float" office:value="544" calcext:value-type="float">
            <text:p>544</text:p>
          </table:table-cell>
          <table:table-cell table:style-name="ce32" table:content-validation-name="val9"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number-rows-repeated="10">
          <table:table-cell table:style-name="ce23"/>
          <table:table-cell table:style-name="ce71"/>
          <table:table-cell table:style-name="ce73"/>
          <table:table-cell table:style-name="ce24"/>
          <table:table-cell table:style-name="ce33"/>
          <table:table-cell table:number-columns-repeated="1019"/>
        </table:table-row>
        <table:table-row table:style-name="ro1">
          <table:table-cell table:style-name="ce23"/>
          <table:table-cell table:style-name="ce71"/>
          <table:table-cell table:style-name="ce74"/>
          <table:table-cell table:style-name="ce24"/>
          <table:table-cell table:style-name="ce33"/>
          <table:table-cell table:number-columns-repeated="1019"/>
        </table:table-row>
        <table:table-row table:style-name="ro1" table:number-rows-repeated="2">
          <table:table-cell table:style-name="ce23"/>
          <table:table-cell table:style-name="ce71"/>
          <table:table-cell table:style-name="ce73"/>
          <table:table-cell table:style-name="ce24"/>
          <table:table-cell table:style-name="ce33"/>
          <table:table-cell table:number-columns-repeated="1019"/>
        </table:table-row>
        <table:table-row table:style-name="ro1">
          <table:table-cell table:style-name="ce24"/>
          <table:table-cell table:style-name="ce26"/>
          <table:table-cell table:style-name="ce75"/>
          <table:table-cell table:style-name="ce8"/>
          <table:table-cell table:style-name="ce33"/>
          <table:table-cell table:number-columns-repeated="1019"/>
        </table:table-row>
        <table:table-row table:style-name="ro1" table:number-rows-repeated="932">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87">
          <table:table-cell table:number-columns-repeated="1024"/>
        </table:table-row>
        <table:table-row table:style-name="ro2">
          <table:table-cell table:number-columns-repeated="1024"/>
        </table:table-row>
        <calcext:conditional-formats>
          <calcext:conditional-format calcext:target-range-address="Communications.C2:Communications.C9">
            <calcext:condition calcext:apply-style-name="ConditionalStyle_4" calcext:value="formula-is([.E2]=&quot;Valid&quot;)" calcext:base-cell-address="Communications.C2"/>
          </calcext:conditional-format>
          <calcext:conditional-format calcext:target-range-address="Communications.C2:Communications.C9">
            <calcext:condition calcext:apply-style-name="ConditionalStyle_5" calcext:value="formula-is([.E2]=&quot;Not Valid&quot;)" calcext:base-cell-address="Communications.C2"/>
          </calcext:conditional-format>
          <calcext:conditional-format calcext:target-range-address="Communications.C2:Communications.C9">
            <calcext:condition calcext:apply-style-name="ConditionalStyle_6" calcext:value="formula-is([.E2]=&quot;Not Applicable&quot;)" calcext:base-cell-address="Communications.C2"/>
          </calcext:conditional-format>
          <calcext:conditional-format calcext:target-range-address="Communications.C23:Communications.C23">
            <calcext:condition calcext:apply-style-name="ConditionalStyle_6" calcext:value="formula-is(#ref!=0)" calcext:base-cell-address="Communications.C23"/>
          </calcext:conditional-format>
          <calcext:conditional-format calcext:target-range-address="Communications.C2:Communications.C22">
            <calcext:condition calcext:apply-style-name="ConditionalStyle_4" calcext:value="formula-is([.E2]=1)" calcext:base-cell-address="Communications.C2"/>
          </calcext:conditional-format>
          <calcext:conditional-format calcext:target-range-address="Communications.C2:Communications.C22">
            <calcext:condition calcext:apply-style-name="ConditionalStyle_6" calcext:value="formula-is(#ref!=0)" calcext:base-cell-address="Communications.C2"/>
          </calcext:conditional-format>
          <calcext:conditional-format calcext:target-range-address="Communications.B2:Communications.B22">
            <calcext:condition calcext:apply-style-name="ConditionalStyle_1" calcext:value="=3" calcext:base-cell-address="Communications.B2"/>
          </calcext:conditional-format>
          <calcext:conditional-format calcext:target-range-address="Communications.B2:Communications.B22">
            <calcext:condition calcext:apply-style-name="ConditionalStyle_2" calcext:value="=2" calcext:base-cell-address="Communications.B2"/>
          </calcext:conditional-format>
          <calcext:conditional-format calcext:target-range-address="Communications.B2:Communications.B22">
            <calcext:condition calcext:apply-style-name="ConditionalStyle_3" calcext:value="=1" calcext:base-cell-address="Communications.B2"/>
          </calcext:conditional-format>
        </calcext:conditional-formats>
      </table:table>
      <table:table table:name="Malicious Code" table:style-name="ta11">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0.1.1</text:p>
          </table:table-cell>
          <table:table-cell table:style-name="ce76" office:value-type="float" office:value="3" calcext:value-type="float">
            <text:p>3</text:p>
          </table:table-cell>
          <table:table-cell table:style-name="ce78" office:value-type="string" calcext:value-type="string">
            <text:p>Verify that a code analysis tool is in use that can detect potentially malicious code, such as time functions, unsafe file operations and network connections.</text:p>
          </table:table-cell>
          <table:table-cell table:style-name="ce24" office:value-type="float" office:value="749" calcext:value-type="float">
            <text:p>749</text:p>
          </table:table-cell>
          <table:table-cell table:style-name="ce32" table:content-validation-name="val10"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1</text:p>
          </table:table-cell>
          <table:table-cell table:style-name="ce76" office:value-type="float" office:value="2" calcext:value-type="float">
            <text:p>2</text:p>
          </table:table-cell>
          <table:table-cell table:style-name="ce78"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4" office:value-type="float" office:value="359" calcext:value-type="float">
            <text:p>359</text:p>
          </table:table-cell>
          <table:table-cell table:style-name="ce32" table:content-validation-name="val10"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2</text:p>
          </table:table-cell>
          <table:table-cell table:style-name="ce76" office:value-type="float" office:value="2" calcext:value-type="float">
            <text:p>2</text:p>
          </table:table-cell>
          <table:table-cell table:style-name="ce78" office:value-type="string" calcext:value-type="string">
            <text:p>Verify that the application does not ask for unnecessary or excessive permissions to privacy related features or sensors, such as contacts, cameras, microphones, or location.</text:p>
          </table:table-cell>
          <table:table-cell table:style-name="ce24" office:value-type="float" office:value="272" calcext:value-type="float">
            <text:p>272</text:p>
          </table:table-cell>
          <table:table-cell table:style-name="ce32" table:content-validation-name="val10"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3</text:p>
          </table:table-cell>
          <table:table-cell table:style-name="ce76" office:value-type="float" office:value="3" calcext:value-type="float">
            <text:p>3</text:p>
          </table:table-cell>
          <table:table-cell table:style-name="ce78"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4" office:value-type="float" office:value="507" calcext:value-type="float">
            <text:p>507</text:p>
          </table:table-cell>
          <table:table-cell table:style-name="ce32" table:content-validation-name="val10"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4</text:p>
          </table:table-cell>
          <table:table-cell table:style-name="ce76" office:value-type="float" office:value="3" calcext:value-type="float">
            <text:p>3</text:p>
          </table:table-cell>
          <table:table-cell table:style-name="ce78" office:value-type="string" calcext:value-type="string">
            <text:p>Verify that the application source code and third party libraries does not contain time bombs by searching for date and time related functions.</text:p>
          </table:table-cell>
          <table:table-cell table:style-name="ce24" office:value-type="float" office:value="511" calcext:value-type="float">
            <text:p>511</text:p>
          </table:table-cell>
          <table:table-cell table:style-name="ce32" table:content-validation-name="val10"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5</text:p>
          </table:table-cell>
          <table:table-cell table:style-name="ce76" office:value-type="float" office:value="3" calcext:value-type="float">
            <text:p>3</text:p>
          </table:table-cell>
          <table:table-cell table:style-name="ce78" office:value-type="string" calcext:value-type="string">
            <text:p>Verify that the application source code and third party libraries does not contain malicious code, such as salami attacks, logic bypasses, or logic bombs.</text:p>
          </table:table-cell>
          <table:table-cell table:style-name="ce24" office:value-type="float" office:value="511" calcext:value-type="float">
            <text:p>511</text:p>
          </table:table-cell>
          <table:table-cell table:style-name="ce32" table:content-validation-name="val10"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0.2.6</text:p>
          </table:table-cell>
          <table:table-cell table:style-name="ce76" office:value-type="float" office:value="3" calcext:value-type="float">
            <text:p>3</text:p>
          </table:table-cell>
          <table:table-cell table:style-name="ce78" office:value-type="string" calcext:value-type="string">
            <text:p>Verify that the application source code and third party libraries do not contain Easter eggs or any other potentially unwanted functionality.</text:p>
          </table:table-cell>
          <table:table-cell table:style-name="ce24" office:value-type="float" office:value="507" calcext:value-type="float">
            <text:p>507</text:p>
          </table:table-cell>
          <table:table-cell table:style-name="ce32" table:content-validation-name="val10"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0.3.1</text:p>
          </table:table-cell>
          <table:table-cell table:style-name="ce76" office:value-type="float" office:value="1" calcext:value-type="float">
            <text:p>1</text:p>
          </table:table-cell>
          <table:table-cell table:style-name="ce78"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4" office:value-type="float" office:value="16" calcext:value-type="float">
            <text:p>16</text:p>
          </table:table-cell>
          <table:table-cell table:style-name="ce32" table:content-validation-name="val10"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10.3.2</text:p>
          </table:table-cell>
          <table:table-cell table:style-name="ce76" office:value-type="float" office:value="1" calcext:value-type="float">
            <text:p>1</text:p>
          </table:table-cell>
          <table:table-cell table:style-name="ce78"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4" office:value-type="float" office:value="353" calcext:value-type="float">
            <text:p>353</text:p>
          </table:table-cell>
          <table:table-cell table:style-name="ce32" table:content-validation-name="val10"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10.3.3</text:p>
          </table:table-cell>
          <table:table-cell table:style-name="ce76" office:value-type="float" office:value="1" calcext:value-type="float">
            <text:p>1</text:p>
          </table:table-cell>
          <table:table-cell table:style-name="ce78"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4" office:value-type="float" office:value="350" calcext:value-type="float">
            <text:p>350</text:p>
          </table:table-cell>
          <table:table-cell table:style-name="ce32" table:content-validation-name="val10"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number-rows-repeated="19">
          <table:table-cell table:style-name="ce23"/>
          <table:table-cell table:style-name="ce77"/>
          <table:table-cell table:style-name="ce79"/>
          <table:table-cell table:style-name="ce24"/>
          <table:table-cell table:style-name="ce33"/>
          <table:table-cell table:number-columns-repeated="1019"/>
        </table:table-row>
        <table:table-row table:style-name="ro1">
          <table:table-cell table:style-name="ce23"/>
          <table:table-cell table:style-name="ce77"/>
          <table:table-cell table:style-name="ce80"/>
          <table:table-cell table:style-name="ce24"/>
          <table:table-cell table:style-name="ce33"/>
          <table:table-cell table:number-columns-repeated="1019"/>
        </table:table-row>
        <table:table-row table:style-name="ro1" table:number-rows-repeated="2">
          <table:table-cell table:style-name="ce23"/>
          <table:table-cell table:style-name="ce77"/>
          <table:table-cell table:style-name="ce79"/>
          <table:table-cell table:style-name="ce24"/>
          <table:table-cell table:style-name="ce33"/>
          <table:table-cell table:number-columns-repeated="1019"/>
        </table:table-row>
        <table:table-row table:style-name="ro1">
          <table:table-cell table:style-name="ce24"/>
          <table:table-cell table:style-name="ce26"/>
          <table:table-cell table:style-name="ce81"/>
          <table:table-cell table:style-name="ce8"/>
          <table:table-cell table:style-name="ce33"/>
          <table:table-cell table:number-columns-repeated="1019"/>
        </table:table-row>
        <table:table-row table:style-name="ro1" table:number-rows-repeated="924">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Malicious Code'.C2:'Malicious Code'.C11">
            <calcext:condition calcext:apply-style-name="ConditionalStyle_4" calcext:value="formula-is([.E2]=&quot;Valid&quot;)" calcext:base-cell-address="'Malicious Code'.C2"/>
          </calcext:conditional-format>
          <calcext:conditional-format calcext:target-range-address="'Malicious Code'.C2:'Malicious Code'.C11">
            <calcext:condition calcext:apply-style-name="ConditionalStyle_5" calcext:value="formula-is([.E2]=&quot;Not Valid&quot;)" calcext:base-cell-address="'Malicious Code'.C2"/>
          </calcext:conditional-format>
          <calcext:conditional-format calcext:target-range-address="'Malicious Code'.C2:'Malicious Code'.C11">
            <calcext:condition calcext:apply-style-name="ConditionalStyle_6" calcext:value="formula-is([.E2]=&quot;Not Applicable&quot;)" calcext:base-cell-address="'Malicious Code'.C2"/>
          </calcext:conditional-format>
          <calcext:conditional-format calcext:target-range-address="'Malicious Code'.C34:'Malicious Code'.C34">
            <calcext:condition calcext:apply-style-name="ConditionalStyle_6" calcext:value="formula-is(#ref!=0)" calcext:base-cell-address="'Malicious Code'.C34"/>
          </calcext:conditional-format>
          <calcext:conditional-format calcext:target-range-address="'Malicious Code'.C2:'Malicious Code'.C33">
            <calcext:condition calcext:apply-style-name="ConditionalStyle_4" calcext:value="formula-is([.E2]=1)" calcext:base-cell-address="'Malicious Code'.C2"/>
          </calcext:conditional-format>
          <calcext:conditional-format calcext:target-range-address="'Malicious Code'.C2:'Malicious Code'.C33">
            <calcext:condition calcext:apply-style-name="ConditionalStyle_6" calcext:value="formula-is(#ref!=0)" calcext:base-cell-address="'Malicious Code'.C2"/>
          </calcext:conditional-format>
          <calcext:conditional-format calcext:target-range-address="'Malicious Code'.B2:'Malicious Code'.B33">
            <calcext:condition calcext:apply-style-name="ConditionalStyle_1" calcext:value="=3" calcext:base-cell-address="'Malicious Code'.B2"/>
          </calcext:conditional-format>
          <calcext:conditional-format calcext:target-range-address="'Malicious Code'.B2:'Malicious Code'.B33">
            <calcext:condition calcext:apply-style-name="ConditionalStyle_2" calcext:value="=2" calcext:base-cell-address="'Malicious Code'.B2"/>
          </calcext:conditional-format>
          <calcext:conditional-format calcext:target-range-address="'Malicious Code'.B2:'Malicious Code'.B33">
            <calcext:condition calcext:apply-style-name="ConditionalStyle_3" calcext:value="=1" calcext:base-cell-address="'Malicious Code'.B2"/>
          </calcext:conditional-format>
        </calcext:conditional-formats>
      </table:table>
      <table:table table:name="Business Logic" table:style-name="ta12">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1.1.1</text:p>
          </table:table-cell>
          <table:table-cell table:style-name="ce82" office:value-type="float" office:value="1" calcext:value-type="float">
            <text:p>1</text:p>
          </table:table-cell>
          <table:table-cell table:style-name="ce84" office:value-type="string" calcext:value-type="string">
            <text:p>Verify the application will only process business logic flows for the same user in sequential step order and without skipping steps.</text:p>
          </table:table-cell>
          <table:table-cell table:style-name="ce24" office:value-type="float" office:value="841" calcext:value-type="float">
            <text:p>841</text:p>
          </table:table-cell>
          <table:table-cell table:style-name="ce32" table:content-validation-name="val11"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2</text:p>
          </table:table-cell>
          <table:table-cell table:style-name="ce82" office:value-type="float" office:value="1" calcext:value-type="float">
            <text:p>1</text:p>
          </table:table-cell>
          <table:table-cell table:style-name="ce84" office:value-type="string" calcext:value-type="string">
            <text:p>Verify the application will only process business logic flows with all steps being processed in realistic human time, i.e. transactions are not submitted too quickly.</text:p>
          </table:table-cell>
          <table:table-cell table:style-name="ce24" office:value-type="float" office:value="779" calcext:value-type="float">
            <text:p>779</text:p>
          </table:table-cell>
          <table:table-cell table:style-name="ce32" table:content-validation-name="val11"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3</text:p>
          </table:table-cell>
          <table:table-cell table:style-name="ce82" office:value-type="float" office:value="1" calcext:value-type="float">
            <text:p>1</text:p>
          </table:table-cell>
          <table:table-cell table:style-name="ce84" office:value-type="string" calcext:value-type="string">
            <text:p>Verify the application has appropriate limits for specific business actions or transactions which are correctly enforced on a per user basis.</text:p>
          </table:table-cell>
          <table:table-cell table:style-name="ce24" office:value-type="float" office:value="770" calcext:value-type="float">
            <text:p>770</text:p>
          </table:table-cell>
          <table:table-cell table:style-name="ce32" table:content-validation-name="val11"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4</text:p>
          </table:table-cell>
          <table:table-cell table:style-name="ce82" office:value-type="float" office:value="1" calcext:value-type="float">
            <text:p>1</text:p>
          </table:table-cell>
          <table:table-cell table:style-name="ce84"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24" office:value-type="float" office:value="770" calcext:value-type="float">
            <text:p>770</text:p>
          </table:table-cell>
          <table:table-cell table:style-name="ce32" table:content-validation-name="val11"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5</text:p>
          </table:table-cell>
          <table:table-cell table:style-name="ce82" office:value-type="float" office:value="1" calcext:value-type="float">
            <text:p>1</text:p>
          </table:table-cell>
          <table:table-cell table:style-name="ce84" office:value-type="string" calcext:value-type="string">
            <text:p>Verify the application has business logic limits or validation to protect against likely business risks or threats, identified using threat modelling or similar methodologies.</text:p>
          </table:table-cell>
          <table:table-cell table:style-name="ce24" office:value-type="float" office:value="841" calcext:value-type="float">
            <text:p>841</text:p>
          </table:table-cell>
          <table:table-cell table:style-name="ce32" table:content-validation-name="val11"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6</text:p>
          </table:table-cell>
          <table:table-cell table:style-name="ce82" office:value-type="float" office:value="2" calcext:value-type="float">
            <text:p>2</text:p>
          </table:table-cell>
          <table:table-cell table:style-name="ce84" office:value-type="string" calcext:value-type="string">
            <text:p>Verify the application does not suffer from "time of check to time of use" (TOCTOU) issues or other race conditions for sensitive operations.</text:p>
          </table:table-cell>
          <table:table-cell table:style-name="ce24" office:value-type="float" office:value="367" calcext:value-type="float">
            <text:p>367</text:p>
          </table:table-cell>
          <table:table-cell table:style-name="ce32" table:content-validation-name="val11"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7</text:p>
          </table:table-cell>
          <table:table-cell table:style-name="ce82" office:value-type="float" office:value="2" calcext:value-type="float">
            <text:p>2</text:p>
          </table:table-cell>
          <table:table-cell table:style-name="ce84"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24" office:value-type="float" office:value="754" calcext:value-type="float">
            <text:p>754</text:p>
          </table:table-cell>
          <table:table-cell table:style-name="ce32" table:content-validation-name="val11"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1.1.8</text:p>
          </table:table-cell>
          <table:table-cell table:style-name="ce82" office:value-type="float" office:value="2" calcext:value-type="float">
            <text:p>2</text:p>
          </table:table-cell>
          <table:table-cell table:style-name="ce84" office:value-type="string" calcext:value-type="string">
            <text:p>Verify the application has configurable alerting when automated attacks or unusual activity is detected.</text:p>
          </table:table-cell>
          <table:table-cell table:style-name="ce24" office:value-type="float" office:value="390" calcext:value-type="float">
            <text:p>390</text:p>
          </table:table-cell>
          <table:table-cell table:style-name="ce32" table:content-validation-name="val11"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number-rows-repeated="19">
          <table:table-cell table:style-name="ce23"/>
          <table:table-cell table:style-name="ce83"/>
          <table:table-cell table:style-name="ce85"/>
          <table:table-cell table:style-name="ce24"/>
          <table:table-cell table:style-name="ce33"/>
          <table:table-cell table:number-columns-repeated="1019"/>
        </table:table-row>
        <table:table-row table:style-name="ro1">
          <table:table-cell table:style-name="ce23"/>
          <table:table-cell table:style-name="ce83"/>
          <table:table-cell table:style-name="ce86"/>
          <table:table-cell table:style-name="ce24"/>
          <table:table-cell table:style-name="ce33"/>
          <table:table-cell table:number-columns-repeated="1019"/>
        </table:table-row>
        <table:table-row table:style-name="ro1" table:number-rows-repeated="2">
          <table:table-cell table:style-name="ce23"/>
          <table:table-cell table:style-name="ce83"/>
          <table:table-cell table:style-name="ce85"/>
          <table:table-cell table:style-name="ce24"/>
          <table:table-cell table:style-name="ce33"/>
          <table:table-cell table:number-columns-repeated="1019"/>
        </table:table-row>
        <table:table-row table:style-name="ro1">
          <table:table-cell table:style-name="ce24"/>
          <table:table-cell table:style-name="ce26"/>
          <table:table-cell table:style-name="ce87"/>
          <table:table-cell table:style-name="ce8"/>
          <table:table-cell table:style-name="ce33"/>
          <table:table-cell table:number-columns-repeated="1019"/>
        </table:table-row>
        <table:table-row table:style-name="ro1" table:number-rows-repeated="924">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86">
          <table:table-cell table:number-columns-repeated="1024"/>
        </table:table-row>
        <table:table-row table:style-name="ro2">
          <table:table-cell table:number-columns-repeated="1024"/>
        </table:table-row>
        <calcext:conditional-formats>
          <calcext:conditional-format calcext:target-range-address="'Business Logic'.C2:'Business Logic'.C9">
            <calcext:condition calcext:apply-style-name="ConditionalStyle_4" calcext:value="formula-is([.E2]=&quot;Valid&quot;)" calcext:base-cell-address="'Business Logic'.C2"/>
          </calcext:conditional-format>
          <calcext:conditional-format calcext:target-range-address="'Business Logic'.C2:'Business Logic'.C9">
            <calcext:condition calcext:apply-style-name="ConditionalStyle_5" calcext:value="formula-is([.E2]=&quot;Not Valid&quot;)" calcext:base-cell-address="'Business Logic'.C2"/>
          </calcext:conditional-format>
          <calcext:conditional-format calcext:target-range-address="'Business Logic'.C2:'Business Logic'.C9">
            <calcext:condition calcext:apply-style-name="ConditionalStyle_6" calcext:value="formula-is([.E2]=&quot;Not Applicable&quot;)" calcext:base-cell-address="'Business Logic'.C2"/>
          </calcext:conditional-format>
          <calcext:conditional-format calcext:target-range-address="'Business Logic'.C32:'Business Logic'.C32">
            <calcext:condition calcext:apply-style-name="ConditionalStyle_6" calcext:value="formula-is(#ref!=0)" calcext:base-cell-address="'Business Logic'.C32"/>
          </calcext:conditional-format>
          <calcext:conditional-format calcext:target-range-address="'Business Logic'.C2:'Business Logic'.C31">
            <calcext:condition calcext:apply-style-name="ConditionalStyle_4" calcext:value="formula-is([.E2]=1)" calcext:base-cell-address="'Business Logic'.C2"/>
          </calcext:conditional-format>
          <calcext:conditional-format calcext:target-range-address="'Business Logic'.C2:'Business Logic'.C31">
            <calcext:condition calcext:apply-style-name="ConditionalStyle_6" calcext:value="formula-is(#ref!=0)" calcext:base-cell-address="'Business Logic'.C2"/>
          </calcext:conditional-format>
          <calcext:conditional-format calcext:target-range-address="'Business Logic'.B2:'Business Logic'.B31">
            <calcext:condition calcext:apply-style-name="ConditionalStyle_1" calcext:value="=3" calcext:base-cell-address="'Business Logic'.B2"/>
          </calcext:conditional-format>
          <calcext:conditional-format calcext:target-range-address="'Business Logic'.B2:'Business Logic'.B31">
            <calcext:condition calcext:apply-style-name="ConditionalStyle_2" calcext:value="=2" calcext:base-cell-address="'Business Logic'.B2"/>
          </calcext:conditional-format>
          <calcext:conditional-format calcext:target-range-address="'Business Logic'.B2:'Business Logic'.B31">
            <calcext:condition calcext:apply-style-name="ConditionalStyle_3" calcext:value="=1" calcext:base-cell-address="'Business Logic'.B2"/>
          </calcext:conditional-format>
        </calcext:conditional-formats>
      </table:table>
      <table:table table:name="Files and Resources" table:style-name="ta13">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2.1.1</text:p>
          </table:table-cell>
          <table:table-cell table:style-name="ce88" office:value-type="float" office:value="1" calcext:value-type="float">
            <text:p>1</text:p>
          </table:table-cell>
          <table:table-cell table:style-name="ce90" office:value-type="string" calcext:value-type="string">
            <text:p>Verify that the application will not accept large files that could fill up storage or cause a denial of service attack.</text:p>
          </table:table-cell>
          <table:table-cell table:style-name="ce24" office:value-type="float" office:value="400" calcext:value-type="float">
            <text:p>400</text:p>
          </table:table-cell>
          <table:table-cell table:style-name="ce32" table:content-validation-name="val12"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12.1.2</text:p>
          </table:table-cell>
          <table:table-cell table:style-name="ce88" office:value-type="float" office:value="2" calcext:value-type="float">
            <text:p>2</text:p>
          </table:table-cell>
          <table:table-cell table:style-name="ce90" office:value-type="string" calcext:value-type="string">
            <text:p>Verify that compressed files are checked for "zip bombs" - small input files that will decompress into huge files thus exhausting file storage limits.</text:p>
          </table:table-cell>
          <table:table-cell table:style-name="ce24" office:value-type="float" office:value="409" calcext:value-type="float">
            <text:p>409</text:p>
          </table:table-cell>
          <table:table-cell table:style-name="ce32" table:content-validation-name="val12"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2.1.3</text:p>
          </table:table-cell>
          <table:table-cell table:style-name="ce88" office:value-type="float" office:value="2" calcext:value-type="float">
            <text:p>2</text:p>
          </table:table-cell>
          <table:table-cell table:style-name="ce90"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24" office:value-type="float" office:value="770" calcext:value-type="float">
            <text:p>770</text:p>
          </table:table-cell>
          <table:table-cell table:style-name="ce32" table:content-validation-name="val12"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2.2.1</text:p>
          </table:table-cell>
          <table:table-cell table:style-name="ce88" office:value-type="float" office:value="2" calcext:value-type="float">
            <text:p>2</text:p>
          </table:table-cell>
          <table:table-cell table:style-name="ce90" office:value-type="string" calcext:value-type="string">
            <text:p>Verify that files obtained from untrusted sources are validated to be of expected type based on the file's content.</text:p>
          </table:table-cell>
          <table:table-cell table:style-name="ce24" office:value-type="float" office:value="434" calcext:value-type="float">
            <text:p>434</text:p>
          </table:table-cell>
          <table:table-cell table:style-name="ce32" table:content-validation-name="val12"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1</text:p>
          </table:table-cell>
          <table:table-cell table:style-name="ce88" office:value-type="float" office:value="1" calcext:value-type="float">
            <text:p>1</text:p>
          </table:table-cell>
          <table:table-cell table:style-name="ce90" office:value-type="string" calcext:value-type="string">
            <text:p>Verify that user-submitted filename metadata is not used directly with system or framework file and URL API to protect against path traversal.</text:p>
          </table:table-cell>
          <table:table-cell table:style-name="ce24" office:value-type="float" office:value="22" calcext:value-type="float">
            <text:p>22</text:p>
          </table:table-cell>
          <table:table-cell table:style-name="ce32" table:content-validation-name="val12"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2</text:p>
          </table:table-cell>
          <table:table-cell table:style-name="ce88" office:value-type="float" office:value="1" calcext:value-type="float">
            <text:p>1</text:p>
          </table:table-cell>
          <table:table-cell table:style-name="ce90" office:value-type="string" calcext:value-type="string">
            <text:p>Verify that user-submitted filename metadata is validated or ignored to prevent the disclosure, creation, updating or removal of local files (LFI).</text:p>
          </table:table-cell>
          <table:table-cell table:style-name="ce24" office:value-type="float" office:value="73" calcext:value-type="float">
            <text:p>73</text:p>
          </table:table-cell>
          <table:table-cell table:style-name="ce32" table:content-validation-name="val12"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3</text:p>
          </table:table-cell>
          <table:table-cell table:style-name="ce88" office:value-type="float" office:value="1" calcext:value-type="float">
            <text:p>1</text:p>
          </table:table-cell>
          <table:table-cell table:style-name="ce90" office:value-type="string" calcext:value-type="string">
            <text:p>Verify that user-submitted filename metadata is validated or ignored to prevent the disclosure or execution of remote files (RFI), which may also lead to SSRF.</text:p>
          </table:table-cell>
          <table:table-cell table:style-name="ce24" office:value-type="float" office:value="98" calcext:value-type="float">
            <text:p>98</text:p>
          </table:table-cell>
          <table:table-cell table:style-name="ce32" table:content-validation-name="val12"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4</text:p>
          </table:table-cell>
          <table:table-cell table:style-name="ce88" office:value-type="float" office:value="1" calcext:value-type="float">
            <text:p>1</text:p>
          </table:table-cell>
          <table:table-cell table:style-name="ce90"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24" office:value-type="float" office:value="641" calcext:value-type="float">
            <text:p>641</text:p>
          </table:table-cell>
          <table:table-cell table:style-name="ce32" table:content-validation-name="val12"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5</text:p>
          </table:table-cell>
          <table:table-cell table:style-name="ce88" office:value-type="float" office:value="1" calcext:value-type="float">
            <text:p>1</text:p>
          </table:table-cell>
          <table:table-cell table:style-name="ce90" office:value-type="string" calcext:value-type="string">
            <text:p>Verify that untrusted file metadata is not used directly with system API or libraries, to protect against OS command injection.</text:p>
          </table:table-cell>
          <table:table-cell table:style-name="ce24" office:value-type="float" office:value="78" calcext:value-type="float">
            <text:p>78</text:p>
          </table:table-cell>
          <table:table-cell table:style-name="ce32" table:content-validation-name="val12"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12.3.6</text:p>
          </table:table-cell>
          <table:table-cell table:style-name="ce88" office:value-type="float" office:value="2" calcext:value-type="float">
            <text:p>2</text:p>
          </table:table-cell>
          <table:table-cell table:style-name="ce90"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24" office:value-type="float" office:value="829" calcext:value-type="float">
            <text:p>829</text:p>
          </table:table-cell>
          <table:table-cell table:style-name="ce32" table:content-validation-name="val12"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12.4.1</text:p>
          </table:table-cell>
          <table:table-cell table:style-name="ce88" office:value-type="float" office:value="1" calcext:value-type="float">
            <text:p>1</text:p>
          </table:table-cell>
          <table:table-cell table:style-name="ce90" office:value-type="string" calcext:value-type="string">
            <text:p>Verify that files obtained from untrusted sources are stored outside the web root, with limited permissions, preferably with strong validation.</text:p>
          </table:table-cell>
          <table:table-cell table:style-name="ce24" office:value-type="float" office:value="922" calcext:value-type="float">
            <text:p>922</text:p>
          </table:table-cell>
          <table:table-cell table:style-name="ce32" table:content-validation-name="val12"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12.4.2</text:p>
          </table:table-cell>
          <table:table-cell table:style-name="ce88" office:value-type="float" office:value="1" calcext:value-type="float">
            <text:p>1</text:p>
          </table:table-cell>
          <table:table-cell table:style-name="ce90" office:value-type="string" calcext:value-type="string">
            <text:p>Verify that files obtained from untrusted sources are scanned by antivirus scanners to prevent upload of known malicious content.</text:p>
          </table:table-cell>
          <table:table-cell table:style-name="ce24" office:value-type="float" office:value="509" calcext:value-type="float">
            <text:p>509</text:p>
          </table:table-cell>
          <table:table-cell table:style-name="ce32" table:content-validation-name="val12"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12.5.1</text:p>
          </table:table-cell>
          <table:table-cell table:style-name="ce88" office:value-type="float" office:value="1" calcext:value-type="float">
            <text:p>1</text:p>
          </table:table-cell>
          <table:table-cell table:style-name="ce90"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24" office:value-type="float" office:value="552" calcext:value-type="float">
            <text:p>552</text:p>
          </table:table-cell>
          <table:table-cell table:style-name="ce32" table:content-validation-name="val12"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12.5.2</text:p>
          </table:table-cell>
          <table:table-cell table:style-name="ce88" office:value-type="float" office:value="1" calcext:value-type="float">
            <text:p>1</text:p>
          </table:table-cell>
          <table:table-cell table:style-name="ce90" office:value-type="string" calcext:value-type="string">
            <text:p>Verify that direct requests to uploaded files will never be executed as HTML/JavaScript content.</text:p>
          </table:table-cell>
          <table:table-cell table:style-name="ce24" office:value-type="float" office:value="434" calcext:value-type="float">
            <text:p>434</text:p>
          </table:table-cell>
          <table:table-cell table:style-name="ce32" table:content-validation-name="val12"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12.6.1</text:p>
          </table:table-cell>
          <table:table-cell table:style-name="ce88" office:value-type="float" office:value="1" calcext:value-type="float">
            <text:p>1</text:p>
          </table:table-cell>
          <table:table-cell table:style-name="ce90" office:value-type="string" calcext:value-type="string">
            <text:p>Verify that the web or application server is configured with a whitelist of resources or systems to which the server can send requests or load data/files from.</text:p>
          </table:table-cell>
          <table:table-cell table:style-name="ce24" office:value-type="float" office:value="918" calcext:value-type="float">
            <text:p>918</text:p>
          </table:table-cell>
          <table:table-cell table:style-name="ce32" table:content-validation-name="val12"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number-rows-repeated="19">
          <table:table-cell table:style-name="ce23"/>
          <table:table-cell table:style-name="ce89"/>
          <table:table-cell table:style-name="ce91"/>
          <table:table-cell table:style-name="ce24"/>
          <table:table-cell table:style-name="ce33"/>
          <table:table-cell table:number-columns-repeated="1019"/>
        </table:table-row>
        <table:table-row table:style-name="ro1">
          <table:table-cell table:style-name="ce23"/>
          <table:table-cell table:style-name="ce89"/>
          <table:table-cell table:style-name="ce92"/>
          <table:table-cell table:style-name="ce24"/>
          <table:table-cell table:style-name="ce33"/>
          <table:table-cell table:number-columns-repeated="1019"/>
        </table:table-row>
        <table:table-row table:style-name="ro1" table:number-rows-repeated="2">
          <table:table-cell table:style-name="ce23"/>
          <table:table-cell table:style-name="ce89"/>
          <table:table-cell table:style-name="ce91"/>
          <table:table-cell table:style-name="ce24"/>
          <table:table-cell table:style-name="ce33"/>
          <table:table-cell table:number-columns-repeated="1019"/>
        </table:table-row>
        <table:table-row table:style-name="ro1">
          <table:table-cell table:style-name="ce24"/>
          <table:table-cell table:style-name="ce26"/>
          <table:table-cell table:style-name="ce93"/>
          <table:table-cell table:style-name="ce8"/>
          <table:table-cell table:style-name="ce33"/>
          <table:table-cell table:number-columns-repeated="1019"/>
        </table:table-row>
        <table:table-row table:style-name="ro1" table:number-rows-repeated="924">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79">
          <table:table-cell table:number-columns-repeated="1024"/>
        </table:table-row>
        <table:table-row table:style-name="ro2">
          <table:table-cell table:number-columns-repeated="1024"/>
        </table:table-row>
        <calcext:conditional-formats>
          <calcext:conditional-format calcext:target-range-address="'Files and Resources'.C2:'Files and Resources'.C16">
            <calcext:condition calcext:apply-style-name="ConditionalStyle_4" calcext:value="formula-is([.E2]=&quot;Valid&quot;)" calcext:base-cell-address="'Files and Resources'.C2"/>
          </calcext:conditional-format>
          <calcext:conditional-format calcext:target-range-address="'Files and Resources'.C2:'Files and Resources'.C16">
            <calcext:condition calcext:apply-style-name="ConditionalStyle_5" calcext:value="formula-is([.E2]=&quot;Not Valid&quot;)" calcext:base-cell-address="'Files and Resources'.C2"/>
          </calcext:conditional-format>
          <calcext:conditional-format calcext:target-range-address="'Files and Resources'.C2:'Files and Resources'.C16">
            <calcext:condition calcext:apply-style-name="ConditionalStyle_6" calcext:value="formula-is([.E2]=&quot;Not Applicable&quot;)" calcext:base-cell-address="'Files and Resources'.C2"/>
          </calcext:conditional-format>
          <calcext:conditional-format calcext:target-range-address="'Files and Resources'.C39:'Files and Resources'.C39">
            <calcext:condition calcext:apply-style-name="ConditionalStyle_6" calcext:value="formula-is(#ref!=0)" calcext:base-cell-address="'Files and Resources'.C39"/>
          </calcext:conditional-format>
          <calcext:conditional-format calcext:target-range-address="'Files and Resources'.C2:'Files and Resources'.C38">
            <calcext:condition calcext:apply-style-name="ConditionalStyle_4" calcext:value="formula-is([.E2]=1)" calcext:base-cell-address="'Files and Resources'.C2"/>
          </calcext:conditional-format>
          <calcext:conditional-format calcext:target-range-address="'Files and Resources'.C2:'Files and Resources'.C38">
            <calcext:condition calcext:apply-style-name="ConditionalStyle_6" calcext:value="formula-is(#ref!=0)" calcext:base-cell-address="'Files and Resources'.C2"/>
          </calcext:conditional-format>
          <calcext:conditional-format calcext:target-range-address="'Files and Resources'.B2:'Files and Resources'.B38">
            <calcext:condition calcext:apply-style-name="ConditionalStyle_1" calcext:value="=3" calcext:base-cell-address="'Files and Resources'.B2"/>
          </calcext:conditional-format>
          <calcext:conditional-format calcext:target-range-address="'Files and Resources'.B2:'Files and Resources'.B38">
            <calcext:condition calcext:apply-style-name="ConditionalStyle_2" calcext:value="=2" calcext:base-cell-address="'Files and Resources'.B2"/>
          </calcext:conditional-format>
          <calcext:conditional-format calcext:target-range-address="'Files and Resources'.B2:'Files and Resources'.B38">
            <calcext:condition calcext:apply-style-name="ConditionalStyle_3" calcext:value="=1" calcext:base-cell-address="'Files and Resources'.B2"/>
          </calcext:conditional-format>
        </calcext:conditional-formats>
      </table:table>
      <table:table table:name="API" table:style-name="ta14">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3.1.1</text:p>
          </table:table-cell>
          <table:table-cell table:style-name="ce94" office:value-type="float" office:value="1" calcext:value-type="float">
            <text:p>1</text:p>
          </table:table-cell>
          <table:table-cell table:style-name="ce96"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24" office:value-type="float" office:value="116" calcext:value-type="float">
            <text:p>116</text:p>
          </table:table-cell>
          <table:table-cell table:style-name="ce32" table:content-validation-name="val13" office:value-type="string" calcext:value-type="string">
            <text:p>Unknown</text:p>
          </table:table-cell>
          <table:table-cell/>
          <table:table-cell table:style-name="ce21" table:formula="of:=IF([.D2]&lt;&gt;&quot;&quot;;HYPERLINK(CONCATENATE(&quot;https://cwe.mitre.org/data/definitions/&quot;;[.D2]; &quot;.html&quot;); concat(&quot;CWE-&quot;;[.D2]));&quot;&quot;)" office:value-type="string" office:string-value="" calcext:value-type="error">
            <text:p>#NAME?</text:p>
          </table:table-cell>
          <table:table-cell table:number-columns-repeated="1017"/>
        </table:table-row>
        <table:table-row table:style-name="ro1">
          <table:table-cell table:style-name="ce23" office:value-type="string" calcext:value-type="string">
            <text:p>13.1.2</text:p>
          </table:table-cell>
          <table:table-cell table:style-name="ce94" office:value-type="float" office:value="1" calcext:value-type="float">
            <text:p>1</text:p>
          </table:table-cell>
          <table:table-cell table:style-name="ce96" office:value-type="string" calcext:value-type="string">
            <text:p>Verify that access to administration and management functions is limited to authorized administrators.</text:p>
          </table:table-cell>
          <table:table-cell table:style-name="ce24" office:value-type="float" office:value="419" calcext:value-type="float">
            <text:p>419</text:p>
          </table:table-cell>
          <table:table-cell table:style-name="ce32" table:content-validation-name="val13"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3.1.3</text:p>
          </table:table-cell>
          <table:table-cell table:style-name="ce94" office:value-type="float" office:value="1" calcext:value-type="float">
            <text:p>1</text:p>
          </table:table-cell>
          <table:table-cell table:style-name="ce96" office:value-type="string" calcext:value-type="string">
            <text:p>Verify API URLs do not expose sensitive information, such as the API key, session tokens etc.</text:p>
          </table:table-cell>
          <table:table-cell table:style-name="ce24" office:value-type="float" office:value="598" calcext:value-type="float">
            <text:p>598</text:p>
          </table:table-cell>
          <table:table-cell table:style-name="ce32" table:content-validation-name="val13"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3.1.4</text:p>
          </table:table-cell>
          <table:table-cell table:style-name="ce94" office:value-type="float" office:value="2" calcext:value-type="float">
            <text:p>2</text:p>
          </table:table-cell>
          <table:table-cell table:style-name="ce96"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24" office:value-type="float" office:value="285" calcext:value-type="float">
            <text:p>285</text:p>
          </table:table-cell>
          <table:table-cell table:style-name="ce32" table:content-validation-name="val13" office:value-type="string" calcext:value-type="string">
            <text:p>Unknown</text:p>
          </table:table-cell>
          <table:table-cell/>
          <table:table-cell table:style-name="ce21" table:formula="of:=IF([.D5]&lt;&gt;&quot;&quot;;HYPERLINK(CONCATENATE(&quot;https://cwe.mitre.org/data/definitions/&quot;;[.D5]; &quot;.html&quot;); concat(&quot;CWE-&quot;;[.D5]));&quot;&quot;)" office:value-type="string" office:string-value="" calcext:value-type="error">
            <text:p>#NAME?</text:p>
          </table:table-cell>
          <table:table-cell table:number-columns-repeated="1017"/>
        </table:table-row>
        <table:table-row table:style-name="ro1">
          <table:table-cell table:style-name="ce23" office:value-type="string" calcext:value-type="string">
            <text:p>13.1.5</text:p>
          </table:table-cell>
          <table:table-cell table:style-name="ce94" office:value-type="float" office:value="2" calcext:value-type="float">
            <text:p>2</text:p>
          </table:table-cell>
          <table:table-cell table:style-name="ce96" office:value-type="string" calcext:value-type="string">
            <text:p>Verify that requests containing unexpected or missing content types are rejected with appropriate headers (HTTP response status 406 Unacceptable or 415 Unsupported Media Type).</text:p>
          </table:table-cell>
          <table:table-cell table:style-name="ce24" office:value-type="float" office:value="434" calcext:value-type="float">
            <text:p>434</text:p>
          </table:table-cell>
          <table:table-cell table:style-name="ce32" table:content-validation-name="val13" office:value-type="string" calcext:value-type="string">
            <text:p>Unknown</text:p>
          </table:table-cell>
          <table:table-cell/>
          <table:table-cell table:style-name="ce21" table:formula="of:=IF([.D6]&lt;&gt;&quot;&quot;;HYPERLINK(CONCATENATE(&quot;https://cwe.mitre.org/data/definitions/&quot;;[.D6]; &quot;.html&quot;); concat(&quot;CWE-&quot;;[.D6]));&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1</text:p>
          </table:table-cell>
          <table:table-cell table:style-name="ce94" office:value-type="float" office:value="1" calcext:value-type="float">
            <text:p>1</text:p>
          </table:table-cell>
          <table:table-cell table:style-name="ce96" office:value-type="string" calcext:value-type="string">
            <text:p>Verify that enabled RESTful HTTP methods are a valid choice for the user or action, such as preventing normal users using DELETE or PUT on protected API or resources.</text:p>
          </table:table-cell>
          <table:table-cell table:style-name="ce24" office:value-type="float" office:value="650" calcext:value-type="float">
            <text:p>650</text:p>
          </table:table-cell>
          <table:table-cell table:style-name="ce32" table:content-validation-name="val13"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2</text:p>
          </table:table-cell>
          <table:table-cell table:style-name="ce94" office:value-type="float" office:value="1" calcext:value-type="float">
            <text:p>1</text:p>
          </table:table-cell>
          <table:table-cell table:style-name="ce96" office:value-type="string" calcext:value-type="string">
            <text:p>Verify that JSON schema validation is in place and verified before accepting input.</text:p>
          </table:table-cell>
          <table:table-cell table:style-name="ce24" office:value-type="float" office:value="20" calcext:value-type="float">
            <text:p>20</text:p>
          </table:table-cell>
          <table:table-cell table:style-name="ce32" table:content-validation-name="val13"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3</text:p>
          </table:table-cell>
          <table:table-cell table:style-name="ce94" office:value-type="float" office:value="1" calcext:value-type="float">
            <text:p>1</text:p>
          </table:table-cell>
          <table:table-cell table:style-name="ce96"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24" office:value-type="float" office:value="352" calcext:value-type="float">
            <text:p>352</text:p>
          </table:table-cell>
          <table:table-cell table:style-name="ce32" table:content-validation-name="val13"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4</text:p>
          </table:table-cell>
          <table:table-cell table:style-name="ce94" office:value-type="float" office:value="2" calcext:value-type="float">
            <text:p>2</text:p>
          </table:table-cell>
          <table:table-cell table:style-name="ce96" office:value-type="string" calcext:value-type="string">
            <text:p>Verify that REST services have anti-automation controls to protect against excessive calls, especially if the API is unauthenticated.</text:p>
          </table:table-cell>
          <table:table-cell table:style-name="ce24" office:value-type="float" office:value="779" calcext:value-type="float">
            <text:p>779</text:p>
          </table:table-cell>
          <table:table-cell table:style-name="ce32" table:content-validation-name="val13"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5</text:p>
          </table:table-cell>
          <table:table-cell table:style-name="ce94" office:value-type="float" office:value="2" calcext:value-type="float">
            <text:p>2</text:p>
          </table:table-cell>
          <table:table-cell table:style-name="ce96" office:value-type="string" calcext:value-type="string">
            <text:p>Verify that REST services explicitly check the incoming Content-Type to be the expected one, such as application/xml or application/JSON.</text:p>
          </table:table-cell>
          <table:table-cell table:style-name="ce24" office:value-type="float" office:value="436" calcext:value-type="float">
            <text:p>436</text:p>
          </table:table-cell>
          <table:table-cell table:style-name="ce32" table:content-validation-name="val13" office:value-type="string" calcext:value-type="string">
            <text:p>Unknown</text:p>
          </table:table-cell>
          <table:table-cell/>
          <table:table-cell table:style-name="ce21" table:formula="of:=IF([.D11]&lt;&gt;&quot;&quot;;HYPERLINK(CONCATENATE(&quot;https://cwe.mitre.org/data/definitions/&quot;;[.D11]; &quot;.html&quot;); concat(&quot;CWE-&quot;;[.D11]));&quot;&quot;)" office:value-type="string" office:string-value="" calcext:value-type="error">
            <text:p>#NAME?</text:p>
          </table:table-cell>
          <table:table-cell table:number-columns-repeated="1017"/>
        </table:table-row>
        <table:table-row table:style-name="ro1">
          <table:table-cell table:style-name="ce23" office:value-type="string" calcext:value-type="string">
            <text:p>13.2.6</text:p>
          </table:table-cell>
          <table:table-cell table:style-name="ce94" office:value-type="float" office:value="2" calcext:value-type="float">
            <text:p>2</text:p>
          </table:table-cell>
          <table:table-cell table:style-name="ce96"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24" office:value-type="float" office:value="345" calcext:value-type="float">
            <text:p>345</text:p>
          </table:table-cell>
          <table:table-cell table:style-name="ce32" table:content-validation-name="val13"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13.3.1</text:p>
          </table:table-cell>
          <table:table-cell table:style-name="ce94" office:value-type="float" office:value="1" calcext:value-type="float">
            <text:p>1</text:p>
          </table:table-cell>
          <table:table-cell table:style-name="ce96" office:value-type="string" calcext:value-type="string">
            <text:p>Verify that XSD schema validation takes place to ensure a properly formed XML document, followed by validation of each input field before any processing of that data takes place.</text:p>
          </table:table-cell>
          <table:table-cell table:style-name="ce24" office:value-type="float" office:value="20" calcext:value-type="float">
            <text:p>20</text:p>
          </table:table-cell>
          <table:table-cell table:style-name="ce32" table:content-validation-name="val13"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13.3.2</text:p>
          </table:table-cell>
          <table:table-cell table:style-name="ce94" office:value-type="float" office:value="2" calcext:value-type="float">
            <text:p>2</text:p>
          </table:table-cell>
          <table:table-cell table:style-name="ce96" office:value-type="string" calcext:value-type="string">
            <text:p>Verify that the message payload is signed using WS-Security to ensure reliable transport between client and service.</text:p>
          </table:table-cell>
          <table:table-cell table:style-name="ce24" office:value-type="float" office:value="345" calcext:value-type="float">
            <text:p>345</text:p>
          </table:table-cell>
          <table:table-cell table:style-name="ce32" table:content-validation-name="val13"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13.4.1</text:p>
          </table:table-cell>
          <table:table-cell table:style-name="ce94" office:value-type="float" office:value="2" calcext:value-type="float">
            <text:p>2</text:p>
          </table:table-cell>
          <table:table-cell table:style-name="ce96"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24" office:value-type="float" office:value="770" calcext:value-type="float">
            <text:p>770</text:p>
          </table:table-cell>
          <table:table-cell table:style-name="ce32" table:content-validation-name="val13"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13.4.2</text:p>
          </table:table-cell>
          <table:table-cell table:style-name="ce94" office:value-type="float" office:value="2" calcext:value-type="float">
            <text:p>2</text:p>
          </table:table-cell>
          <table:table-cell table:style-name="ce96" office:value-type="string" calcext:value-type="string">
            <text:p>Verify that GraphQL or other data layer authorization logic should be implemented at the business logic layer instead of the GraphQL layer.</text:p>
          </table:table-cell>
          <table:table-cell table:style-name="ce24" office:value-type="float" office:value="285" calcext:value-type="float">
            <text:p>285</text:p>
          </table:table-cell>
          <table:table-cell table:style-name="ce32" table:content-validation-name="val13"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number-rows-repeated="4">
          <table:table-cell table:style-name="ce23"/>
          <table:table-cell table:style-name="ce95"/>
          <table:table-cell table:style-name="ce97"/>
          <table:table-cell table:style-name="ce24"/>
          <table:table-cell table:style-name="ce33"/>
          <table:table-cell table:number-columns-repeated="1019"/>
        </table:table-row>
        <table:table-row table:style-name="ro1">
          <table:table-cell table:style-name="ce23"/>
          <table:table-cell table:style-name="ce95"/>
          <table:table-cell table:style-name="ce98"/>
          <table:table-cell table:style-name="ce24"/>
          <table:table-cell table:style-name="ce33"/>
          <table:table-cell table:number-columns-repeated="1019"/>
        </table:table-row>
        <table:table-row table:style-name="ro1" table:number-rows-repeated="2">
          <table:table-cell table:style-name="ce23"/>
          <table:table-cell table:style-name="ce95"/>
          <table:table-cell table:style-name="ce97"/>
          <table:table-cell table:style-name="ce24"/>
          <table:table-cell table:style-name="ce33"/>
          <table:table-cell table:number-columns-repeated="1019"/>
        </table:table-row>
        <table:table-row table:style-name="ro1">
          <table:table-cell table:style-name="ce24"/>
          <table:table-cell table:style-name="ce26"/>
          <table:table-cell table:style-name="ce99"/>
          <table:table-cell table:style-name="ce8"/>
          <table:table-cell table:style-name="ce33"/>
          <table:table-cell table:number-columns-repeated="1019"/>
        </table:table-row>
        <table:table-row table:style-name="ro1" table:number-rows-repeated="939">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79">
          <table:table-cell table:number-columns-repeated="1024"/>
        </table:table-row>
        <table:table-row table:style-name="ro2">
          <table:table-cell table:number-columns-repeated="1024"/>
        </table:table-row>
        <calcext:conditional-formats>
          <calcext:conditional-format calcext:target-range-address="API.C2:API.C16">
            <calcext:condition calcext:apply-style-name="ConditionalStyle_4" calcext:value="formula-is([.E2]=&quot;Valid&quot;)" calcext:base-cell-address="API.C2"/>
          </calcext:conditional-format>
          <calcext:conditional-format calcext:target-range-address="API.C2:API.C16">
            <calcext:condition calcext:apply-style-name="ConditionalStyle_5" calcext:value="formula-is([.E2]=&quot;Not Valid&quot;)" calcext:base-cell-address="API.C2"/>
          </calcext:conditional-format>
          <calcext:conditional-format calcext:target-range-address="API.C2:API.C16">
            <calcext:condition calcext:apply-style-name="ConditionalStyle_6" calcext:value="formula-is([.E2]=&quot;Not Applicable&quot;)" calcext:base-cell-address="API.C2"/>
          </calcext:conditional-format>
          <calcext:conditional-format calcext:target-range-address="API.C24:API.C24">
            <calcext:condition calcext:apply-style-name="ConditionalStyle_6" calcext:value="formula-is(#ref!=0)" calcext:base-cell-address="API.C24"/>
          </calcext:conditional-format>
          <calcext:conditional-format calcext:target-range-address="API.C2:API.C23">
            <calcext:condition calcext:apply-style-name="ConditionalStyle_4" calcext:value="formula-is([.E2]=1)" calcext:base-cell-address="API.C2"/>
          </calcext:conditional-format>
          <calcext:conditional-format calcext:target-range-address="API.C2:API.C23">
            <calcext:condition calcext:apply-style-name="ConditionalStyle_6" calcext:value="formula-is(#ref!=0)" calcext:base-cell-address="API.C2"/>
          </calcext:conditional-format>
          <calcext:conditional-format calcext:target-range-address="API.B2:API.B23">
            <calcext:condition calcext:apply-style-name="ConditionalStyle_1" calcext:value="=3" calcext:base-cell-address="API.B2"/>
          </calcext:conditional-format>
          <calcext:conditional-format calcext:target-range-address="API.B2:API.B23">
            <calcext:condition calcext:apply-style-name="ConditionalStyle_2" calcext:value="=2" calcext:base-cell-address="API.B2"/>
          </calcext:conditional-format>
          <calcext:conditional-format calcext:target-range-address="API.B2:API.B23">
            <calcext:condition calcext:apply-style-name="ConditionalStyle_3" calcext:value="=1" calcext:base-cell-address="API.B2"/>
          </calcext:conditional-format>
        </calcext:conditional-formats>
      </table:table>
      <table:table table:name="Configuration" table:style-name="ta15">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7"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6" office:value-type="string" calcext:value-type="string">
            <text:p>Status</text:p>
          </table:table-cell>
          <table:table-cell table:style-name="ce4" office:value-type="string" calcext:value-type="string">
            <text:p>Notes</text:p>
          </table:table-cell>
          <table:table-cell table:style-name="ce4" office:value-type="string" calcext:value-type="string">
            <text:p>Info</text:p>
          </table:table-cell>
          <table:table-cell table:style-name="ce5" table:number-columns-repeated="17"/>
          <table:table-cell table:number-columns-repeated="1000"/>
        </table:table-row>
        <table:table-row table:style-name="ro1">
          <table:table-cell table:style-name="ce23" office:value-type="string" calcext:value-type="string">
            <text:p>14.1.1</text:p>
          </table:table-cell>
          <table:table-cell table:style-name="ce100" office:value-type="float" office:value="2" calcext:value-type="float">
            <text:p>2</text:p>
          </table:table-cell>
          <table:table-cell table:style-name="ce101"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31"/>
          <table:table-cell table:style-name="ce32" table:content-validation-name="val14" office:value-type="string" calcext:value-type="string">
            <text:p>Unknown</text:p>
          </table:table-cell>
          <table:table-cell/>
          <table:table-cell table:formula="of:=IF([.D2]&lt;&gt;&quot;&quot;;HYPERLINK(CONCATENATE(&quot;https://cwe.mitre.org/data/definitions/&quot;;[.D2]; &quot;.html&quot;); concat(&quot;CWE-&quot;;[.D2]));&quot;&quot;)">
            <text:p/>
          </table:table-cell>
          <table:table-cell table:number-columns-repeated="1017"/>
        </table:table-row>
        <table:table-row table:style-name="ro1">
          <table:table-cell table:style-name="ce23" office:value-type="string" calcext:value-type="string">
            <text:p>14.1.2</text:p>
          </table:table-cell>
          <table:table-cell table:style-name="ce100" office:value-type="float" office:value="2" calcext:value-type="float">
            <text:p>2</text:p>
          </table:table-cell>
          <table:table-cell table:style-name="ce102"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24" office:value-type="float" office:value="120" calcext:value-type="float">
            <text:p>120</text:p>
          </table:table-cell>
          <table:table-cell table:style-name="ce32" table:content-validation-name="val14" office:value-type="string" calcext:value-type="string">
            <text:p>Unknown</text:p>
          </table:table-cell>
          <table:table-cell/>
          <table:table-cell table:style-name="ce21" table:formula="of:=IF([.D3]&lt;&gt;&quot;&quot;;HYPERLINK(CONCATENATE(&quot;https://cwe.mitre.org/data/definitions/&quot;;[.D3]; &quot;.html&quot;); concat(&quot;CWE-&quot;;[.D3]));&quot;&quot;)" office:value-type="string" office:string-value="" calcext:value-type="error">
            <text:p>#NAME?</text:p>
          </table:table-cell>
          <table:table-cell table:number-columns-repeated="1017"/>
        </table:table-row>
        <table:table-row table:style-name="ro1">
          <table:table-cell table:style-name="ce23" office:value-type="string" calcext:value-type="string">
            <text:p>14.1.3</text:p>
          </table:table-cell>
          <table:table-cell table:style-name="ce100" office:value-type="float" office:value="2" calcext:value-type="float">
            <text:p>2</text:p>
          </table:table-cell>
          <table:table-cell table:style-name="ce102" office:value-type="string" calcext:value-type="string">
            <text:p>Verify that server configuration is hardened as per the recommendations of the application server and frameworks in use.</text:p>
          </table:table-cell>
          <table:table-cell table:style-name="ce24" office:value-type="float" office:value="16" calcext:value-type="float">
            <text:p>16</text:p>
          </table:table-cell>
          <table:table-cell table:style-name="ce32" table:content-validation-name="val14" office:value-type="string" calcext:value-type="string">
            <text:p>Unknown</text:p>
          </table:table-cell>
          <table:table-cell/>
          <table:table-cell table:style-name="ce21" table:formula="of:=IF([.D4]&lt;&gt;&quot;&quot;;HYPERLINK(CONCATENATE(&quot;https://cwe.mitre.org/data/definitions/&quot;;[.D4]; &quot;.html&quot;); concat(&quot;CWE-&quot;;[.D4]));&quot;&quot;)" office:value-type="string" office:string-value="" calcext:value-type="error">
            <text:p>#NAME?</text:p>
          </table:table-cell>
          <table:table-cell table:number-columns-repeated="1017"/>
        </table:table-row>
        <table:table-row table:style-name="ro1">
          <table:table-cell table:style-name="ce23" office:value-type="string" calcext:value-type="string">
            <text:p>14.1.4</text:p>
          </table:table-cell>
          <table:table-cell table:style-name="ce100" office:value-type="float" office:value="2" calcext:value-type="float">
            <text:p>2</text:p>
          </table:table-cell>
          <table:table-cell table:style-name="ce101"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31"/>
          <table:table-cell table:style-name="ce32" table:content-validation-name="val14" office:value-type="string" calcext:value-type="string">
            <text:p>Unknown</text:p>
          </table:table-cell>
          <table:table-cell/>
          <table:table-cell table:formula="of:=IF([.D5]&lt;&gt;&quot;&quot;;HYPERLINK(CONCATENATE(&quot;https://cwe.mitre.org/data/definitions/&quot;;[.D5]; &quot;.html&quot;); concat(&quot;CWE-&quot;;[.D5]));&quot;&quot;)">
            <text:p/>
          </table:table-cell>
          <table:table-cell table:number-columns-repeated="1017"/>
        </table:table-row>
        <table:table-row table:style-name="ro1">
          <table:table-cell table:style-name="ce23" office:value-type="string" calcext:value-type="string">
            <text:p>14.1.5</text:p>
          </table:table-cell>
          <table:table-cell table:style-name="ce100" office:value-type="float" office:value="3" calcext:value-type="float">
            <text:p>3</text:p>
          </table:table-cell>
          <table:table-cell table:style-name="ce101" office:value-type="string" calcext:value-type="string">
            <text:p>Verify that authorized administrators can verify the integrity of all security-relevant configurations to detect tampering.</text:p>
          </table:table-cell>
          <table:table-cell table:style-name="ce31"/>
          <table:table-cell table:style-name="ce32" table:content-validation-name="val14" office:value-type="string" calcext:value-type="string">
            <text:p>Unknown</text:p>
          </table:table-cell>
          <table:table-cell/>
          <table:table-cell table:formula="of:=IF([.D6]&lt;&gt;&quot;&quot;;HYPERLINK(CONCATENATE(&quot;https://cwe.mitre.org/data/definitions/&quot;;[.D6]; &quot;.html&quot;); concat(&quot;CWE-&quot;;[.D6]));&quot;&quot;)">
            <text:p/>
          </table:table-cell>
          <table:table-cell table:number-columns-repeated="1017"/>
        </table:table-row>
        <table:table-row table:style-name="ro1">
          <table:table-cell table:style-name="ce23" office:value-type="string" calcext:value-type="string">
            <text:p>14.2.1</text:p>
          </table:table-cell>
          <table:table-cell table:style-name="ce100" office:value-type="float" office:value="1" calcext:value-type="float">
            <text:p>1</text:p>
          </table:table-cell>
          <table:table-cell table:style-name="ce102"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24" office:value-type="float" office:value="1026" calcext:value-type="float">
            <text:p>1026</text:p>
          </table:table-cell>
          <table:table-cell table:style-name="ce32" table:content-validation-name="val14" office:value-type="string" calcext:value-type="string">
            <text:p>Unknown</text:p>
          </table:table-cell>
          <table:table-cell/>
          <table:table-cell table:style-name="ce21" table:formula="of:=IF([.D7]&lt;&gt;&quot;&quot;;HYPERLINK(CONCATENATE(&quot;https://cwe.mitre.org/data/definitions/&quot;;[.D7]; &quot;.html&quot;); concat(&quot;CWE-&quot;;[.D7]));&quot;&quot;)" office:value-type="string" office:string-value="" calcext:value-type="error">
            <text:p>#NAME?</text:p>
          </table:table-cell>
          <table:table-cell table:number-columns-repeated="1017"/>
        </table:table-row>
        <table:table-row table:style-name="ro1">
          <table:table-cell table:style-name="ce23" office:value-type="string" calcext:value-type="string">
            <text:p>14.2.2</text:p>
          </table:table-cell>
          <table:table-cell table:style-name="ce100" office:value-type="float" office:value="1" calcext:value-type="float">
            <text:p>1</text:p>
          </table:table-cell>
          <table:table-cell table:style-name="ce102" office:value-type="string" calcext:value-type="string">
            <text:p>Verify that all unneeded features, documentation, samples, configurations are removed, such as sample applications, platform documentation, and default or example users.</text:p>
          </table:table-cell>
          <table:table-cell table:style-name="ce24" office:value-type="float" office:value="1002" calcext:value-type="float">
            <text:p>1002</text:p>
          </table:table-cell>
          <table:table-cell table:style-name="ce32" table:content-validation-name="val14" office:value-type="string" calcext:value-type="string">
            <text:p>Unknown</text:p>
          </table:table-cell>
          <table:table-cell/>
          <table:table-cell table:style-name="ce21" table:formula="of:=IF([.D8]&lt;&gt;&quot;&quot;;HYPERLINK(CONCATENATE(&quot;https://cwe.mitre.org/data/definitions/&quot;;[.D8]; &quot;.html&quot;); concat(&quot;CWE-&quot;;[.D8]));&quot;&quot;)" office:value-type="string" office:string-value="" calcext:value-type="error">
            <text:p>#NAME?</text:p>
          </table:table-cell>
          <table:table-cell table:number-columns-repeated="1017"/>
        </table:table-row>
        <table:table-row table:style-name="ro1">
          <table:table-cell table:style-name="ce23" office:value-type="string" calcext:value-type="string">
            <text:p>14.2.3</text:p>
          </table:table-cell>
          <table:table-cell table:style-name="ce100" office:value-type="float" office:value="1" calcext:value-type="float">
            <text:p>1</text:p>
          </table:table-cell>
          <table:table-cell table:style-name="ce102"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24" office:value-type="float" office:value="714" calcext:value-type="float">
            <text:p>714</text:p>
          </table:table-cell>
          <table:table-cell table:style-name="ce32" table:content-validation-name="val14" office:value-type="string" calcext:value-type="string">
            <text:p>Unknown</text:p>
          </table:table-cell>
          <table:table-cell/>
          <table:table-cell table:style-name="ce21" table:formula="of:=IF([.D9]&lt;&gt;&quot;&quot;;HYPERLINK(CONCATENATE(&quot;https://cwe.mitre.org/data/definitions/&quot;;[.D9]; &quot;.html&quot;); concat(&quot;CWE-&quot;;[.D9]));&quot;&quot;)" office:value-type="string" office:string-value="" calcext:value-type="error">
            <text:p>#NAME?</text:p>
          </table:table-cell>
          <table:table-cell table:number-columns-repeated="1017"/>
        </table:table-row>
        <table:table-row table:style-name="ro1">
          <table:table-cell table:style-name="ce23" office:value-type="string" calcext:value-type="string">
            <text:p>14.2.4</text:p>
          </table:table-cell>
          <table:table-cell table:style-name="ce100" office:value-type="float" office:value="2" calcext:value-type="float">
            <text:p>2</text:p>
          </table:table-cell>
          <table:table-cell table:style-name="ce102" office:value-type="string" calcext:value-type="string">
            <text:p>Verify that third party components come from pre-defined, trusted and continually maintained repositories. ([C2](https://www.owasp.org/index.php/OWASP_Proactive_Controls#tab=Formal_Numbering))</text:p>
          </table:table-cell>
          <table:table-cell table:style-name="ce24" office:value-type="float" office:value="829" calcext:value-type="float">
            <text:p>829</text:p>
          </table:table-cell>
          <table:table-cell table:style-name="ce32" table:content-validation-name="val14" office:value-type="string" calcext:value-type="string">
            <text:p>Unknown</text:p>
          </table:table-cell>
          <table:table-cell/>
          <table:table-cell table:style-name="ce21" table:formula="of:=IF([.D10]&lt;&gt;&quot;&quot;;HYPERLINK(CONCATENATE(&quot;https://cwe.mitre.org/data/definitions/&quot;;[.D10]; &quot;.html&quot;); concat(&quot;CWE-&quot;;[.D10]));&quot;&quot;)" office:value-type="string" office:string-value="" calcext:value-type="error">
            <text:p>#NAME?</text:p>
          </table:table-cell>
          <table:table-cell table:number-columns-repeated="1017"/>
        </table:table-row>
        <table:table-row table:style-name="ro1">
          <table:table-cell table:style-name="ce23" office:value-type="string" calcext:value-type="string">
            <text:p>14.2.5</text:p>
          </table:table-cell>
          <table:table-cell table:style-name="ce100" office:value-type="float" office:value="2" calcext:value-type="float">
            <text:p>2</text:p>
          </table:table-cell>
          <table:table-cell table:style-name="ce101" office:value-type="string" calcext:value-type="string">
            <text:p>Verify that an inventory catalog is maintained of all third party libraries in use. ([C2](https://www.owasp.org/index.php/OWASP_Proactive_Controls#tab=Formal_Numbering))</text:p>
          </table:table-cell>
          <table:table-cell table:style-name="ce31"/>
          <table:table-cell table:style-name="ce32" table:content-validation-name="val14" office:value-type="string" calcext:value-type="string">
            <text:p>Unknown</text:p>
          </table:table-cell>
          <table:table-cell/>
          <table:table-cell table:formula="of:=IF([.D11]&lt;&gt;&quot;&quot;;HYPERLINK(CONCATENATE(&quot;https://cwe.mitre.org/data/definitions/&quot;;[.D11]; &quot;.html&quot;); concat(&quot;CWE-&quot;;[.D11]));&quot;&quot;)">
            <text:p/>
          </table:table-cell>
          <table:table-cell table:number-columns-repeated="1017"/>
        </table:table-row>
        <table:table-row table:style-name="ro1">
          <table:table-cell table:style-name="ce23" office:value-type="string" calcext:value-type="string">
            <text:p>14.2.6</text:p>
          </table:table-cell>
          <table:table-cell table:style-name="ce100" office:value-type="float" office:value="2" calcext:value-type="float">
            <text:p>2</text:p>
          </table:table-cell>
          <table:table-cell table:style-name="ce102"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24" office:value-type="float" office:value="265" calcext:value-type="float">
            <text:p>265</text:p>
          </table:table-cell>
          <table:table-cell table:style-name="ce32" table:content-validation-name="val14" office:value-type="string" calcext:value-type="string">
            <text:p>Unknown</text:p>
          </table:table-cell>
          <table:table-cell/>
          <table:table-cell table:style-name="ce21" table:formula="of:=IF([.D12]&lt;&gt;&quot;&quot;;HYPERLINK(CONCATENATE(&quot;https://cwe.mitre.org/data/definitions/&quot;;[.D12]; &quot;.html&quot;); concat(&quot;CWE-&quot;;[.D12]));&quot;&quot;)" office:value-type="string" office:string-value="" calcext:value-type="error">
            <text:p>#NAME?</text:p>
          </table:table-cell>
          <table:table-cell table:number-columns-repeated="1017"/>
        </table:table-row>
        <table:table-row table:style-name="ro1">
          <table:table-cell table:style-name="ce23" office:value-type="string" calcext:value-type="string">
            <text:p>14.3.1</text:p>
          </table:table-cell>
          <table:table-cell table:style-name="ce100" office:value-type="float" office:value="1" calcext:value-type="float">
            <text:p>1</text:p>
          </table:table-cell>
          <table:table-cell table:style-name="ce102"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24" office:value-type="float" office:value="209" calcext:value-type="float">
            <text:p>209</text:p>
          </table:table-cell>
          <table:table-cell table:style-name="ce32" table:content-validation-name="val14" office:value-type="string" calcext:value-type="string">
            <text:p>Unknown</text:p>
          </table:table-cell>
          <table:table-cell/>
          <table:table-cell table:style-name="ce21" table:formula="of:=IF([.D13]&lt;&gt;&quot;&quot;;HYPERLINK(CONCATENATE(&quot;https://cwe.mitre.org/data/definitions/&quot;;[.D13]; &quot;.html&quot;); concat(&quot;CWE-&quot;;[.D13]));&quot;&quot;)" office:value-type="string" office:string-value="" calcext:value-type="error">
            <text:p>#NAME?</text:p>
          </table:table-cell>
          <table:table-cell table:number-columns-repeated="1017"/>
        </table:table-row>
        <table:table-row table:style-name="ro1">
          <table:table-cell table:style-name="ce23" office:value-type="string" calcext:value-type="string">
            <text:p>14.3.2</text:p>
          </table:table-cell>
          <table:table-cell table:style-name="ce100" office:value-type="float" office:value="1" calcext:value-type="float">
            <text:p>1</text:p>
          </table:table-cell>
          <table:table-cell table:style-name="ce102"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24" office:value-type="float" office:value="497" calcext:value-type="float">
            <text:p>497</text:p>
          </table:table-cell>
          <table:table-cell table:style-name="ce32" table:content-validation-name="val14" office:value-type="string" calcext:value-type="string">
            <text:p>Unknown</text:p>
          </table:table-cell>
          <table:table-cell/>
          <table:table-cell table:style-name="ce21" table:formula="of:=IF([.D14]&lt;&gt;&quot;&quot;;HYPERLINK(CONCATENATE(&quot;https://cwe.mitre.org/data/definitions/&quot;;[.D14]; &quot;.html&quot;); concat(&quot;CWE-&quot;;[.D14]));&quot;&quot;)" office:value-type="string" office:string-value="" calcext:value-type="error">
            <text:p>#NAME?</text:p>
          </table:table-cell>
          <table:table-cell table:number-columns-repeated="1017"/>
        </table:table-row>
        <table:table-row table:style-name="ro1">
          <table:table-cell table:style-name="ce23" office:value-type="string" calcext:value-type="string">
            <text:p>14.3.3</text:p>
          </table:table-cell>
          <table:table-cell table:style-name="ce100" office:value-type="float" office:value="1" calcext:value-type="float">
            <text:p>1</text:p>
          </table:table-cell>
          <table:table-cell table:style-name="ce102" office:value-type="string" calcext:value-type="string">
            <text:p>Verify that the HTTP headers or any part of the HTTP response do not expose detailed version information of system components.</text:p>
          </table:table-cell>
          <table:table-cell table:style-name="ce24" office:value-type="float" office:value="200" calcext:value-type="float">
            <text:p>200</text:p>
          </table:table-cell>
          <table:table-cell table:style-name="ce32" table:content-validation-name="val14" office:value-type="string" calcext:value-type="string">
            <text:p>Unknown</text:p>
          </table:table-cell>
          <table:table-cell/>
          <table:table-cell table:style-name="ce21" table:formula="of:=IF([.D15]&lt;&gt;&quot;&quot;;HYPERLINK(CONCATENATE(&quot;https://cwe.mitre.org/data/definitions/&quot;;[.D15]; &quot;.html&quot;); concat(&quot;CWE-&quot;;[.D15]));&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1</text:p>
          </table:table-cell>
          <table:table-cell table:style-name="ce100" office:value-type="float" office:value="1" calcext:value-type="float">
            <text:p>1</text:p>
          </table:table-cell>
          <table:table-cell table:style-name="ce102" office:value-type="string" calcext:value-type="string">
            <text:p>Verify that every HTTP response contains a content type header specifying a safe character set (e.g., UTF-8, ISO 8859-1).</text:p>
          </table:table-cell>
          <table:table-cell table:style-name="ce24" office:value-type="float" office:value="173" calcext:value-type="float">
            <text:p>173</text:p>
          </table:table-cell>
          <table:table-cell table:style-name="ce32" table:content-validation-name="val14" office:value-type="string" calcext:value-type="string">
            <text:p>Unknown</text:p>
          </table:table-cell>
          <table:table-cell/>
          <table:table-cell table:style-name="ce21" table:formula="of:=IF([.D16]&lt;&gt;&quot;&quot;;HYPERLINK(CONCATENATE(&quot;https://cwe.mitre.org/data/definitions/&quot;;[.D16]; &quot;.html&quot;); concat(&quot;CWE-&quot;;[.D16]));&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2</text:p>
          </table:table-cell>
          <table:table-cell table:style-name="ce100" office:value-type="float" office:value="1" calcext:value-type="float">
            <text:p>1</text:p>
          </table:table-cell>
          <table:table-cell table:style-name="ce102" office:value-type="string" calcext:value-type="string">
            <text:p>Verify that all API responses contain Content-Disposition: attachment; filename="api.json" (or other appropriate filename for the content type).</text:p>
          </table:table-cell>
          <table:table-cell table:style-name="ce24" office:value-type="float" office:value="116" calcext:value-type="float">
            <text:p>116</text:p>
          </table:table-cell>
          <table:table-cell table:style-name="ce32" table:content-validation-name="val14" office:value-type="string" calcext:value-type="string">
            <text:p>Unknown</text:p>
          </table:table-cell>
          <table:table-cell/>
          <table:table-cell table:style-name="ce21" table:formula="of:=IF([.D17]&lt;&gt;&quot;&quot;;HYPERLINK(CONCATENATE(&quot;https://cwe.mitre.org/data/definitions/&quot;;[.D17]; &quot;.html&quot;); concat(&quot;CWE-&quot;;[.D17]));&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3</text:p>
          </table:table-cell>
          <table:table-cell table:style-name="ce100" office:value-type="float" office:value="1" calcext:value-type="float">
            <text:p>1</text:p>
          </table:table-cell>
          <table:table-cell table:style-name="ce102" office:value-type="string" calcext:value-type="string">
            <text:p>Verify that a content security policy (CSPv2) is in place that helps mitigate impact for XSS attacks like HTML, DOM, JSON, and JavaScript injection vulnerabilities.</text:p>
          </table:table-cell>
          <table:table-cell table:style-name="ce24" office:value-type="float" office:value="1021" calcext:value-type="float">
            <text:p>1021</text:p>
          </table:table-cell>
          <table:table-cell table:style-name="ce32" table:content-validation-name="val14" office:value-type="string" calcext:value-type="string">
            <text:p>Unknown</text:p>
          </table:table-cell>
          <table:table-cell/>
          <table:table-cell table:style-name="ce21" table:formula="of:=IF([.D18]&lt;&gt;&quot;&quot;;HYPERLINK(CONCATENATE(&quot;https://cwe.mitre.org/data/definitions/&quot;;[.D18]; &quot;.html&quot;); concat(&quot;CWE-&quot;;[.D18]));&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4</text:p>
          </table:table-cell>
          <table:table-cell table:style-name="ce100" office:value-type="float" office:value="1" calcext:value-type="float">
            <text:p>1</text:p>
          </table:table-cell>
          <table:table-cell table:style-name="ce102" office:value-type="string" calcext:value-type="string">
            <text:p>Verify that all responses contain X-Content-Type-Options: nosniff.</text:p>
          </table:table-cell>
          <table:table-cell table:style-name="ce24" office:value-type="float" office:value="116" calcext:value-type="float">
            <text:p>116</text:p>
          </table:table-cell>
          <table:table-cell table:style-name="ce32" table:content-validation-name="val14" office:value-type="string" calcext:value-type="string">
            <text:p>Unknown</text:p>
          </table:table-cell>
          <table:table-cell/>
          <table:table-cell table:style-name="ce21" table:formula="of:=IF([.D19]&lt;&gt;&quot;&quot;;HYPERLINK(CONCATENATE(&quot;https://cwe.mitre.org/data/definitions/&quot;;[.D19]; &quot;.html&quot;); concat(&quot;CWE-&quot;;[.D19]));&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5</text:p>
          </table:table-cell>
          <table:table-cell table:style-name="ce100" office:value-type="float" office:value="1" calcext:value-type="float">
            <text:p>1</text:p>
          </table:table-cell>
          <table:table-cell table:style-name="ce102" office:value-type="string" calcext:value-type="string">
            <text:p>Verify that HTTP Strict Transport Security headers are included on all responses and for all subdomains, such as Strict-Transport-Security: max-age=15724800; includeSubdomains.</text:p>
          </table:table-cell>
          <table:table-cell table:style-name="ce24" office:value-type="float" office:value="523" calcext:value-type="float">
            <text:p>523</text:p>
          </table:table-cell>
          <table:table-cell table:style-name="ce32" table:content-validation-name="val14" office:value-type="string" calcext:value-type="string">
            <text:p>Unknown</text:p>
          </table:table-cell>
          <table:table-cell/>
          <table:table-cell table:style-name="ce21" table:formula="of:=IF([.D20]&lt;&gt;&quot;&quot;;HYPERLINK(CONCATENATE(&quot;https://cwe.mitre.org/data/definitions/&quot;;[.D20]; &quot;.html&quot;); concat(&quot;CWE-&quot;;[.D20]));&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6</text:p>
          </table:table-cell>
          <table:table-cell table:style-name="ce100" office:value-type="float" office:value="1" calcext:value-type="float">
            <text:p>1</text:p>
          </table:table-cell>
          <table:table-cell table:style-name="ce102" office:value-type="string" calcext:value-type="string">
            <text:p>Verify that a suitable "Referrer-Policy" header is included, such as "no-referrer" or "same-origin".</text:p>
          </table:table-cell>
          <table:table-cell table:style-name="ce24" office:value-type="float" office:value="116" calcext:value-type="float">
            <text:p>116</text:p>
          </table:table-cell>
          <table:table-cell table:style-name="ce32" table:content-validation-name="val14" office:value-type="string" calcext:value-type="string">
            <text:p>Unknown</text:p>
          </table:table-cell>
          <table:table-cell/>
          <table:table-cell table:style-name="ce21" table:formula="of:=IF([.D21]&lt;&gt;&quot;&quot;;HYPERLINK(CONCATENATE(&quot;https://cwe.mitre.org/data/definitions/&quot;;[.D21]; &quot;.html&quot;); concat(&quot;CWE-&quot;;[.D21]));&quot;&quot;)" office:value-type="string" office:string-value="" calcext:value-type="error">
            <text:p>#NAME?</text:p>
          </table:table-cell>
          <table:table-cell table:number-columns-repeated="1017"/>
        </table:table-row>
        <table:table-row table:style-name="ro1">
          <table:table-cell table:style-name="ce23" office:value-type="string" calcext:value-type="string">
            <text:p>14.4.7</text:p>
          </table:table-cell>
          <table:table-cell table:style-name="ce100" office:value-type="float" office:value="1" calcext:value-type="float">
            <text:p>1</text:p>
          </table:table-cell>
          <table:table-cell table:style-name="ce102" office:value-type="string" calcext:value-type="string">
            <text:p>Verify that a suitable X-Frame-Options or Content-Security-Policy: frame-ancestors header is in use for sites where content should not be embedded in a third-party site.</text:p>
          </table:table-cell>
          <table:table-cell table:style-name="ce24" office:value-type="float" office:value="346" calcext:value-type="float">
            <text:p>346</text:p>
          </table:table-cell>
          <table:table-cell table:style-name="ce32" table:content-validation-name="val14" office:value-type="string" calcext:value-type="string">
            <text:p>Unknown</text:p>
          </table:table-cell>
          <table:table-cell/>
          <table:table-cell table:style-name="ce21" table:formula="of:=IF([.D22]&lt;&gt;&quot;&quot;;HYPERLINK(CONCATENATE(&quot;https://cwe.mitre.org/data/definitions/&quot;;[.D22]; &quot;.html&quot;); concat(&quot;CWE-&quot;;[.D22]));&quot;&quot;)" office:value-type="string" office:string-value="" calcext:value-type="error">
            <text:p>#NAME?</text:p>
          </table:table-cell>
          <table:table-cell table:number-columns-repeated="1017"/>
        </table:table-row>
        <table:table-row table:style-name="ro1">
          <table:table-cell table:style-name="ce23" office:value-type="string" calcext:value-type="string">
            <text:p>14.5.1</text:p>
          </table:table-cell>
          <table:table-cell table:style-name="ce100" office:value-type="float" office:value="1" calcext:value-type="float">
            <text:p>1</text:p>
          </table:table-cell>
          <table:table-cell table:style-name="ce103" office:value-type="string" calcext:value-type="string">
            <text:p>Verify that the application server only accepts the HTTP methods in use by the application or API, including pre-flight OPTIONS.</text:p>
          </table:table-cell>
          <table:table-cell table:style-name="ce24" office:value-type="float" office:value="749" calcext:value-type="float">
            <text:p>749</text:p>
          </table:table-cell>
          <table:table-cell table:style-name="ce32" table:content-validation-name="val14" office:value-type="string" calcext:value-type="string">
            <text:p>Unknown</text:p>
          </table:table-cell>
          <table:table-cell/>
          <table:table-cell table:style-name="ce21" table:formula="of:=IF([.D23]&lt;&gt;&quot;&quot;;HYPERLINK(CONCATENATE(&quot;https://cwe.mitre.org/data/definitions/&quot;;[.D23]; &quot;.html&quot;); concat(&quot;CWE-&quot;;[.D23]));&quot;&quot;)" office:value-type="string" office:string-value="" calcext:value-type="error">
            <text:p>#NAME?</text:p>
          </table:table-cell>
          <table:table-cell table:number-columns-repeated="1017"/>
        </table:table-row>
        <table:table-row table:style-name="ro1">
          <table:table-cell table:style-name="ce23" office:value-type="string" calcext:value-type="string">
            <text:p>14.5.2</text:p>
          </table:table-cell>
          <table:table-cell table:style-name="ce100" office:value-type="float" office:value="1" calcext:value-type="float">
            <text:p>1</text:p>
          </table:table-cell>
          <table:table-cell table:style-name="ce102" office:value-type="string" calcext:value-type="string">
            <text:p>Verify that the supplied Origin header is not used for authentication or access control decisions, as the Origin header can easily be changed by an attacker.</text:p>
          </table:table-cell>
          <table:table-cell table:style-name="ce24" office:value-type="float" office:value="346" calcext:value-type="float">
            <text:p>346</text:p>
          </table:table-cell>
          <table:table-cell table:style-name="ce32" table:content-validation-name="val14" office:value-type="string" calcext:value-type="string">
            <text:p>Unknown</text:p>
          </table:table-cell>
          <table:table-cell/>
          <table:table-cell table:style-name="ce21" table:formula="of:=IF([.D24]&lt;&gt;&quot;&quot;;HYPERLINK(CONCATENATE(&quot;https://cwe.mitre.org/data/definitions/&quot;;[.D24]; &quot;.html&quot;); concat(&quot;CWE-&quot;;[.D24]));&quot;&quot;)" office:value-type="string" office:string-value="" calcext:value-type="error">
            <text:p>#NAME?</text:p>
          </table:table-cell>
          <table:table-cell table:number-columns-repeated="1017"/>
        </table:table-row>
        <table:table-row table:style-name="ro1">
          <table:table-cell table:style-name="ce23" office:value-type="string" calcext:value-type="string">
            <text:p>14.5.3</text:p>
          </table:table-cell>
          <table:table-cell table:style-name="ce100" office:value-type="float" office:value="1" calcext:value-type="float">
            <text:p>1</text:p>
          </table:table-cell>
          <table:table-cell table:style-name="ce102"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24" office:value-type="float" office:value="346" calcext:value-type="float">
            <text:p>346</text:p>
          </table:table-cell>
          <table:table-cell table:style-name="ce32" table:content-validation-name="val14" office:value-type="string" calcext:value-type="string">
            <text:p>Unknown</text:p>
          </table:table-cell>
          <table:table-cell/>
          <table:table-cell table:style-name="ce21" table:formula="of:=IF([.D25]&lt;&gt;&quot;&quot;;HYPERLINK(CONCATENATE(&quot;https://cwe.mitre.org/data/definitions/&quot;;[.D25]; &quot;.html&quot;); concat(&quot;CWE-&quot;;[.D25]));&quot;&quot;)" office:value-type="string" office:string-value="" calcext:value-type="error">
            <text:p>#NAME?</text:p>
          </table:table-cell>
          <table:table-cell table:number-columns-repeated="1017"/>
        </table:table-row>
        <table:table-row table:style-name="ro1">
          <table:table-cell table:style-name="ce23" office:value-type="string" calcext:value-type="string">
            <text:p>14.5.4</text:p>
          </table:table-cell>
          <table:table-cell table:style-name="ce100" office:value-type="float" office:value="2" calcext:value-type="float">
            <text:p>2</text:p>
          </table:table-cell>
          <table:table-cell table:style-name="ce102" office:value-type="string" calcext:value-type="string">
            <text:p>Verify that HTTP headers added by a trusted proxy or SSO devices, such as a bearer token, are authenticated by the application.</text:p>
          </table:table-cell>
          <table:table-cell table:style-name="ce24" office:value-type="float" office:value="306" calcext:value-type="float">
            <text:p>306</text:p>
          </table:table-cell>
          <table:table-cell table:style-name="ce32" table:content-validation-name="val14" office:value-type="string" calcext:value-type="string">
            <text:p>Unknown</text:p>
          </table:table-cell>
          <table:table-cell/>
          <table:table-cell table:style-name="ce21" table:formula="of:=IF([.D26]&lt;&gt;&quot;&quot;;HYPERLINK(CONCATENATE(&quot;https://cwe.mitre.org/data/definitions/&quot;;[.D26]; &quot;.html&quot;); concat(&quot;CWE-&quot;;[.D26]));&quot;&quot;)" office:value-type="string" office:string-value="" calcext:value-type="error">
            <text:p>#NAME?</text:p>
          </table:table-cell>
          <table:table-cell table:number-columns-repeated="1017"/>
        </table:table-row>
        <table:table-row table:style-name="ro1" table:number-rows-repeated="942">
          <table:table-cell table:style-name="ce24"/>
          <table:table-cell table:style-name="ce26"/>
          <table:table-cell table:style-name="ce30"/>
          <table:table-cell table:style-name="ce8"/>
          <table:table-cell table:style-name="ce33"/>
          <table:table-cell table:number-columns-repeated="1019"/>
        </table:table-row>
        <table:table-row table:style-name="ro1" table:number-rows-repeated="22">
          <table:table-cell table:style-name="ce24"/>
          <table:table-cell table:style-name="ce26"/>
          <table:table-cell table:style-name="ce30"/>
          <table:table-cell table:style-name="ce8"/>
          <table:table-cell table:style-name="ce34"/>
          <table:table-cell table:number-columns-repeated="1019"/>
        </table:table-row>
        <table:table-row table:style-name="ro1" table:number-rows-repeated="11">
          <table:table-cell table:style-name="ce24"/>
          <table:table-cell table:style-name="ce26"/>
          <table:table-cell table:style-name="ce30"/>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Configuration.C2:Configuration.C26">
            <calcext:condition calcext:apply-style-name="ConditionalStyle_4" calcext:value="formula-is([.E2]=&quot;Valid&quot;)" calcext:base-cell-address="Configuration.C2"/>
          </calcext:conditional-format>
          <calcext:conditional-format calcext:target-range-address="Configuration.C2:Configuration.C26">
            <calcext:condition calcext:apply-style-name="ConditionalStyle_5" calcext:value="formula-is([.E2]=&quot;Not Valid&quot;)" calcext:base-cell-address="Configuration.C2"/>
          </calcext:conditional-format>
          <calcext:conditional-format calcext:target-range-address="Configuration.C2:Configuration.C26">
            <calcext:condition calcext:apply-style-name="ConditionalStyle_6" calcext:value="formula-is([.E2]=&quot;Not Applicable&quot;)" calcext:base-cell-address="Configuration.C2"/>
          </calcext:conditional-format>
          <calcext:conditional-format calcext:target-range-address="Configuration.C23:Configuration.C23">
            <calcext:condition calcext:apply-style-name="ConditionalStyle_6" calcext:value="formula-is(#ref!=0)" calcext:base-cell-address="Configuration.C23"/>
          </calcext:conditional-format>
          <calcext:conditional-format calcext:target-range-address="Configuration.C2:Configuration.C26">
            <calcext:condition calcext:apply-style-name="ConditionalStyle_4" calcext:value="formula-is([.E2]=1)" calcext:base-cell-address="Configuration.C2"/>
          </calcext:conditional-format>
          <calcext:conditional-format calcext:target-range-address="Configuration.C2:Configuration.C26">
            <calcext:condition calcext:apply-style-name="ConditionalStyle_6" calcext:value="formula-is(#ref!=0)" calcext:base-cell-address="Configuration.C2"/>
          </calcext:conditional-format>
          <calcext:conditional-format calcext:target-range-address="Configuration.B2:Configuration.B26">
            <calcext:condition calcext:apply-style-name="ConditionalStyle_1" calcext:value="=3" calcext:base-cell-address="Configuration.B2"/>
          </calcext:conditional-format>
          <calcext:conditional-format calcext:target-range-address="Configuration.B2:Configuration.B26">
            <calcext:condition calcext:apply-style-name="ConditionalStyle_2" calcext:value="=2" calcext:base-cell-address="Configuration.B2"/>
          </calcext:conditional-format>
          <calcext:conditional-format calcext:target-range-address="Configuration.B2:Configuration.B26">
            <calcext:condition calcext:apply-style-name="ConditionalStyle_3" calcext:value="=1" calcext:base-cell-address="Configuration.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ccff"/>
      <style:text-properties fo:font-weight="bold" style:font-weight-asian="bold" style:font-weight-complex="bold"/>
    </style:style>
    <style:style style:name="ConditionalStyle_5f_2" style:display-name="ConditionalStyle_2" style:family="table-cell" style:parent-style-name="Default">
      <style:table-cell-properties fo:background-color="#00ff66"/>
      <style:text-properties fo:font-weight="bold" style:font-weight-asian="bold" style:font-weight-complex="bold"/>
    </style:style>
    <style:style style:name="ConditionalStyle_5f_3" style:display-name="ConditionalStyle_3" style:family="table-cell" style:parent-style-name="Default">
      <style:table-cell-properties fo:background-color="#ffd320"/>
      <style:text-properties fo:font-weight="bold" style:font-weight-asian="bold" style:font-weight-complex="bold"/>
    </style:style>
    <style:style style:name="ConditionalStyle_5f_4" style:display-name="ConditionalStyle_4" style:family="table-cell" style:parent-style-name="Default">
      <style:table-cell-properties fo:background-color="#b7e1cd"/>
    </style:style>
    <style:style style:name="ConditionalStyle_5f_5" style:display-name="ConditionalStyle_5" style:family="table-cell" style:parent-style-name="Default">
      <style:table-cell-properties fo:background-color="#ed9a9a"/>
      <style:text-properties fo:color="#000000"/>
    </style:style>
    <style:style style:name="ConditionalStyle_5f_6" style:display-name="ConditionalStyle_6" style:family="table-cell" style:parent-style-name="Default">
      <style:table-cell-properties fo:background-color="transparent"/>
      <style:text-properties style:text-line-through-style="solid" style:text-line-through-type="singl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20_Status" style:display-name="PageStyle_ASVS Status" style:page-layout-name="Mpm3">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Authentication" style:display-name="PageStyle_Authentication" style:page-layout-name="Mpm3">
      <style:header style:display="false"/>
      <style:header-left style:display="false"/>
      <style:footer style:display="false"/>
      <style:footer-left style:display="false"/>
    </style:master-page>
    <style:master-page style:name="PageStyle_5f_Session_20_Management" style:display-name="PageStyle_Session Management" style:page-layout-name="Mpm3">
      <style:header style:display="false"/>
      <style:header-left style:display="false"/>
      <style:footer style:display="false"/>
      <style:footer-left style:display="false"/>
    </style:master-page>
    <style:master-page style:name="PageStyle_5f_Access_20_Control" style:display-name="PageStyle_Access Control"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Cryptography" style:display-name="PageStyle_Cryptography" style:page-layout-name="Mpm3">
      <style:header style:display="false"/>
      <style:header-left style:display="false"/>
      <style:footer style:display="false"/>
      <style:footer-left style:display="false"/>
    </style:master-page>
    <style:master-page style:name="PageStyle_5f_Error_20_Handling" style:display-name="PageStyle_Error Handling" style:page-layout-name="Mpm3">
      <style:header style:display="false"/>
      <style:header-left style:display="false"/>
      <style:footer style:display="false"/>
      <style:footer-left style:display="false"/>
    </style:master-page>
    <style:master-page style:name="PageStyle_5f_Data_20_Protection" style:display-name="PageStyle_Data Protection" style:page-layout-name="Mpm3">
      <style:header style:display="false"/>
      <style:header-left style:display="false"/>
      <style:footer style:display="false"/>
      <style:footer-left style:display="false"/>
    </style:master-page>
    <style:master-page style:name="PageStyle_5f_Communications" style:display-name="PageStyle_Communications" style:page-layout-name="Mpm3">
      <style:header style:display="false"/>
      <style:header-left style:display="false"/>
      <style:footer style:display="false"/>
      <style:footer-left style:display="false"/>
    </style:master-page>
    <style:master-page style:name="PageStyle_5f_Malicious_20_Code" style:display-name="PageStyle_Malicious Code" style:page-layout-name="Mpm3">
      <style:header style:display="false"/>
      <style:header-left style:display="false"/>
      <style:footer style:display="false"/>
      <style:footer-left style:display="false"/>
    </style:master-page>
    <style:master-page style:name="PageStyle_5f_Business_20_Logic" style:display-name="PageStyle_Business Logic" style:page-layout-name="Mpm3">
      <style:header style:display="false"/>
      <style:header-left style:display="false"/>
      <style:footer style:display="false"/>
      <style:footer-left style:display="false"/>
    </style:master-page>
    <style:master-page style:name="PageStyle_5f_Files_20_and_20_Resources" style:display-name="PageStyle_Files and Resources" style:page-layout-name="Mpm3">
      <style:header style:display="false"/>
      <style:header-left style:display="false"/>
      <style:footer style:display="false"/>
      <style:footer-left style:display="false"/>
    </style:master-page>
    <style:master-page style:name="PageStyle_5f_API" style:display-name="PageStyle_API" style:page-layout-name="Mpm3">
      <style:header style:display="false"/>
      <style:header-left style:display="false"/>
      <style:footer style:display="false"/>
      <style:footer-left style:display="false"/>
    </style:master-page>
    <style:master-page style:name="PageStyle_5f_Configuration" style:display-name="PageStyle_Configur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1877"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tacked="true" chart:vertical="true"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gap-width="150" chart:overlap="100" chart:reverse-direction="false" text:line-break="false" loext:try-staggering-first="false" chart:link-data-style-to-source="false" chart:axis-position="end"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3366cc" fo:wrap-option="wrap"/>
      <style:text-properties style:text-position="0% 100%"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dc3912" fo:wrap-option="wrap"/>
      <style:text-properties style:text-position="0% 100%"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2.939cm" svg:height="10.451cm" xlink:href=".." xlink:type="simple" chart:class="chart:bar" chart:style-name="ch1">
        <chart:legend chart:legend-position="bottom" svg:x="9.852cm" svg:y="9.852cm" style:legend-expansion="wide" chart:style-name="ch2"/>
        <chart:plot-area chart:style-name="ch3" table:cell-range-address="'ASVS Status'.B21:'ASVS Status'.B34 'ASVS Status'.D20:'ASVS Status'.E34" chart:data-source-has-labels="both" svg:x="0.458cm" svg:y="0.209cm" svg:width="22.023cm" svg:height="9.25cm">
          <chartooo:coordinate-region svg:x="3.858cm" svg:y="0.209cm" svg:width="18.251cm" svg:height="8.603cm"/>
          <chart:axis chart:dimension="x" chart:name="primary-x" chart:style-name="ch4" chartooo:axis-type="text">
            <chart:categories table:cell-range-address="'ASVS Status'.B21:'ASVS Status'.B34"/>
          </chart:axis>
          <chart:axis chart:dimension="y" chart:name="primary-y" chart:style-name="ch5">
            <chart:grid chart:style-name="ch6" chart:class="major"/>
          </chart:axis>
          <chart:series chart:style-name="ch7" chart:values-cell-range-address="'ASVS Status'.D21:'ASVS Status'.D34" chart:label-cell-address="'ASVS Status'.D20:'ASVS Status'.D20" chart:class="chart:bar">
            <chart:data-point chart:repeated="14"/>
          </chart:series>
          <chart:series chart:style-name="ch8" chart:values-cell-range-address="'ASVS Status'.E21:'ASVS Status'.E34" chart:label-cell-address="'ASVS Status'.E20:'ASVS Status'.E20"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gress</text:p>
                <draw:g>
                  <svg:desc>'ASVS Status'.D20:'ASVS Status'.D20</svg:desc>
                </draw:g>
              </table:table-cell>
              <table:table-cell office:value-type="string">
                <text:p>Total</text:p>
                <draw:g>
                  <svg:desc>'ASVS Status'.E20:'ASVS Status'.E20</svg:desc>
                </draw:g>
              </table:table-cell>
            </table:table-row>
          </table:table-header-rows>
          <table:table-rows>
            <table:table-row>
              <table:table-cell office:value-type="string">
                <text:p>Architecture</text:p>
                <draw:g>
                  <svg:desc>'ASVS Status'.B21:'ASVS Status'.B34</svg:desc>
                </draw:g>
              </table:table-cell>
              <table:table-cell office:value-type="float" office:value="0">
                <text:p>0</text:p>
                <draw:g>
                  <svg:desc>'ASVS Status'.D21:'ASVS Status'.D34</svg:desc>
                </draw:g>
              </table:table-cell>
              <table:table-cell office:value-type="float" office:value="43">
                <text:p>43</text:p>
                <draw:g>
                  <svg:desc>'ASVS Status'.E21:'ASVS Status'.E34</svg:desc>
                </draw:g>
              </table:table-cell>
            </table:table-row>
            <table:table-row>
              <table:table-cell office:value-type="string">
                <text:p>Authentication</text:p>
              </table:table-cell>
              <table:table-cell office:value-type="float" office:value="0">
                <text:p>0</text:p>
              </table:table-cell>
              <table:table-cell office:value-type="float" office:value="58">
                <text:p>58</text:p>
              </table:table-cell>
            </table:table-row>
            <table:table-row>
              <table:table-cell office:value-type="string">
                <text:p>Session Management</text:p>
              </table:table-cell>
              <table:table-cell office:value-type="float" office:value="NaN">
                <text:p>NaN</text:p>
              </table:table-cell>
              <table:table-cell office:value-type="float" office:value="NaN">
                <text:p>NaN</text:p>
              </table:table-cell>
            </table:table-row>
            <table:table-row>
              <table:table-cell office:value-type="string">
                <text:p>Access Control</text:p>
              </table:table-cell>
              <table:table-cell office:value-type="float" office:value="NaN">
                <text:p>NaN</text:p>
              </table:table-cell>
              <table:table-cell office:value-type="float" office:value="NaN">
                <text:p>NaN</text:p>
              </table:table-cell>
            </table:table-row>
            <table:table-row>
              <table:table-cell office:value-type="string">
                <text:p>Validation</text:p>
              </table:table-cell>
              <table:table-cell office:value-type="float" office:value="0">
                <text:p>0</text:p>
              </table:table-cell>
              <table:table-cell office:value-type="float" office:value="31">
                <text:p>31</text:p>
              </table:table-cell>
            </table:table-row>
            <table:table-row>
              <table:table-cell office:value-type="string">
                <text:p>Cryptography</text:p>
              </table:table-cell>
              <table:table-cell office:value-type="float" office:value="0">
                <text:p>0</text:p>
              </table:table-cell>
              <table:table-cell office:value-type="float" office:value="17">
                <text:p>17</text:p>
              </table:table-cell>
            </table:table-row>
            <table:table-row>
              <table:table-cell office:value-type="string">
                <text:p>Error Handling</text:p>
              </table:table-cell>
              <table:table-cell office:value-type="float" office:value="NaN">
                <text:p>NaN</text:p>
              </table:table-cell>
              <table:table-cell office:value-type="float" office:value="NaN">
                <text:p>NaN</text:p>
              </table:table-cell>
            </table:table-row>
            <table:table-row>
              <table:table-cell office:value-type="string">
                <text:p>Data Protection</text:p>
              </table:table-cell>
              <table:table-cell office:value-type="float" office:value="NaN">
                <text:p>NaN</text:p>
              </table:table-cell>
              <table:table-cell office:value-type="float" office:value="NaN">
                <text:p>NaN</text:p>
              </table:table-cell>
            </table:table-row>
            <table:table-row>
              <table:table-cell office:value-type="string">
                <text:p>Communications</text:p>
              </table:table-cell>
              <table:table-cell office:value-type="float" office:value="0">
                <text:p>0</text:p>
              </table:table-cell>
              <table:table-cell office:value-type="float" office:value="9">
                <text:p>9</text:p>
              </table:table-cell>
            </table:table-row>
            <table:table-row>
              <table:table-cell office:value-type="string">
                <text:p>Malicious Code</text:p>
              </table:table-cell>
              <table:table-cell office:value-type="float" office:value="NaN">
                <text:p>NaN</text:p>
              </table:table-cell>
              <table:table-cell office:value-type="float" office:value="NaN">
                <text:p>NaN</text:p>
              </table:table-cell>
            </table:table-row>
            <table:table-row>
              <table:table-cell office:value-type="string">
                <text:p>Business Logic</text:p>
              </table:table-cell>
              <table:table-cell office:value-type="float" office:value="NaN">
                <text:p>NaN</text:p>
              </table:table-cell>
              <table:table-cell office:value-type="float" office:value="NaN">
                <text:p>NaN</text:p>
              </table:table-cell>
            </table:table-row>
            <table:table-row>
              <table:table-cell office:value-type="string">
                <text:p>Files and Resources</text:p>
              </table:table-cell>
              <table:table-cell office:value-type="float" office:value="NaN">
                <text:p>NaN</text:p>
              </table:table-cell>
              <table:table-cell office:value-type="float" office:value="NaN">
                <text:p>NaN</text:p>
              </table:table-cell>
            </table:table-row>
            <table:table-row>
              <table:table-cell office:value-type="string">
                <text:p>API</text:p>
              </table:table-cell>
              <table:table-cell office:value-type="float" office:value="0">
                <text:p>0</text:p>
              </table:table-cell>
              <table:table-cell office:value-type="float" office:value="16">
                <text:p>16</text:p>
              </table:table-cell>
            </table:table-row>
            <table:table-row>
              <table:table-cell office:value-type="string">
                <text:p>Configuration</text:p>
              </table:table-cell>
              <table:table-cell office:value-type="float" office:value="0">
                <text:p>0</text:p>
              </table:table-cell>
              <table:table-cell office:value-type="float" office:value="26">
                <text:p>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